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965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4535in"/>
    </style:style>
    <style:style style:name="co12" style:family="table-column">
      <style:table-column-properties fo:break-before="auto" style:column-width="2.1799in"/>
    </style:style>
    <style:style style:name="co13" style:family="table-column">
      <style:table-column-properties fo:break-before="auto" style:column-width="2.7453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1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ic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Los Angeles</text:p>
          </table:table-cell>
          <table:table-cell office:value-type="string">
            <text:p>San Diego</text:p>
          </table:table-cell>
          <table:table-cell office:value-type="string">
            <text:p>Seattle</text:p>
          </table:table-cell>
          <table:table-cell office:value-type="string">
            <text:p>Portland</text:p>
          </table:table-cell>
          <table:table-cell office:value-type="string">
            <text:p>Dallas</text:p>
          </table:table-cell>
          <table:table-cell office:value-type="string">
            <text:p>San Francisco</text:p>
          </table:table-cell>
        </table:table-row>
        <table:table-row table:style-name="ro1">
          <table:table-cell office:value-type="string">
            <text:p>1997-07-31</text:p>
          </table:table-cell>
          <table:table-cell office:value-type="float" office:value="170500">
            <text:p>170500</text:p>
          </table:table-cell>
          <table:table-cell office:value-type="float" office:value="154300">
            <text:p>154300</text:p>
          </table:table-cell>
          <table:table-cell office:value-type="float" office:value="154900">
            <text:p>154900</text:p>
          </table:table-cell>
          <table:table-cell office:value-type="float" office:value="143600">
            <text:p>143600</text:p>
          </table:table-cell>
          <table:table-cell office:value-type="float" office:value="82300">
            <text:p>82300</text:p>
          </table:table-cell>
          <table:table-cell office:value-type="float" office:value="234600">
            <text:p>234600</text:p>
          </table:table-cell>
        </table:table-row>
        <table:table-row table:style-name="ro1">
          <table:table-cell office:value-type="string">
            <text:p>1997-08-31</text:p>
          </table:table-cell>
          <table:table-cell office:value-type="float" office:value="171300">
            <text:p>171300</text:p>
          </table:table-cell>
          <table:table-cell office:value-type="float" office:value="155400">
            <text:p>155400</text:p>
          </table:table-cell>
          <table:table-cell office:value-type="float" office:value="156600">
            <text:p>156600</text:p>
          </table:table-cell>
          <table:table-cell office:value-type="float" office:value="144000">
            <text:p>144000</text:p>
          </table:table-cell>
          <table:table-cell office:value-type="float" office:value="82200">
            <text:p>82200</text:p>
          </table:table-cell>
          <table:table-cell office:value-type="float" office:value="236700">
            <text:p>236700</text:p>
          </table:table-cell>
        </table:table-row>
        <table:table-row table:style-name="ro1">
          <table:table-cell office:value-type="string">
            <text:p>1997-09-30</text:p>
          </table:table-cell>
          <table:table-cell office:value-type="float" office:value="172700">
            <text:p>172700</text:p>
          </table:table-cell>
          <table:table-cell office:value-type="float" office:value="156600">
            <text:p>156600</text:p>
          </table:table-cell>
          <table:table-cell office:value-type="float" office:value="158200">
            <text:p>158200</text:p>
          </table:table-cell>
          <table:table-cell office:value-type="float" office:value="145500">
            <text:p>145500</text:p>
          </table:table-cell>
          <table:table-cell office:value-type="float" office:value="82400">
            <text:p>82400</text:p>
          </table:table-cell>
          <table:table-cell office:value-type="float" office:value="238900">
            <text:p>238900</text:p>
          </table:table-cell>
        </table:table-row>
        <table:table-row table:style-name="ro1">
          <table:table-cell office:value-type="string">
            <text:p>1997-10-31</text:p>
          </table:table-cell>
          <table:table-cell office:value-type="float" office:value="174000">
            <text:p>174000</text:p>
          </table:table-cell>
          <table:table-cell office:value-type="float" office:value="158200">
            <text:p>158200</text:p>
          </table:table-cell>
          <table:table-cell office:value-type="float" office:value="159700">
            <text:p>159700</text:p>
          </table:table-cell>
          <table:table-cell office:value-type="float" office:value="146800">
            <text:p>146800</text:p>
          </table:table-cell>
          <table:table-cell office:value-type="float" office:value="82700">
            <text:p>82700</text:p>
          </table:table-cell>
          <table:table-cell office:value-type="float" office:value="241000">
            <text:p>241000</text:p>
          </table:table-cell>
        </table:table-row>
        <table:table-row table:style-name="ro1">
          <table:table-cell office:value-type="string">
            <text:p>1997-11-30</text:p>
          </table:table-cell>
          <table:table-cell office:value-type="float" office:value="175700">
            <text:p>175700</text:p>
          </table:table-cell>
          <table:table-cell office:value-type="float" office:value="159800">
            <text:p>159800</text:p>
          </table:table-cell>
          <table:table-cell office:value-type="float" office:value="161200">
            <text:p>161200</text:p>
          </table:table-cell>
          <table:table-cell office:value-type="float" office:value="147100">
            <text:p>147100</text:p>
          </table:table-cell>
          <table:table-cell office:value-type="float" office:value="83100">
            <text:p>83100</text:p>
          </table:table-cell>
          <table:table-cell office:value-type="float" office:value="243400">
            <text:p>243400</text:p>
          </table:table-cell>
        </table:table-row>
        <table:table-row table:style-name="ro1">
          <table:table-cell office:value-type="string">
            <text:p>1997-12-31</text:p>
          </table:table-cell>
          <table:table-cell office:value-type="float" office:value="177900">
            <text:p>177900</text:p>
          </table:table-cell>
          <table:table-cell office:value-type="float" office:value="161800">
            <text:p>161800</text:p>
          </table:table-cell>
          <table:table-cell office:value-type="float" office:value="162700">
            <text:p>162700</text:p>
          </table:table-cell>
          <table:table-cell office:value-type="float" office:value="146800">
            <text:p>146800</text:p>
          </table:table-cell>
          <table:table-cell office:value-type="float" office:value="83700">
            <text:p>83700</text:p>
          </table:table-cell>
          <table:table-cell office:value-type="float" office:value="246100">
            <text:p>246100</text:p>
          </table:table-cell>
        </table:table-row>
        <table:table-row table:style-name="ro1">
          <table:table-cell office:value-type="string">
            <text:p>1998-01-31</text:p>
          </table:table-cell>
          <table:table-cell office:value-type="float" office:value="179500">
            <text:p>179500</text:p>
          </table:table-cell>
          <table:table-cell office:value-type="float" office:value="163800">
            <text:p>163800</text:p>
          </table:table-cell>
          <table:table-cell office:value-type="float" office:value="164200">
            <text:p>164200</text:p>
          </table:table-cell>
          <table:table-cell office:value-type="float" office:value="147300">
            <text:p>147300</text:p>
          </table:table-cell>
          <table:table-cell office:value-type="float" office:value="83600">
            <text:p>83600</text:p>
          </table:table-cell>
          <table:table-cell office:value-type="float" office:value="247600">
            <text:p>247600</text:p>
          </table:table-cell>
        </table:table-row>
        <table:table-row table:style-name="ro1">
          <table:table-cell office:value-type="string">
            <text:p>1998-02-28</text:p>
          </table:table-cell>
          <table:table-cell office:value-type="float" office:value="180400">
            <text:p>180400</text:p>
          </table:table-cell>
          <table:table-cell office:value-type="float" office:value="165400">
            <text:p>165400</text:p>
          </table:table-cell>
          <table:table-cell office:value-type="float" office:value="165800">
            <text:p>165800</text:p>
          </table:table-cell>
          <table:table-cell office:value-type="float" office:value="148600">
            <text:p>148600</text:p>
          </table:table-cell>
          <table:table-cell office:value-type="float" office:value="83700">
            <text:p>83700</text:p>
          </table:table-cell>
          <table:table-cell office:value-type="float" office:value="247500">
            <text:p>247500</text:p>
          </table:table-cell>
        </table:table-row>
        <table:table-row table:style-name="ro1">
          <table:table-cell office:value-type="string">
            <text:p>1998-03-31</text:p>
          </table:table-cell>
          <table:table-cell office:value-type="float" office:value="181900">
            <text:p>181900</text:p>
          </table:table-cell>
          <table:table-cell office:value-type="float" office:value="167300">
            <text:p>167300</text:p>
          </table:table-cell>
          <table:table-cell office:value-type="float" office:value="168100">
            <text:p>168100</text:p>
          </table:table-cell>
          <table:table-cell office:value-type="float" office:value="149600">
            <text:p>149600</text:p>
          </table:table-cell>
          <table:table-cell office:value-type="float" office:value="83600">
            <text:p>83600</text:p>
          </table:table-cell>
          <table:table-cell office:value-type="float" office:value="249200">
            <text:p>249200</text:p>
          </table:table-cell>
        </table:table-row>
        <table:table-row table:style-name="ro1">
          <table:table-cell office:value-type="string">
            <text:p>1998-04-30</text:p>
          </table:table-cell>
          <table:table-cell office:value-type="float" office:value="183800">
            <text:p>183800</text:p>
          </table:table-cell>
          <table:table-cell office:value-type="float" office:value="169100">
            <text:p>169100</text:p>
          </table:table-cell>
          <table:table-cell office:value-type="float" office:value="170500">
            <text:p>170500</text:p>
          </table:table-cell>
          <table:table-cell office:value-type="float" office:value="150100">
            <text:p>150100</text:p>
          </table:table-cell>
          <table:table-cell office:value-type="float" office:value="84600">
            <text:p>84600</text:p>
          </table:table-cell>
          <table:table-cell office:value-type="float" office:value="254100">
            <text:p>254100</text:p>
          </table:table-cell>
        </table:table-row>
        <table:table-row table:style-name="ro1">
          <table:table-cell office:value-type="string">
            <text:p>1998-05-31</text:p>
          </table:table-cell>
          <table:table-cell office:value-type="float" office:value="185200">
            <text:p>185200</text:p>
          </table:table-cell>
          <table:table-cell office:value-type="float" office:value="171300">
            <text:p>171300</text:p>
          </table:table-cell>
          <table:table-cell office:value-type="float" office:value="171000">
            <text:p>171000</text:p>
          </table:table-cell>
          <table:table-cell office:value-type="float" office:value="150200">
            <text:p>150200</text:p>
          </table:table-cell>
          <table:table-cell office:value-type="float" office:value="85000">
            <text:p>85000</text:p>
          </table:table-cell>
          <table:table-cell office:value-type="float" office:value="259400">
            <text:p>259400</text:p>
          </table:table-cell>
        </table:table-row>
        <table:table-row table:style-name="ro1">
          <table:table-cell office:value-type="string">
            <text:p>1998-06-30</text:p>
          </table:table-cell>
          <table:table-cell office:value-type="float" office:value="187400">
            <text:p>187400</text:p>
          </table:table-cell>
          <table:table-cell office:value-type="float" office:value="174000">
            <text:p>174000</text:p>
          </table:table-cell>
          <table:table-cell office:value-type="float" office:value="170800">
            <text:p>170800</text:p>
          </table:table-cell>
          <table:table-cell office:value-type="float" office:value="150000">
            <text:p>150000</text:p>
          </table:table-cell>
          <table:table-cell office:value-type="float" office:value="85700">
            <text:p>85700</text:p>
          </table:table-cell>
          <table:table-cell office:value-type="float" office:value="264800">
            <text:p>264800</text:p>
          </table:table-cell>
        </table:table-row>
        <table:table-row table:style-name="ro1">
          <table:table-cell office:value-type="string">
            <text:p>1998-07-31</text:p>
          </table:table-cell>
          <table:table-cell office:value-type="float" office:value="189700">
            <text:p>189700</text:p>
          </table:table-cell>
          <table:table-cell office:value-type="float" office:value="176300">
            <text:p>176300</text:p>
          </table:table-cell>
          <table:table-cell office:value-type="float" office:value="172100">
            <text:p>172100</text:p>
          </table:table-cell>
          <table:table-cell office:value-type="float" office:value="150000">
            <text:p>150000</text:p>
          </table:table-cell>
          <table:table-cell office:value-type="float" office:value="86100">
            <text:p>86100</text:p>
          </table:table-cell>
          <table:table-cell office:value-type="float" office:value="268500">
            <text:p>268500</text:p>
          </table:table-cell>
        </table:table-row>
        <table:table-row table:style-name="ro1">
          <table:table-cell office:value-type="string">
            <text:p>1998-08-31</text:p>
          </table:table-cell>
          <table:table-cell office:value-type="float" office:value="191400">
            <text:p>191400</text:p>
          </table:table-cell>
          <table:table-cell office:value-type="float" office:value="177600">
            <text:p>177600</text:p>
          </table:table-cell>
          <table:table-cell office:value-type="float" office:value="174300">
            <text:p>174300</text:p>
          </table:table-cell>
          <table:table-cell office:value-type="float" office:value="150300">
            <text:p>150300</text:p>
          </table:table-cell>
          <table:table-cell office:value-type="float" office:value="86900">
            <text:p>86900</text:p>
          </table:table-cell>
          <table:table-cell office:value-type="float" office:value="270700">
            <text:p>270700</text:p>
          </table:table-cell>
        </table:table-row>
        <table:table-row table:style-name="ro1">
          <table:table-cell office:value-type="string">
            <text:p>1998-09-30</text:p>
          </table:table-cell>
          <table:table-cell office:value-type="float" office:value="192700">
            <text:p>192700</text:p>
          </table:table-cell>
          <table:table-cell office:value-type="float" office:value="179100">
            <text:p>179100</text:p>
          </table:table-cell>
          <table:table-cell office:value-type="float" office:value="175600">
            <text:p>175600</text:p>
          </table:table-cell>
          <table:table-cell office:value-type="float" office:value="150600">
            <text:p>150600</text:p>
          </table:table-cell>
          <table:table-cell office:value-type="float" office:value="87600">
            <text:p>87600</text:p>
          </table:table-cell>
          <table:table-cell office:value-type="float" office:value="273000">
            <text:p>273000</text:p>
          </table:table-cell>
        </table:table-row>
        <table:table-row table:style-name="ro1">
          <table:table-cell office:value-type="string">
            <text:p>1998-10-31</text:p>
          </table:table-cell>
          <table:table-cell office:value-type="float" office:value="194600">
            <text:p>194600</text:p>
          </table:table-cell>
          <table:table-cell office:value-type="float" office:value="180700">
            <text:p>180700</text:p>
          </table:table-cell>
          <table:table-cell office:value-type="float" office:value="176600">
            <text:p>176600</text:p>
          </table:table-cell>
          <table:table-cell office:value-type="float" office:value="151300">
            <text:p>151300</text:p>
          </table:table-cell>
          <table:table-cell office:value-type="float" office:value="88600">
            <text:p>88600</text:p>
          </table:table-cell>
          <table:table-cell office:value-type="float" office:value="274500">
            <text:p>274500</text:p>
          </table:table-cell>
        </table:table-row>
        <table:table-row table:style-name="ro1">
          <table:table-cell office:value-type="string">
            <text:p>1998-11-30</text:p>
          </table:table-cell>
          <table:table-cell office:value-type="float" office:value="196500">
            <text:p>196500</text:p>
          </table:table-cell>
          <table:table-cell office:value-type="float" office:value="182100">
            <text:p>182100</text:p>
          </table:table-cell>
          <table:table-cell office:value-type="float" office:value="178100">
            <text:p>178100</text:p>
          </table:table-cell>
          <table:table-cell office:value-type="float" office:value="152900">
            <text:p>152900</text:p>
          </table:table-cell>
          <table:table-cell office:value-type="float" office:value="89500">
            <text:p>89500</text:p>
          </table:table-cell>
          <table:table-cell office:value-type="float" office:value="275000">
            <text:p>275000</text:p>
          </table:table-cell>
        </table:table-row>
        <table:table-row table:style-name="ro1">
          <table:table-cell office:value-type="string">
            <text:p>1998-12-31</text:p>
          </table:table-cell>
          <table:table-cell office:value-type="float" office:value="198400">
            <text:p>198400</text:p>
          </table:table-cell>
          <table:table-cell office:value-type="float" office:value="183200">
            <text:p>183200</text:p>
          </table:table-cell>
          <table:table-cell office:value-type="float" office:value="180000">
            <text:p>180000</text:p>
          </table:table-cell>
          <table:table-cell office:value-type="float" office:value="153700">
            <text:p>153700</text:p>
          </table:table-cell>
          <table:table-cell office:value-type="float" office:value="89900">
            <text:p>89900</text:p>
          </table:table-cell>
          <table:table-cell office:value-type="float" office:value="275800">
            <text:p>275800</text:p>
          </table:table-cell>
        </table:table-row>
        <table:table-row table:style-name="ro1">
          <table:table-cell office:value-type="string">
            <text:p>1999-01-31</text:p>
          </table:table-cell>
          <table:table-cell office:value-type="float" office:value="199800">
            <text:p>199800</text:p>
          </table:table-cell>
          <table:table-cell office:value-type="float" office:value="184200">
            <text:p>184200</text:p>
          </table:table-cell>
          <table:table-cell office:value-type="float" office:value="181300">
            <text:p>181300</text:p>
          </table:table-cell>
          <table:table-cell office:value-type="float" office:value="153700">
            <text:p>153700</text:p>
          </table:table-cell>
          <table:table-cell office:value-type="float" office:value="91300">
            <text:p>91300</text:p>
          </table:table-cell>
          <table:table-cell office:value-type="float" office:value="276300">
            <text:p>276300</text:p>
          </table:table-cell>
        </table:table-row>
        <table:table-row table:style-name="ro1">
          <table:table-cell office:value-type="string">
            <text:p>1999-02-28</text:p>
          </table:table-cell>
          <table:table-cell office:value-type="float" office:value="201400">
            <text:p>201400</text:p>
          </table:table-cell>
          <table:table-cell office:value-type="float" office:value="185700">
            <text:p>185700</text:p>
          </table:table-cell>
          <table:table-cell office:value-type="float" office:value="182400">
            <text:p>182400</text:p>
          </table:table-cell>
          <table:table-cell office:value-type="float" office:value="155000">
            <text:p>155000</text:p>
          </table:table-cell>
          <table:table-cell office:value-type="float" office:value="92400">
            <text:p>92400</text:p>
          </table:table-cell>
          <table:table-cell office:value-type="float" office:value="277000">
            <text:p>277000</text:p>
          </table:table-cell>
        </table:table-row>
        <table:table-row table:style-name="ro1">
          <table:table-cell office:value-type="string">
            <text:p>1999-03-31</text:p>
          </table:table-cell>
          <table:table-cell office:value-type="float" office:value="203200">
            <text:p>203200</text:p>
          </table:table-cell>
          <table:table-cell office:value-type="float" office:value="187500">
            <text:p>187500</text:p>
          </table:table-cell>
          <table:table-cell office:value-type="float" office:value="184200">
            <text:p>184200</text:p>
          </table:table-cell>
          <table:table-cell office:value-type="float" office:value="156900">
            <text:p>156900</text:p>
          </table:table-cell>
          <table:table-cell office:value-type="float" office:value="93700">
            <text:p>93700</text:p>
          </table:table-cell>
          <table:table-cell office:value-type="float" office:value="280400">
            <text:p>280400</text:p>
          </table:table-cell>
        </table:table-row>
        <table:table-row table:style-name="ro1">
          <table:table-cell office:value-type="string">
            <text:p>1999-04-30</text:p>
          </table:table-cell>
          <table:table-cell office:value-type="float" office:value="204900">
            <text:p>204900</text:p>
          </table:table-cell>
          <table:table-cell office:value-type="float" office:value="189800">
            <text:p>189800</text:p>
          </table:table-cell>
          <table:table-cell office:value-type="float" office:value="186600">
            <text:p>186600</text:p>
          </table:table-cell>
          <table:table-cell office:value-type="float" office:value="157000">
            <text:p>157000</text:p>
          </table:table-cell>
          <table:table-cell office:value-type="float" office:value="94200">
            <text:p>94200</text:p>
          </table:table-cell>
          <table:table-cell office:value-type="float" office:value="285600">
            <text:p>285600</text:p>
          </table:table-cell>
        </table:table-row>
        <table:table-row table:style-name="ro1">
          <table:table-cell office:value-type="string">
            <text:p>1999-05-31</text:p>
          </table:table-cell>
          <table:table-cell office:value-type="float" office:value="206400">
            <text:p>206400</text:p>
          </table:table-cell>
          <table:table-cell office:value-type="float" office:value="191600">
            <text:p>191600</text:p>
          </table:table-cell>
          <table:table-cell office:value-type="float" office:value="187800">
            <text:p>187800</text:p>
          </table:table-cell>
          <table:table-cell office:value-type="float" office:value="156100">
            <text:p>156100</text:p>
          </table:table-cell>
          <table:table-cell office:value-type="float" office:value="95000">
            <text:p>95000</text:p>
          </table:table-cell>
          <table:table-cell office:value-type="float" office:value="292300">
            <text:p>292300</text:p>
          </table:table-cell>
        </table:table-row>
        <table:table-row table:style-name="ro1">
          <table:table-cell office:value-type="string">
            <text:p>1999-06-30</text:p>
          </table:table-cell>
          <table:table-cell office:value-type="float" office:value="208000">
            <text:p>208000</text:p>
          </table:table-cell>
          <table:table-cell office:value-type="float" office:value="193400">
            <text:p>193400</text:p>
          </table:table-cell>
          <table:table-cell office:value-type="float" office:value="188100">
            <text:p>188100</text:p>
          </table:table-cell>
          <table:table-cell office:value-type="float" office:value="155700">
            <text:p>155700</text:p>
          </table:table-cell>
          <table:table-cell office:value-type="float" office:value="96000">
            <text:p>96000</text:p>
          </table:table-cell>
          <table:table-cell office:value-type="float" office:value="300500">
            <text:p>300500</text:p>
          </table:table-cell>
        </table:table-row>
        <table:table-row table:style-name="ro1">
          <table:table-cell office:value-type="string">
            <text:p>1999-07-31</text:p>
          </table:table-cell>
          <table:table-cell office:value-type="float" office:value="209800">
            <text:p>209800</text:p>
          </table:table-cell>
          <table:table-cell office:value-type="float" office:value="195600">
            <text:p>195600</text:p>
          </table:table-cell>
          <table:table-cell office:value-type="float" office:value="189000">
            <text:p>189000</text:p>
          </table:table-cell>
          <table:table-cell office:value-type="float" office:value="155100">
            <text:p>155100</text:p>
          </table:table-cell>
          <table:table-cell office:value-type="float" office:value="96700">
            <text:p>96700</text:p>
          </table:table-cell>
          <table:table-cell office:value-type="float" office:value="307600">
            <text:p>307600</text:p>
          </table:table-cell>
        </table:table-row>
        <table:table-row table:style-name="ro1">
          <table:table-cell office:value-type="string">
            <text:p>1999-08-31</text:p>
          </table:table-cell>
          <table:table-cell office:value-type="float" office:value="211300">
            <text:p>211300</text:p>
          </table:table-cell>
          <table:table-cell office:value-type="float" office:value="198100">
            <text:p>198100</text:p>
          </table:table-cell>
          <table:table-cell office:value-type="float" office:value="190600">
            <text:p>190600</text:p>
          </table:table-cell>
          <table:table-cell office:value-type="float" office:value="153700">
            <text:p>153700</text:p>
          </table:table-cell>
          <table:table-cell office:value-type="float" office:value="97600">
            <text:p>97600</text:p>
          </table:table-cell>
          <table:table-cell office:value-type="float" office:value="312800">
            <text:p>312800</text:p>
          </table:table-cell>
        </table:table-row>
        <table:table-row table:style-name="ro1">
          <table:table-cell office:value-type="string">
            <text:p>1999-09-30</text:p>
          </table:table-cell>
          <table:table-cell office:value-type="float" office:value="212700">
            <text:p>212700</text:p>
          </table:table-cell>
          <table:table-cell office:value-type="float" office:value="199900">
            <text:p>199900</text:p>
          </table:table-cell>
          <table:table-cell office:value-type="float" office:value="192100">
            <text:p>192100</text:p>
          </table:table-cell>
          <table:table-cell office:value-type="float" office:value="153100">
            <text:p>153100</text:p>
          </table:table-cell>
          <table:table-cell office:value-type="float" office:value="97800">
            <text:p>97800</text:p>
          </table:table-cell>
          <table:table-cell office:value-type="float" office:value="317700">
            <text:p>317700</text:p>
          </table:table-cell>
        </table:table-row>
        <table:table-row table:style-name="ro1">
          <table:table-cell office:value-type="string">
            <text:p>1999-10-31</text:p>
          </table:table-cell>
          <table:table-cell office:value-type="float" office:value="214400">
            <text:p>214400</text:p>
          </table:table-cell>
          <table:table-cell office:value-type="float" office:value="202100">
            <text:p>202100</text:p>
          </table:table-cell>
          <table:table-cell office:value-type="float" office:value="193600">
            <text:p>193600</text:p>
          </table:table-cell>
          <table:table-cell office:value-type="float" office:value="153700">
            <text:p>153700</text:p>
          </table:table-cell>
          <table:table-cell office:value-type="float" office:value="98100">
            <text:p>98100</text:p>
          </table:table-cell>
          <table:table-cell office:value-type="float" office:value="321800">
            <text:p>321800</text:p>
          </table:table-cell>
        </table:table-row>
        <table:table-row table:style-name="ro1">
          <table:table-cell office:value-type="string">
            <text:p>1999-11-30</text:p>
          </table:table-cell>
          <table:table-cell office:value-type="float" office:value="216300">
            <text:p>216300</text:p>
          </table:table-cell>
          <table:table-cell office:value-type="float" office:value="204300">
            <text:p>204300</text:p>
          </table:table-cell>
          <table:table-cell office:value-type="float" office:value="194900">
            <text:p>194900</text:p>
          </table:table-cell>
          <table:table-cell office:value-type="float" office:value="154400">
            <text:p>154400</text:p>
          </table:table-cell>
          <table:table-cell office:value-type="float" office:value="98500">
            <text:p>98500</text:p>
          </table:table-cell>
          <table:table-cell office:value-type="float" office:value="326100">
            <text:p>326100</text:p>
          </table:table-cell>
        </table:table-row>
        <table:table-row table:style-name="ro1">
          <table:table-cell office:value-type="string">
            <text:p>1999-12-31</text:p>
          </table:table-cell>
          <table:table-cell office:value-type="float" office:value="218000">
            <text:p>218000</text:p>
          </table:table-cell>
          <table:table-cell office:value-type="float" office:value="207200">
            <text:p>207200</text:p>
          </table:table-cell>
          <table:table-cell office:value-type="float" office:value="195600">
            <text:p>195600</text:p>
          </table:table-cell>
          <table:table-cell office:value-type="float" office:value="154500">
            <text:p>154500</text:p>
          </table:table-cell>
          <table:table-cell office:value-type="float" office:value="98900">
            <text:p>98900</text:p>
          </table:table-cell>
          <table:table-cell office:value-type="float" office:value="332100">
            <text:p>332100</text:p>
          </table:table-cell>
        </table:table-row>
        <table:table-row table:style-name="ro1">
          <table:table-cell office:value-type="string">
            <text:p>2000-01-31</text:p>
          </table:table-cell>
          <table:table-cell office:value-type="float" office:value="220000">
            <text:p>220000</text:p>
          </table:table-cell>
          <table:table-cell office:value-type="float" office:value="210700">
            <text:p>210700</text:p>
          </table:table-cell>
          <table:table-cell office:value-type="float" office:value="196600">
            <text:p>196600</text:p>
          </table:table-cell>
          <table:table-cell office:value-type="float" office:value="155700">
            <text:p>155700</text:p>
          </table:table-cell>
          <table:table-cell office:value-type="float" office:value="98300">
            <text:p>98300</text:p>
          </table:table-cell>
          <table:table-cell office:value-type="float" office:value="338300">
            <text:p>338300</text:p>
          </table:table-cell>
        </table:table-row>
        <table:table-row table:style-name="ro1">
          <table:table-cell office:value-type="string">
            <text:p>2000-02-29</text:p>
          </table:table-cell>
          <table:table-cell office:value-type="float" office:value="222800">
            <text:p>222800</text:p>
          </table:table-cell>
          <table:table-cell office:value-type="float" office:value="214400">
            <text:p>214400</text:p>
          </table:table-cell>
          <table:table-cell office:value-type="float" office:value="198700">
            <text:p>198700</text:p>
          </table:table-cell>
          <table:table-cell office:value-type="float" office:value="157300">
            <text:p>157300</text:p>
          </table:table-cell>
          <table:table-cell office:value-type="float" office:value="97700">
            <text:p>97700</text:p>
          </table:table-cell>
          <table:table-cell office:value-type="float" office:value="345100">
            <text:p>345100</text:p>
          </table:table-cell>
        </table:table-row>
        <table:table-row table:style-name="ro1">
          <table:table-cell office:value-type="string">
            <text:p>2000-03-31</text:p>
          </table:table-cell>
          <table:table-cell office:value-type="float" office:value="225100">
            <text:p>225100</text:p>
          </table:table-cell>
          <table:table-cell office:value-type="float" office:value="217700">
            <text:p>217700</text:p>
          </table:table-cell>
          <table:table-cell office:value-type="float" office:value="201000">
            <text:p>201000</text:p>
          </table:table-cell>
          <table:table-cell office:value-type="float" office:value="158800">
            <text:p>158800</text:p>
          </table:table-cell>
          <table:table-cell office:value-type="float" office:value="97200">
            <text:p>97200</text:p>
          </table:table-cell>
          <table:table-cell office:value-type="float" office:value="356500">
            <text:p>356500</text:p>
          </table:table-cell>
        </table:table-row>
        <table:table-row table:style-name="ro1">
          <table:table-cell office:value-type="string">
            <text:p>2000-04-30</text:p>
          </table:table-cell>
          <table:table-cell office:value-type="float" office:value="226800">
            <text:p>226800</text:p>
          </table:table-cell>
          <table:table-cell office:value-type="float" office:value="221400">
            <text:p>221400</text:p>
          </table:table-cell>
          <table:table-cell office:value-type="float" office:value="202500">
            <text:p>202500</text:p>
          </table:table-cell>
          <table:table-cell office:value-type="float" office:value="159200">
            <text:p>159200</text:p>
          </table:table-cell>
          <table:table-cell office:value-type="float" office:value="98300">
            <text:p>98300</text:p>
          </table:table-cell>
          <table:table-cell office:value-type="float" office:value="369500">
            <text:p>369500</text:p>
          </table:table-cell>
        </table:table-row>
        <table:table-row table:style-name="ro1">
          <table:table-cell office:value-type="string">
            <text:p>2000-05-31</text:p>
          </table:table-cell>
          <table:table-cell office:value-type="float" office:value="228200">
            <text:p>228200</text:p>
          </table:table-cell>
          <table:table-cell office:value-type="float" office:value="224800">
            <text:p>224800</text:p>
          </table:table-cell>
          <table:table-cell office:value-type="float" office:value="203000">
            <text:p>203000</text:p>
          </table:table-cell>
          <table:table-cell office:value-type="float" office:value="159000">
            <text:p>159000</text:p>
          </table:table-cell>
          <table:table-cell office:value-type="float" office:value="99000">
            <text:p>99000</text:p>
          </table:table-cell>
          <table:table-cell office:value-type="float" office:value="379300">
            <text:p>379300</text:p>
          </table:table-cell>
        </table:table-row>
        <table:table-row table:style-name="ro1">
          <table:table-cell office:value-type="string">
            <text:p>2000-06-30</text:p>
          </table:table-cell>
          <table:table-cell office:value-type="float" office:value="230100">
            <text:p>230100</text:p>
          </table:table-cell>
          <table:table-cell office:value-type="float" office:value="228400">
            <text:p>228400</text:p>
          </table:table-cell>
          <table:table-cell office:value-type="float" office:value="202700">
            <text:p>202700</text:p>
          </table:table-cell>
          <table:table-cell office:value-type="float" office:value="158800">
            <text:p>158800</text:p>
          </table:table-cell>
          <table:table-cell office:value-type="float" office:value="99700">
            <text:p>99700</text:p>
          </table:table-cell>
          <table:table-cell office:value-type="float" office:value="385500">
            <text:p>385500</text:p>
          </table:table-cell>
        </table:table-row>
        <table:table-row table:style-name="ro1">
          <table:table-cell office:value-type="string">
            <text:p>2000-07-31</text:p>
          </table:table-cell>
          <table:table-cell office:value-type="float" office:value="232100">
            <text:p>232100</text:p>
          </table:table-cell>
          <table:table-cell office:value-type="float" office:value="232000">
            <text:p>232000</text:p>
          </table:table-cell>
          <table:table-cell office:value-type="float" office:value="202800">
            <text:p>202800</text:p>
          </table:table-cell>
          <table:table-cell office:value-type="float" office:value="158700">
            <text:p>158700</text:p>
          </table:table-cell>
          <table:table-cell office:value-type="float" office:value="100400">
            <text:p>100400</text:p>
          </table:table-cell>
          <table:table-cell office:value-type="float" office:value="390100">
            <text:p>390100</text:p>
          </table:table-cell>
        </table:table-row>
        <table:table-row table:style-name="ro1">
          <table:table-cell office:value-type="string">
            <text:p>2000-08-31</text:p>
          </table:table-cell>
          <table:table-cell office:value-type="float" office:value="234300">
            <text:p>234300</text:p>
          </table:table-cell>
          <table:table-cell office:value-type="float" office:value="235300">
            <text:p>235300</text:p>
          </table:table-cell>
          <table:table-cell office:value-type="float" office:value="204200">
            <text:p>204200</text:p>
          </table:table-cell>
          <table:table-cell office:value-type="float" office:value="157900">
            <text:p>157900</text:p>
          </table:table-cell>
          <table:table-cell office:value-type="float" office:value="101300">
            <text:p>101300</text:p>
          </table:table-cell>
          <table:table-cell office:value-type="float" office:value="396000">
            <text:p>396000</text:p>
          </table:table-cell>
        </table:table-row>
        <table:table-row table:style-name="ro1">
          <table:table-cell office:value-type="string">
            <text:p>2000-09-30</text:p>
          </table:table-cell>
          <table:table-cell office:value-type="float" office:value="236700">
            <text:p>236700</text:p>
          </table:table-cell>
          <table:table-cell office:value-type="float" office:value="238300">
            <text:p>238300</text:p>
          </table:table-cell>
          <table:table-cell office:value-type="float" office:value="205800">
            <text:p>205800</text:p>
          </table:table-cell>
          <table:table-cell office:value-type="float" office:value="157500">
            <text:p>157500</text:p>
          </table:table-cell>
          <table:table-cell office:value-type="float" office:value="102500">
            <text:p>102500</text:p>
          </table:table-cell>
          <table:table-cell office:value-type="float" office:value="405000">
            <text:p>405000</text:p>
          </table:table-cell>
        </table:table-row>
        <table:table-row table:style-name="ro1">
          <table:table-cell office:value-type="string">
            <text:p>2000-10-31</text:p>
          </table:table-cell>
          <table:table-cell office:value-type="float" office:value="239600">
            <text:p>239600</text:p>
          </table:table-cell>
          <table:table-cell office:value-type="float" office:value="241500">
            <text:p>241500</text:p>
          </table:table-cell>
          <table:table-cell office:value-type="float" office:value="206800">
            <text:p>206800</text:p>
          </table:table-cell>
          <table:table-cell office:value-type="float" office:value="158000">
            <text:p>158000</text:p>
          </table:table-cell>
          <table:table-cell office:value-type="float" office:value="103300">
            <text:p>103300</text:p>
          </table:table-cell>
          <table:table-cell office:value-type="float" office:value="414400">
            <text:p>414400</text:p>
          </table:table-cell>
        </table:table-row>
        <table:table-row table:style-name="ro1">
          <table:table-cell office:value-type="string">
            <text:p>2000-11-30</text:p>
          </table:table-cell>
          <table:table-cell office:value-type="float" office:value="242200">
            <text:p>242200</text:p>
          </table:table-cell>
          <table:table-cell office:value-type="float" office:value="245200">
            <text:p>245200</text:p>
          </table:table-cell>
          <table:table-cell office:value-type="float" office:value="207600">
            <text:p>207600</text:p>
          </table:table-cell>
          <table:table-cell office:value-type="float" office:value="158500">
            <text:p>158500</text:p>
          </table:table-cell>
          <table:table-cell office:value-type="float" office:value="104000">
            <text:p>104000</text:p>
          </table:table-cell>
          <table:table-cell office:value-type="float" office:value="423900">
            <text:p>423900</text:p>
          </table:table-cell>
        </table:table-row>
        <table:table-row table:style-name="ro1">
          <table:table-cell office:value-type="string">
            <text:p>2000-12-31</text:p>
          </table:table-cell>
          <table:table-cell office:value-type="float" office:value="245300">
            <text:p>245300</text:p>
          </table:table-cell>
          <table:table-cell office:value-type="float" office:value="248800">
            <text:p>248800</text:p>
          </table:table-cell>
          <table:table-cell office:value-type="float" office:value="208800">
            <text:p>208800</text:p>
          </table:table-cell>
          <table:table-cell office:value-type="float" office:value="159500">
            <text:p>159500</text:p>
          </table:table-cell>
          <table:table-cell office:value-type="float" office:value="104500">
            <text:p>104500</text:p>
          </table:table-cell>
          <table:table-cell office:value-type="float" office:value="433600">
            <text:p>433600</text:p>
          </table:table-cell>
        </table:table-row>
        <table:table-row table:style-name="ro1">
          <table:table-cell office:value-type="string">
            <text:p>2001-01-31</text:p>
          </table:table-cell>
          <table:table-cell office:value-type="float" office:value="248400">
            <text:p>248400</text:p>
          </table:table-cell>
          <table:table-cell office:value-type="float" office:value="252300">
            <text:p>252300</text:p>
          </table:table-cell>
          <table:table-cell office:value-type="float" office:value="209700">
            <text:p>209700</text:p>
          </table:table-cell>
          <table:table-cell office:value-type="float" office:value="160800">
            <text:p>160800</text:p>
          </table:table-cell>
          <table:table-cell office:value-type="float" office:value="104800">
            <text:p>104800</text:p>
          </table:table-cell>
          <table:table-cell office:value-type="float" office:value="440100">
            <text:p>440100</text:p>
          </table:table-cell>
        </table:table-row>
        <table:table-row table:style-name="ro1">
          <table:table-cell office:value-type="string">
            <text:p>2001-02-28</text:p>
          </table:table-cell>
          <table:table-cell office:value-type="float" office:value="250800">
            <text:p>250800</text:p>
          </table:table-cell>
          <table:table-cell office:value-type="float" office:value="256300">
            <text:p>256300</text:p>
          </table:table-cell>
          <table:table-cell office:value-type="float" office:value="210600">
            <text:p>210600</text:p>
          </table:table-cell>
          <table:table-cell office:value-type="float" office:value="162200">
            <text:p>162200</text:p>
          </table:table-cell>
          <table:table-cell office:value-type="float" office:value="105700">
            <text:p>105700</text:p>
          </table:table-cell>
          <table:table-cell office:value-type="float" office:value="444500">
            <text:p>444500</text:p>
          </table:table-cell>
        </table:table-row>
        <table:table-row table:style-name="ro1">
          <table:table-cell office:value-type="string">
            <text:p>2001-03-31</text:p>
          </table:table-cell>
          <table:table-cell office:value-type="float" office:value="252600">
            <text:p>252600</text:p>
          </table:table-cell>
          <table:table-cell office:value-type="float" office:value="259700">
            <text:p>259700</text:p>
          </table:table-cell>
          <table:table-cell office:value-type="float" office:value="211800">
            <text:p>211800</text:p>
          </table:table-cell>
          <table:table-cell office:value-type="float" office:value="163000">
            <text:p>163000</text:p>
          </table:table-cell>
          <table:table-cell office:value-type="float" office:value="106500">
            <text:p>106500</text:p>
          </table:table-cell>
          <table:table-cell office:value-type="float" office:value="447300">
            <text:p>447300</text:p>
          </table:table-cell>
        </table:table-row>
        <table:table-row table:style-name="ro1">
          <table:table-cell office:value-type="string">
            <text:p>2001-04-30</text:p>
          </table:table-cell>
          <table:table-cell office:value-type="float" office:value="254900">
            <text:p>254900</text:p>
          </table:table-cell>
          <table:table-cell office:value-type="float" office:value="260800">
            <text:p>260800</text:p>
          </table:table-cell>
          <table:table-cell office:value-type="float" office:value="213400">
            <text:p>213400</text:p>
          </table:table-cell>
          <table:table-cell office:value-type="float" office:value="163100">
            <text:p>163100</text:p>
          </table:table-cell>
          <table:table-cell office:value-type="float" office:value="107500">
            <text:p>107500</text:p>
          </table:table-cell>
          <table:table-cell office:value-type="float" office:value="445900">
            <text:p>445900</text:p>
          </table:table-cell>
        </table:table-row>
        <table:table-row table:style-name="ro1">
          <table:table-cell office:value-type="string">
            <text:p>2001-05-31</text:p>
          </table:table-cell>
          <table:table-cell office:value-type="float" office:value="257100">
            <text:p>257100</text:p>
          </table:table-cell>
          <table:table-cell office:value-type="float" office:value="261800">
            <text:p>261800</text:p>
          </table:table-cell>
          <table:table-cell office:value-type="float" office:value="214700">
            <text:p>214700</text:p>
          </table:table-cell>
          <table:table-cell office:value-type="float" office:value="163400">
            <text:p>163400</text:p>
          </table:table-cell>
          <table:table-cell office:value-type="float" office:value="108200">
            <text:p>108200</text:p>
          </table:table-cell>
          <table:table-cell office:value-type="float" office:value="439600">
            <text:p>439600</text:p>
          </table:table-cell>
        </table:table-row>
        <table:table-row table:style-name="ro1">
          <table:table-cell office:value-type="string">
            <text:p>2001-06-30</text:p>
          </table:table-cell>
          <table:table-cell office:value-type="float" office:value="258400">
            <text:p>258400</text:p>
          </table:table-cell>
          <table:table-cell office:value-type="float" office:value="263700">
            <text:p>263700</text:p>
          </table:table-cell>
          <table:table-cell office:value-type="float" office:value="215200">
            <text:p>215200</text:p>
          </table:table-cell>
          <table:table-cell office:value-type="float" office:value="164100">
            <text:p>164100</text:p>
          </table:table-cell>
          <table:table-cell office:value-type="float" office:value="108800">
            <text:p>108800</text:p>
          </table:table-cell>
          <table:table-cell office:value-type="float" office:value="432800">
            <text:p>432800</text:p>
          </table:table-cell>
        </table:table-row>
        <table:table-row table:style-name="ro1">
          <table:table-cell office:value-type="string">
            <text:p>2001-07-31</text:p>
          </table:table-cell>
          <table:table-cell office:value-type="float" office:value="260000">
            <text:p>260000</text:p>
          </table:table-cell>
          <table:table-cell office:value-type="float" office:value="266600">
            <text:p>266600</text:p>
          </table:table-cell>
          <table:table-cell office:value-type="float" office:value="215500">
            <text:p>215500</text:p>
          </table:table-cell>
          <table:table-cell office:value-type="float" office:value="164600">
            <text:p>164600</text:p>
          </table:table-cell>
          <table:table-cell office:value-type="float" office:value="109700">
            <text:p>109700</text:p>
          </table:table-cell>
          <table:table-cell office:value-type="float" office:value="427600">
            <text:p>427600</text:p>
          </table:table-cell>
        </table:table-row>
        <table:table-row table:style-name="ro1">
          <table:table-cell office:value-type="string">
            <text:p>2001-08-31</text:p>
          </table:table-cell>
          <table:table-cell office:value-type="float" office:value="262700">
            <text:p>262700</text:p>
          </table:table-cell>
          <table:table-cell office:value-type="float" office:value="268800">
            <text:p>268800</text:p>
          </table:table-cell>
          <table:table-cell office:value-type="float" office:value="216300">
            <text:p>216300</text:p>
          </table:table-cell>
          <table:table-cell office:value-type="float" office:value="165400">
            <text:p>165400</text:p>
          </table:table-cell>
          <table:table-cell office:value-type="float" office:value="110400">
            <text:p>110400</text:p>
          </table:table-cell>
          <table:table-cell office:value-type="float" office:value="424800">
            <text:p>424800</text:p>
          </table:table-cell>
        </table:table-row>
        <table:table-row table:style-name="ro1">
          <table:table-cell office:value-type="string">
            <text:p>2001-09-30</text:p>
          </table:table-cell>
          <table:table-cell office:value-type="float" office:value="266000">
            <text:p>266000</text:p>
          </table:table-cell>
          <table:table-cell office:value-type="float" office:value="271100">
            <text:p>271100</text:p>
          </table:table-cell>
          <table:table-cell office:value-type="float" office:value="217300">
            <text:p>217300</text:p>
          </table:table-cell>
          <table:table-cell office:value-type="float" office:value="166100">
            <text:p>166100</text:p>
          </table:table-cell>
          <table:table-cell office:value-type="float" office:value="111100">
            <text:p>111100</text:p>
          </table:table-cell>
          <table:table-cell office:value-type="float" office:value="422600">
            <text:p>422600</text:p>
          </table:table-cell>
        </table:table-row>
        <table:table-row table:style-name="ro1">
          <table:table-cell office:value-type="string">
            <text:p>2001-10-31</text:p>
          </table:table-cell>
          <table:table-cell office:value-type="float" office:value="269100">
            <text:p>269100</text:p>
          </table:table-cell>
          <table:table-cell office:value-type="float" office:value="272700">
            <text:p>272700</text:p>
          </table:table-cell>
          <table:table-cell office:value-type="float" office:value="218500">
            <text:p>218500</text:p>
          </table:table-cell>
          <table:table-cell office:value-type="float" office:value="166400">
            <text:p>166400</text:p>
          </table:table-cell>
          <table:table-cell office:value-type="float" office:value="111800">
            <text:p>111800</text:p>
          </table:table-cell>
          <table:table-cell office:value-type="float" office:value="419100">
            <text:p>419100</text:p>
          </table:table-cell>
        </table:table-row>
        <table:table-row table:style-name="ro1">
          <table:table-cell office:value-type="string">
            <text:p>2001-11-30</text:p>
          </table:table-cell>
          <table:table-cell office:value-type="float" office:value="271700">
            <text:p>271700</text:p>
          </table:table-cell>
          <table:table-cell office:value-type="float" office:value="274400">
            <text:p>274400</text:p>
          </table:table-cell>
          <table:table-cell office:value-type="float" office:value="219700">
            <text:p>219700</text:p>
          </table:table-cell>
          <table:table-cell office:value-type="float" office:value="166900">
            <text:p>166900</text:p>
          </table:table-cell>
          <table:table-cell office:value-type="float" office:value="112600">
            <text:p>112600</text:p>
          </table:table-cell>
          <table:table-cell office:value-type="float" office:value="413500">
            <text:p>413500</text:p>
          </table:table-cell>
        </table:table-row>
        <table:table-row table:style-name="ro1">
          <table:table-cell office:value-type="string">
            <text:p>2001-12-31</text:p>
          </table:table-cell>
          <table:table-cell office:value-type="float" office:value="273700">
            <text:p>273700</text:p>
          </table:table-cell>
          <table:table-cell office:value-type="float" office:value="275700">
            <text:p>275700</text:p>
          </table:table-cell>
          <table:table-cell office:value-type="float" office:value="220800">
            <text:p>220800</text:p>
          </table:table-cell>
          <table:table-cell office:value-type="float" office:value="168400">
            <text:p>168400</text:p>
          </table:table-cell>
          <table:table-cell office:value-type="float" office:value="113600">
            <text:p>113600</text:p>
          </table:table-cell>
          <table:table-cell office:value-type="float" office:value="410100">
            <text:p>410100</text:p>
          </table:table-cell>
        </table:table-row>
        <table:table-row table:style-name="ro1">
          <table:table-cell office:value-type="string">
            <text:p>2002-01-31</text:p>
          </table:table-cell>
          <table:table-cell office:value-type="float" office:value="276500">
            <text:p>276500</text:p>
          </table:table-cell>
          <table:table-cell office:value-type="float" office:value="278000">
            <text:p>278000</text:p>
          </table:table-cell>
          <table:table-cell office:value-type="float" office:value="221700">
            <text:p>221700</text:p>
          </table:table-cell>
          <table:table-cell office:value-type="float" office:value="169700">
            <text:p>169700</text:p>
          </table:table-cell>
          <table:table-cell office:value-type="float" office:value="114400">
            <text:p>114400</text:p>
          </table:table-cell>
          <table:table-cell office:value-type="float" office:value="412100">
            <text:p>412100</text:p>
          </table:table-cell>
        </table:table-row>
        <table:table-row table:style-name="ro1">
          <table:table-cell office:value-type="string">
            <text:p>2002-02-28</text:p>
          </table:table-cell>
          <table:table-cell office:value-type="float" office:value="279700">
            <text:p>279700</text:p>
          </table:table-cell>
          <table:table-cell office:value-type="float" office:value="281400">
            <text:p>281400</text:p>
          </table:table-cell>
          <table:table-cell office:value-type="float" office:value="222200">
            <text:p>222200</text:p>
          </table:table-cell>
          <table:table-cell office:value-type="float" office:value="170300">
            <text:p>170300</text:p>
          </table:table-cell>
          <table:table-cell office:value-type="float" office:value="115000">
            <text:p>115000</text:p>
          </table:table-cell>
          <table:table-cell office:value-type="float" office:value="417600">
            <text:p>417600</text:p>
          </table:table-cell>
        </table:table-row>
        <table:table-row table:style-name="ro1">
          <table:table-cell office:value-type="string">
            <text:p>2002-03-31</text:p>
          </table:table-cell>
          <table:table-cell office:value-type="float" office:value="283200">
            <text:p>283200</text:p>
          </table:table-cell>
          <table:table-cell office:value-type="float" office:value="286500">
            <text:p>286500</text:p>
          </table:table-cell>
          <table:table-cell office:value-type="float" office:value="222400">
            <text:p>222400</text:p>
          </table:table-cell>
          <table:table-cell office:value-type="float" office:value="170400">
            <text:p>170400</text:p>
          </table:table-cell>
          <table:table-cell office:value-type="float" office:value="115500">
            <text:p>115500</text:p>
          </table:table-cell>
          <table:table-cell office:value-type="float" office:value="424700">
            <text:p>424700</text:p>
          </table:table-cell>
        </table:table-row>
        <table:table-row table:style-name="ro1">
          <table:table-cell office:value-type="string">
            <text:p>2002-04-30</text:p>
          </table:table-cell>
          <table:table-cell office:value-type="float" office:value="287800">
            <text:p>287800</text:p>
          </table:table-cell>
          <table:table-cell office:value-type="float" office:value="293100">
            <text:p>293100</text:p>
          </table:table-cell>
          <table:table-cell office:value-type="float" office:value="223000">
            <text:p>223000</text:p>
          </table:table-cell>
          <table:table-cell office:value-type="float" office:value="171000">
            <text:p>171000</text:p>
          </table:table-cell>
          <table:table-cell office:value-type="float" office:value="116000">
            <text:p>116000</text:p>
          </table:table-cell>
          <table:table-cell office:value-type="float" office:value="434400">
            <text:p>434400</text:p>
          </table:table-cell>
        </table:table-row>
        <table:table-row table:style-name="ro1">
          <table:table-cell office:value-type="string">
            <text:p>2002-05-31</text:p>
          </table:table-cell>
          <table:table-cell office:value-type="float" office:value="293800">
            <text:p>293800</text:p>
          </table:table-cell>
          <table:table-cell office:value-type="float" office:value="301400">
            <text:p>301400</text:p>
          </table:table-cell>
          <table:table-cell office:value-type="float" office:value="224000">
            <text:p>224000</text:p>
          </table:table-cell>
          <table:table-cell office:value-type="float" office:value="171800">
            <text:p>171800</text:p>
          </table:table-cell>
          <table:table-cell office:value-type="float" office:value="116600">
            <text:p>116600</text:p>
          </table:table-cell>
          <table:table-cell office:value-type="float" office:value="444400">
            <text:p>444400</text:p>
          </table:table-cell>
        </table:table-row>
        <table:table-row table:style-name="ro1">
          <table:table-cell office:value-type="string">
            <text:p>2002-06-30</text:p>
          </table:table-cell>
          <table:table-cell office:value-type="float" office:value="300100">
            <text:p>300100</text:p>
          </table:table-cell>
          <table:table-cell office:value-type="float" office:value="309000">
            <text:p>309000</text:p>
          </table:table-cell>
          <table:table-cell office:value-type="float" office:value="225100">
            <text:p>225100</text:p>
          </table:table-cell>
          <table:table-cell office:value-type="float" office:value="172500">
            <text:p>172500</text:p>
          </table:table-cell>
          <table:table-cell office:value-type="float" office:value="117300">
            <text:p>117300</text:p>
          </table:table-cell>
          <table:table-cell office:value-type="float" office:value="451900">
            <text:p>451900</text:p>
          </table:table-cell>
        </table:table-row>
        <table:table-row table:style-name="ro1">
          <table:table-cell office:value-type="string">
            <text:p>2002-07-31</text:p>
          </table:table-cell>
          <table:table-cell office:value-type="float" office:value="306200">
            <text:p>306200</text:p>
          </table:table-cell>
          <table:table-cell office:value-type="float" office:value="315400">
            <text:p>315400</text:p>
          </table:table-cell>
          <table:table-cell office:value-type="float" office:value="226200">
            <text:p>226200</text:p>
          </table:table-cell>
          <table:table-cell office:value-type="float" office:value="173300">
            <text:p>173300</text:p>
          </table:table-cell>
          <table:table-cell office:value-type="float" office:value="117800">
            <text:p>117800</text:p>
          </table:table-cell>
          <table:table-cell office:value-type="float" office:value="457700">
            <text:p>457700</text:p>
          </table:table-cell>
        </table:table-row>
        <table:table-row table:style-name="ro1">
          <table:table-cell office:value-type="string">
            <text:p>2002-08-31</text:p>
          </table:table-cell>
          <table:table-cell office:value-type="float" office:value="312300">
            <text:p>312300</text:p>
          </table:table-cell>
          <table:table-cell office:value-type="float" office:value="322800">
            <text:p>322800</text:p>
          </table:table-cell>
          <table:table-cell office:value-type="float" office:value="227100">
            <text:p>227100</text:p>
          </table:table-cell>
          <table:table-cell office:value-type="float" office:value="173900">
            <text:p>173900</text:p>
          </table:table-cell>
          <table:table-cell office:value-type="float" office:value="118200">
            <text:p>118200</text:p>
          </table:table-cell>
          <table:table-cell office:value-type="float" office:value="462500">
            <text:p>462500</text:p>
          </table:table-cell>
        </table:table-row>
        <table:table-row table:style-name="ro1">
          <table:table-cell office:value-type="string">
            <text:p>2002-09-30</text:p>
          </table:table-cell>
          <table:table-cell office:value-type="float" office:value="318100">
            <text:p>318100</text:p>
          </table:table-cell>
          <table:table-cell office:value-type="float" office:value="330900">
            <text:p>330900</text:p>
          </table:table-cell>
          <table:table-cell office:value-type="float" office:value="228000">
            <text:p>228000</text:p>
          </table:table-cell>
          <table:table-cell office:value-type="float" office:value="174800">
            <text:p>174800</text:p>
          </table:table-cell>
          <table:table-cell office:value-type="float" office:value="118700">
            <text:p>118700</text:p>
          </table:table-cell>
          <table:table-cell office:value-type="float" office:value="465900">
            <text:p>465900</text:p>
          </table:table-cell>
        </table:table-row>
        <table:table-row table:style-name="ro1">
          <table:table-cell office:value-type="string">
            <text:p>2002-10-31</text:p>
          </table:table-cell>
          <table:table-cell office:value-type="float" office:value="323200">
            <text:p>323200</text:p>
          </table:table-cell>
          <table:table-cell office:value-type="float" office:value="337100">
            <text:p>337100</text:p>
          </table:table-cell>
          <table:table-cell office:value-type="float" office:value="229500">
            <text:p>229500</text:p>
          </table:table-cell>
          <table:table-cell office:value-type="float" office:value="176600">
            <text:p>176600</text:p>
          </table:table-cell>
          <table:table-cell office:value-type="float" office:value="119100">
            <text:p>119100</text:p>
          </table:table-cell>
          <table:table-cell office:value-type="float" office:value="468200">
            <text:p>468200</text:p>
          </table:table-cell>
        </table:table-row>
        <table:table-row table:style-name="ro1">
          <table:table-cell office:value-type="string">
            <text:p>2002-11-30</text:p>
          </table:table-cell>
          <table:table-cell office:value-type="float" office:value="328300">
            <text:p>328300</text:p>
          </table:table-cell>
          <table:table-cell office:value-type="float" office:value="342300">
            <text:p>342300</text:p>
          </table:table-cell>
          <table:table-cell office:value-type="float" office:value="230700">
            <text:p>230700</text:p>
          </table:table-cell>
          <table:table-cell office:value-type="float" office:value="178600">
            <text:p>178600</text:p>
          </table:table-cell>
          <table:table-cell office:value-type="float" office:value="119800">
            <text:p>119800</text:p>
          </table:table-cell>
          <table:table-cell office:value-type="float" office:value="469200">
            <text:p>469200</text:p>
          </table:table-cell>
        </table:table-row>
        <table:table-row table:style-name="ro1">
          <table:table-cell office:value-type="string">
            <text:p>2002-12-31</text:p>
          </table:table-cell>
          <table:table-cell office:value-type="float" office:value="333300">
            <text:p>333300</text:p>
          </table:table-cell>
          <table:table-cell office:value-type="float" office:value="347400">
            <text:p>347400</text:p>
          </table:table-cell>
          <table:table-cell office:value-type="float" office:value="231600">
            <text:p>231600</text:p>
          </table:table-cell>
          <table:table-cell office:value-type="float" office:value="179200">
            <text:p>179200</text:p>
          </table:table-cell>
          <table:table-cell office:value-type="float" office:value="120200">
            <text:p>120200</text:p>
          </table:table-cell>
          <table:table-cell office:value-type="float" office:value="469100">
            <text:p>469100</text:p>
          </table:table-cell>
        </table:table-row>
        <table:table-row table:style-name="ro1">
          <table:table-cell office:value-type="string">
            <text:p>2003-01-31</text:p>
          </table:table-cell>
          <table:table-cell office:value-type="float" office:value="338100">
            <text:p>338100</text:p>
          </table:table-cell>
          <table:table-cell office:value-type="float" office:value="351400">
            <text:p>351400</text:p>
          </table:table-cell>
          <table:table-cell office:value-type="float" office:value="232600">
            <text:p>232600</text:p>
          </table:table-cell>
          <table:table-cell office:value-type="float" office:value="179100">
            <text:p>179100</text:p>
          </table:table-cell>
          <table:table-cell office:value-type="float" office:value="120300">
            <text:p>120300</text:p>
          </table:table-cell>
          <table:table-cell office:value-type="float" office:value="470000">
            <text:p>470000</text:p>
          </table:table-cell>
        </table:table-row>
        <table:table-row table:style-name="ro1">
          <table:table-cell office:value-type="string">
            <text:p>2003-02-28</text:p>
          </table:table-cell>
          <table:table-cell office:value-type="float" office:value="342900">
            <text:p>342900</text:p>
          </table:table-cell>
          <table:table-cell office:value-type="float" office:value="354500">
            <text:p>354500</text:p>
          </table:table-cell>
          <table:table-cell office:value-type="float" office:value="233400">
            <text:p>233400</text:p>
          </table:table-cell>
          <table:table-cell office:value-type="float" office:value="180000">
            <text:p>180000</text:p>
          </table:table-cell>
          <table:table-cell office:value-type="float" office:value="120300">
            <text:p>120300</text:p>
          </table:table-cell>
          <table:table-cell office:value-type="float" office:value="471600">
            <text:p>471600</text:p>
          </table:table-cell>
        </table:table-row>
        <table:table-row table:style-name="ro1">
          <table:table-cell office:value-type="string">
            <text:p>2003-03-31</text:p>
          </table:table-cell>
          <table:table-cell office:value-type="float" office:value="347500">
            <text:p>347500</text:p>
          </table:table-cell>
          <table:table-cell office:value-type="float" office:value="357000">
            <text:p>357000</text:p>
          </table:table-cell>
          <table:table-cell office:value-type="float" office:value="233700">
            <text:p>233700</text:p>
          </table:table-cell>
          <table:table-cell office:value-type="float" office:value="181300">
            <text:p>181300</text:p>
          </table:table-cell>
          <table:table-cell office:value-type="float" office:value="120100">
            <text:p>120100</text:p>
          </table:table-cell>
          <table:table-cell office:value-type="float" office:value="471300">
            <text:p>471300</text:p>
          </table:table-cell>
        </table:table-row>
        <table:table-row table:style-name="ro1">
          <table:table-cell office:value-type="string">
            <text:p>2003-04-30</text:p>
          </table:table-cell>
          <table:table-cell office:value-type="float" office:value="351200">
            <text:p>351200</text:p>
          </table:table-cell>
          <table:table-cell office:value-type="float" office:value="359900">
            <text:p>359900</text:p>
          </table:table-cell>
          <table:table-cell office:value-type="float" office:value="234300">
            <text:p>234300</text:p>
          </table:table-cell>
          <table:table-cell office:value-type="float" office:value="181800">
            <text:p>181800</text:p>
          </table:table-cell>
          <table:table-cell office:value-type="float" office:value="120400">
            <text:p>120400</text:p>
          </table:table-cell>
          <table:table-cell office:value-type="float" office:value="470400">
            <text:p>470400</text:p>
          </table:table-cell>
        </table:table-row>
        <table:table-row table:style-name="ro1">
          <table:table-cell office:value-type="string">
            <text:p>2003-05-31</text:p>
          </table:table-cell>
          <table:table-cell office:value-type="float" office:value="355200">
            <text:p>355200</text:p>
          </table:table-cell>
          <table:table-cell office:value-type="float" office:value="362700">
            <text:p>362700</text:p>
          </table:table-cell>
          <table:table-cell office:value-type="float" office:value="235200">
            <text:p>235200</text:p>
          </table:table-cell>
          <table:table-cell office:value-type="float" office:value="181800">
            <text:p>181800</text:p>
          </table:table-cell>
          <table:table-cell office:value-type="float" office:value="120600">
            <text:p>120600</text:p>
          </table:table-cell>
          <table:table-cell office:value-type="float" office:value="471100">
            <text:p>471100</text:p>
          </table:table-cell>
        </table:table-row>
        <table:table-row table:style-name="ro1">
          <table:table-cell office:value-type="string">
            <text:p>2003-06-30</text:p>
          </table:table-cell>
          <table:table-cell office:value-type="float" office:value="360500">
            <text:p>360500</text:p>
          </table:table-cell>
          <table:table-cell office:value-type="float" office:value="366400">
            <text:p>366400</text:p>
          </table:table-cell>
          <table:table-cell office:value-type="float" office:value="236100">
            <text:p>236100</text:p>
          </table:table-cell>
          <table:table-cell office:value-type="float" office:value="182200">
            <text:p>182200</text:p>
          </table:table-cell>
          <table:table-cell office:value-type="float" office:value="120900">
            <text:p>120900</text:p>
          </table:table-cell>
          <table:table-cell office:value-type="float" office:value="475000">
            <text:p>475000</text:p>
          </table:table-cell>
        </table:table-row>
        <table:table-row table:style-name="ro1">
          <table:table-cell office:value-type="string">
            <text:p>2003-07-31</text:p>
          </table:table-cell>
          <table:table-cell office:value-type="float" office:value="367900">
            <text:p>367900</text:p>
          </table:table-cell>
          <table:table-cell office:value-type="float" office:value="372400">
            <text:p>372400</text:p>
          </table:table-cell>
          <table:table-cell office:value-type="float" office:value="237500">
            <text:p>237500</text:p>
          </table:table-cell>
          <table:table-cell office:value-type="float" office:value="183300">
            <text:p>183300</text:p>
          </table:table-cell>
          <table:table-cell office:value-type="float" office:value="121100">
            <text:p>121100</text:p>
          </table:table-cell>
          <table:table-cell office:value-type="float" office:value="481500">
            <text:p>481500</text:p>
          </table:table-cell>
        </table:table-row>
        <table:table-row table:style-name="ro1">
          <table:table-cell office:value-type="string">
            <text:p>2003-08-31</text:p>
          </table:table-cell>
          <table:table-cell office:value-type="float" office:value="376900">
            <text:p>376900</text:p>
          </table:table-cell>
          <table:table-cell office:value-type="float" office:value="380400">
            <text:p>380400</text:p>
          </table:table-cell>
          <table:table-cell office:value-type="float" office:value="239300">
            <text:p>239300</text:p>
          </table:table-cell>
          <table:table-cell office:value-type="float" office:value="184200">
            <text:p>184200</text:p>
          </table:table-cell>
          <table:table-cell office:value-type="float" office:value="120900">
            <text:p>120900</text:p>
          </table:table-cell>
          <table:table-cell office:value-type="float" office:value="488800">
            <text:p>488800</text:p>
          </table:table-cell>
        </table:table-row>
        <table:table-row table:style-name="ro1">
          <table:table-cell office:value-type="string">
            <text:p>2003-09-30</text:p>
          </table:table-cell>
          <table:table-cell office:value-type="float" office:value="386500">
            <text:p>386500</text:p>
          </table:table-cell>
          <table:table-cell office:value-type="float" office:value="388100">
            <text:p>388100</text:p>
          </table:table-cell>
          <table:table-cell office:value-type="float" office:value="241200">
            <text:p>241200</text:p>
          </table:table-cell>
          <table:table-cell office:value-type="float" office:value="185000">
            <text:p>185000</text:p>
          </table:table-cell>
          <table:table-cell office:value-type="float" office:value="120900">
            <text:p>120900</text:p>
          </table:table-cell>
          <table:table-cell office:value-type="float" office:value="496300">
            <text:p>496300</text:p>
          </table:table-cell>
        </table:table-row>
        <table:table-row table:style-name="ro1">
          <table:table-cell office:value-type="string">
            <text:p>2003-10-31</text:p>
          </table:table-cell>
          <table:table-cell office:value-type="float" office:value="395700">
            <text:p>395700</text:p>
          </table:table-cell>
          <table:table-cell office:value-type="float" office:value="396300">
            <text:p>396300</text:p>
          </table:table-cell>
          <table:table-cell office:value-type="float" office:value="242800">
            <text:p>242800</text:p>
          </table:table-cell>
          <table:table-cell office:value-type="float" office:value="186400">
            <text:p>186400</text:p>
          </table:table-cell>
          <table:table-cell office:value-type="float" office:value="121000">
            <text:p>121000</text:p>
          </table:table-cell>
          <table:table-cell office:value-type="float" office:value="504000">
            <text:p>504000</text:p>
          </table:table-cell>
        </table:table-row>
        <table:table-row table:style-name="ro1">
          <table:table-cell office:value-type="string">
            <text:p>2003-11-30</text:p>
          </table:table-cell>
          <table:table-cell office:value-type="float" office:value="404500">
            <text:p>404500</text:p>
          </table:table-cell>
          <table:table-cell office:value-type="float" office:value="405900">
            <text:p>405900</text:p>
          </table:table-cell>
          <table:table-cell office:value-type="float" office:value="244600">
            <text:p>244600</text:p>
          </table:table-cell>
          <table:table-cell office:value-type="float" office:value="188700">
            <text:p>188700</text:p>
          </table:table-cell>
          <table:table-cell office:value-type="float" office:value="121200">
            <text:p>121200</text:p>
          </table:table-cell>
          <table:table-cell office:value-type="float" office:value="511900">
            <text:p>511900</text:p>
          </table:table-cell>
        </table:table-row>
        <table:table-row table:style-name="ro1">
          <table:table-cell office:value-type="string">
            <text:p>2003-12-31</text:p>
          </table:table-cell>
          <table:table-cell office:value-type="float" office:value="413800">
            <text:p>413800</text:p>
          </table:table-cell>
          <table:table-cell office:value-type="float" office:value="417100">
            <text:p>417100</text:p>
          </table:table-cell>
          <table:table-cell office:value-type="float" office:value="246600">
            <text:p>246600</text:p>
          </table:table-cell>
          <table:table-cell office:value-type="float" office:value="190800">
            <text:p>190800</text:p>
          </table:table-cell>
          <table:table-cell office:value-type="float" office:value="121300">
            <text:p>121300</text:p>
          </table:table-cell>
          <table:table-cell office:value-type="float" office:value="520600">
            <text:p>520600</text:p>
          </table:table-cell>
        </table:table-row>
        <table:table-row table:style-name="ro1">
          <table:table-cell office:value-type="string">
            <text:p>2004-01-31</text:p>
          </table:table-cell>
          <table:table-cell office:value-type="float" office:value="424300">
            <text:p>424300</text:p>
          </table:table-cell>
          <table:table-cell office:value-type="float" office:value="428600">
            <text:p>428600</text:p>
          </table:table-cell>
          <table:table-cell office:value-type="float" office:value="248700">
            <text:p>248700</text:p>
          </table:table-cell>
          <table:table-cell office:value-type="float" office:value="191900">
            <text:p>191900</text:p>
          </table:table-cell>
          <table:table-cell office:value-type="float" office:value="123300">
            <text:p>123300</text:p>
          </table:table-cell>
          <table:table-cell office:value-type="float" office:value="527900">
            <text:p>527900</text:p>
          </table:table-cell>
        </table:table-row>
        <table:table-row table:style-name="ro1">
          <table:table-cell office:value-type="string">
            <text:p>2004-02-29</text:p>
          </table:table-cell>
          <table:table-cell office:value-type="float" office:value="436000">
            <text:p>436000</text:p>
          </table:table-cell>
          <table:table-cell office:value-type="float" office:value="439000">
            <text:p>439000</text:p>
          </table:table-cell>
          <table:table-cell office:value-type="float" office:value="250700">
            <text:p>250700</text:p>
          </table:table-cell>
          <table:table-cell office:value-type="float" office:value="192100">
            <text:p>192100</text:p>
          </table:table-cell>
          <table:table-cell office:value-type="float" office:value="125400">
            <text:p>125400</text:p>
          </table:table-cell>
          <table:table-cell office:value-type="float" office:value="533600">
            <text:p>533600</text:p>
          </table:table-cell>
        </table:table-row>
        <table:table-row table:style-name="ro1">
          <table:table-cell office:value-type="string">
            <text:p>2004-03-31</text:p>
          </table:table-cell>
          <table:table-cell office:value-type="float" office:value="449300">
            <text:p>449300</text:p>
          </table:table-cell>
          <table:table-cell office:value-type="float" office:value="450800">
            <text:p>450800</text:p>
          </table:table-cell>
          <table:table-cell office:value-type="float" office:value="253100">
            <text:p>253100</text:p>
          </table:table-cell>
          <table:table-cell office:value-type="float" office:value="193200">
            <text:p>193200</text:p>
          </table:table-cell>
          <table:table-cell office:value-type="float" office:value="128100">
            <text:p>128100</text:p>
          </table:table-cell>
          <table:table-cell office:value-type="float" office:value="539900">
            <text:p>539900</text:p>
          </table:table-cell>
        </table:table-row>
        <table:table-row table:style-name="ro1">
          <table:table-cell office:value-type="string">
            <text:p>2004-04-30</text:p>
          </table:table-cell>
          <table:table-cell office:value-type="float" office:value="464600">
            <text:p>464600</text:p>
          </table:table-cell>
          <table:table-cell office:value-type="float" office:value="465300">
            <text:p>465300</text:p>
          </table:table-cell>
          <table:table-cell office:value-type="float" office:value="255700">
            <text:p>255700</text:p>
          </table:table-cell>
          <table:table-cell office:value-type="float" office:value="195000">
            <text:p>195000</text:p>
          </table:table-cell>
          <table:table-cell office:value-type="float" office:value="128600">
            <text:p>128600</text:p>
          </table:table-cell>
          <table:table-cell office:value-type="float" office:value="548700">
            <text:p>548700</text:p>
          </table:table-cell>
        </table:table-row>
        <table:table-row table:style-name="ro1">
          <table:table-cell office:value-type="string">
            <text:p>2004-05-31</text:p>
          </table:table-cell>
          <table:table-cell office:value-type="float" office:value="479400">
            <text:p>479400</text:p>
          </table:table-cell>
          <table:table-cell office:value-type="float" office:value="478200">
            <text:p>478200</text:p>
          </table:table-cell>
          <table:table-cell office:value-type="float" office:value="257900">
            <text:p>257900</text:p>
          </table:table-cell>
          <table:table-cell office:value-type="float" office:value="196600">
            <text:p>196600</text:p>
          </table:table-cell>
          <table:table-cell office:value-type="float" office:value="128900">
            <text:p>128900</text:p>
          </table:table-cell>
          <table:table-cell office:value-type="float" office:value="558100">
            <text:p>558100</text:p>
          </table:table-cell>
        </table:table-row>
        <table:table-row table:style-name="ro1">
          <table:table-cell office:value-type="string">
            <text:p>2004-06-30</text:p>
          </table:table-cell>
          <table:table-cell office:value-type="float" office:value="490700">
            <text:p>490700</text:p>
          </table:table-cell>
          <table:table-cell office:value-type="float" office:value="488900">
            <text:p>488900</text:p>
          </table:table-cell>
          <table:table-cell office:value-type="float" office:value="260100">
            <text:p>260100</text:p>
          </table:table-cell>
          <table:table-cell office:value-type="float" office:value="198400">
            <text:p>198400</text:p>
          </table:table-cell>
          <table:table-cell office:value-type="float" office:value="128600">
            <text:p>128600</text:p>
          </table:table-cell>
          <table:table-cell office:value-type="float" office:value="569100">
            <text:p>569100</text:p>
          </table:table-cell>
        </table:table-row>
        <table:table-row table:style-name="ro1">
          <table:table-cell office:value-type="string">
            <text:p>2004-07-31</text:p>
          </table:table-cell>
          <table:table-cell office:value-type="float" office:value="496800">
            <text:p>496800</text:p>
          </table:table-cell>
          <table:table-cell office:value-type="float" office:value="496700">
            <text:p>496700</text:p>
          </table:table-cell>
          <table:table-cell office:value-type="float" office:value="262600">
            <text:p>262600</text:p>
          </table:table-cell>
          <table:table-cell office:value-type="float" office:value="200900">
            <text:p>200900</text:p>
          </table:table-cell>
          <table:table-cell office:value-type="float" office:value="128700">
            <text:p>128700</text:p>
          </table:table-cell>
          <table:table-cell office:value-type="float" office:value="580000">
            <text:p>580000</text:p>
          </table:table-cell>
        </table:table-row>
        <table:table-row table:style-name="ro1">
          <table:table-cell office:value-type="string">
            <text:p>2004-08-31</text:p>
          </table:table-cell>
          <table:table-cell office:value-type="float" office:value="499300">
            <text:p>499300</text:p>
          </table:table-cell>
          <table:table-cell office:value-type="float" office:value="501500">
            <text:p>501500</text:p>
          </table:table-cell>
          <table:table-cell office:value-type="float" office:value="264800">
            <text:p>264800</text:p>
          </table:table-cell>
          <table:table-cell office:value-type="float" office:value="203700">
            <text:p>203700</text:p>
          </table:table-cell>
          <table:table-cell office:value-type="float" office:value="129200">
            <text:p>129200</text:p>
          </table:table-cell>
          <table:table-cell office:value-type="float" office:value="589600">
            <text:p>589600</text:p>
          </table:table-cell>
        </table:table-row>
        <table:table-row table:style-name="ro1">
          <table:table-cell office:value-type="string">
            <text:p>2004-09-30</text:p>
          </table:table-cell>
          <table:table-cell office:value-type="float" office:value="500500">
            <text:p>500500</text:p>
          </table:table-cell>
          <table:table-cell office:value-type="float" office:value="505400">
            <text:p>505400</text:p>
          </table:table-cell>
          <table:table-cell office:value-type="float" office:value="267200">
            <text:p>267200</text:p>
          </table:table-cell>
          <table:table-cell office:value-type="float" office:value="206100">
            <text:p>206100</text:p>
          </table:table-cell>
          <table:table-cell office:value-type="float" office:value="129700">
            <text:p>129700</text:p>
          </table:table-cell>
          <table:table-cell office:value-type="float" office:value="598700">
            <text:p>598700</text:p>
          </table:table-cell>
        </table:table-row>
        <table:table-row table:style-name="ro1">
          <table:table-cell office:value-type="string">
            <text:p>2004-10-31</text:p>
          </table:table-cell>
          <table:table-cell office:value-type="float" office:value="503100">
            <text:p>503100</text:p>
          </table:table-cell>
          <table:table-cell office:value-type="float" office:value="509200">
            <text:p>509200</text:p>
          </table:table-cell>
          <table:table-cell office:value-type="float" office:value="270600">
            <text:p>270600</text:p>
          </table:table-cell>
          <table:table-cell office:value-type="float" office:value="208000">
            <text:p>208000</text:p>
          </table:table-cell>
          <table:table-cell office:value-type="float" office:value="129900">
            <text:p>129900</text:p>
          </table:table-cell>
          <table:table-cell office:value-type="float" office:value="610500">
            <text:p>610500</text:p>
          </table:table-cell>
        </table:table-row>
        <table:table-row table:style-name="ro1">
          <table:table-cell office:value-type="string">
            <text:p>2004-11-30</text:p>
          </table:table-cell>
          <table:table-cell office:value-type="float" office:value="508000">
            <text:p>508000</text:p>
          </table:table-cell>
          <table:table-cell office:value-type="float" office:value="511600">
            <text:p>511600</text:p>
          </table:table-cell>
          <table:table-cell office:value-type="float" office:value="274400">
            <text:p>274400</text:p>
          </table:table-cell>
          <table:table-cell office:value-type="float" office:value="210100">
            <text:p>210100</text:p>
          </table:table-cell>
          <table:table-cell office:value-type="float" office:value="130000">
            <text:p>130000</text:p>
          </table:table-cell>
          <table:table-cell office:value-type="float" office:value="625600">
            <text:p>625600</text:p>
          </table:table-cell>
        </table:table-row>
        <table:table-row table:style-name="ro1">
          <table:table-cell office:value-type="string">
            <text:p>2004-12-31</text:p>
          </table:table-cell>
          <table:table-cell office:value-type="float" office:value="513700">
            <text:p>513700</text:p>
          </table:table-cell>
          <table:table-cell office:value-type="float" office:value="513800">
            <text:p>513800</text:p>
          </table:table-cell>
          <table:table-cell office:value-type="float" office:value="278100">
            <text:p>278100</text:p>
          </table:table-cell>
          <table:table-cell office:value-type="float" office:value="213100">
            <text:p>213100</text:p>
          </table:table-cell>
          <table:table-cell office:value-type="float" office:value="130200">
            <text:p>130200</text:p>
          </table:table-cell>
          <table:table-cell office:value-type="float" office:value="640200">
            <text:p>640200</text:p>
          </table:table-cell>
        </table:table-row>
        <table:table-row table:style-name="ro1">
          <table:table-cell office:value-type="string">
            <text:p>2005-01-31</text:p>
          </table:table-cell>
          <table:table-cell office:value-type="float" office:value="520100">
            <text:p>520100</text:p>
          </table:table-cell>
          <table:table-cell office:value-type="float" office:value="517500">
            <text:p>517500</text:p>
          </table:table-cell>
          <table:table-cell office:value-type="float" office:value="281300">
            <text:p>281300</text:p>
          </table:table-cell>
          <table:table-cell office:value-type="float" office:value="216000">
            <text:p>216000</text:p>
          </table:table-cell>
          <table:table-cell office:value-type="float" office:value="131200">
            <text:p>131200</text:p>
          </table:table-cell>
          <table:table-cell office:value-type="float" office:value="651400">
            <text:p>651400</text:p>
          </table:table-cell>
        </table:table-row>
        <table:table-row table:style-name="ro1">
          <table:table-cell office:value-type="string">
            <text:p>2005-02-28</text:p>
          </table:table-cell>
          <table:table-cell office:value-type="float" office:value="527000">
            <text:p>527000</text:p>
          </table:table-cell>
          <table:table-cell office:value-type="float" office:value="521800">
            <text:p>521800</text:p>
          </table:table-cell>
          <table:table-cell office:value-type="float" office:value="284700">
            <text:p>284700</text:p>
          </table:table-cell>
          <table:table-cell office:value-type="float" office:value="218000">
            <text:p>218000</text:p>
          </table:table-cell>
          <table:table-cell office:value-type="float" office:value="132000">
            <text:p>132000</text:p>
          </table:table-cell>
          <table:table-cell office:value-type="float" office:value="660300">
            <text:p>660300</text:p>
          </table:table-cell>
        </table:table-row>
        <table:table-row table:style-name="ro1">
          <table:table-cell office:value-type="string">
            <text:p>2005-03-31</text:p>
          </table:table-cell>
          <table:table-cell office:value-type="float" office:value="535000">
            <text:p>535000</text:p>
          </table:table-cell>
          <table:table-cell office:value-type="float" office:value="525500">
            <text:p>525500</text:p>
          </table:table-cell>
          <table:table-cell office:value-type="float" office:value="289000">
            <text:p>289000</text:p>
          </table:table-cell>
          <table:table-cell office:value-type="float" office:value="219800">
            <text:p>219800</text:p>
          </table:table-cell>
          <table:table-cell office:value-type="float" office:value="132800">
            <text:p>132800</text:p>
          </table:table-cell>
          <table:table-cell office:value-type="float" office:value="670500">
            <text:p>670500</text:p>
          </table:table-cell>
        </table:table-row>
        <table:table-row table:style-name="ro1">
          <table:table-cell office:value-type="string">
            <text:p>2005-04-30</text:p>
          </table:table-cell>
          <table:table-cell office:value-type="float" office:value="543500">
            <text:p>543500</text:p>
          </table:table-cell>
          <table:table-cell office:value-type="float" office:value="527000">
            <text:p>527000</text:p>
          </table:table-cell>
          <table:table-cell office:value-type="float" office:value="293500">
            <text:p>293500</text:p>
          </table:table-cell>
          <table:table-cell office:value-type="float" office:value="223700">
            <text:p>223700</text:p>
          </table:table-cell>
          <table:table-cell office:value-type="float" office:value="132800">
            <text:p>132800</text:p>
          </table:table-cell>
          <table:table-cell office:value-type="float" office:value="679800">
            <text:p>679800</text:p>
          </table:table-cell>
        </table:table-row>
        <table:table-row table:style-name="ro1">
          <table:table-cell office:value-type="string">
            <text:p>2005-05-31</text:p>
          </table:table-cell>
          <table:table-cell office:value-type="float" office:value="552000">
            <text:p>552000</text:p>
          </table:table-cell>
          <table:table-cell office:value-type="float" office:value="527800">
            <text:p>527800</text:p>
          </table:table-cell>
          <table:table-cell office:value-type="float" office:value="297500">
            <text:p>297500</text:p>
          </table:table-cell>
          <table:table-cell office:value-type="float" office:value="228500">
            <text:p>228500</text:p>
          </table:table-cell>
          <table:table-cell office:value-type="float" office:value="132800">
            <text:p>132800</text:p>
          </table:table-cell>
          <table:table-cell office:value-type="float" office:value="687100">
            <text:p>687100</text:p>
          </table:table-cell>
        </table:table-row>
        <table:table-row table:style-name="ro1">
          <table:table-cell office:value-type="string">
            <text:p>2005-06-30</text:p>
          </table:table-cell>
          <table:table-cell office:value-type="float" office:value="560400">
            <text:p>560400</text:p>
          </table:table-cell>
          <table:table-cell office:value-type="float" office:value="527900">
            <text:p>527900</text:p>
          </table:table-cell>
          <table:table-cell office:value-type="float" office:value="302300">
            <text:p>302300</text:p>
          </table:table-cell>
          <table:table-cell office:value-type="float" office:value="233300">
            <text:p>233300</text:p>
          </table:table-cell>
          <table:table-cell office:value-type="float" office:value="132800">
            <text:p>132800</text:p>
          </table:table-cell>
          <table:table-cell office:value-type="float" office:value="692700">
            <text:p>692700</text:p>
          </table:table-cell>
        </table:table-row>
        <table:table-row table:style-name="ro1">
          <table:table-cell office:value-type="string">
            <text:p>2005-07-31</text:p>
          </table:table-cell>
          <table:table-cell office:value-type="float" office:value="570400">
            <text:p>570400</text:p>
          </table:table-cell>
          <table:table-cell office:value-type="float" office:value="527900">
            <text:p>527900</text:p>
          </table:table-cell>
          <table:table-cell office:value-type="float" office:value="307900">
            <text:p>307900</text:p>
          </table:table-cell>
          <table:table-cell office:value-type="float" office:value="238800">
            <text:p>238800</text:p>
          </table:table-cell>
          <table:table-cell office:value-type="float" office:value="133000">
            <text:p>133000</text:p>
          </table:table-cell>
          <table:table-cell office:value-type="float" office:value="698200">
            <text:p>698200</text:p>
          </table:table-cell>
        </table:table-row>
        <table:table-row table:style-name="ro1">
          <table:table-cell office:value-type="string">
            <text:p>2005-08-31</text:p>
          </table:table-cell>
          <table:table-cell office:value-type="float" office:value="581500">
            <text:p>581500</text:p>
          </table:table-cell>
          <table:table-cell office:value-type="float" office:value="529800">
            <text:p>529800</text:p>
          </table:table-cell>
          <table:table-cell office:value-type="float" office:value="313500">
            <text:p>313500</text:p>
          </table:table-cell>
          <table:table-cell office:value-type="float" office:value="245700">
            <text:p>245700</text:p>
          </table:table-cell>
          <table:table-cell office:value-type="float" office:value="133300">
            <text:p>133300</text:p>
          </table:table-cell>
          <table:table-cell office:value-type="float" office:value="703300">
            <text:p>703300</text:p>
          </table:table-cell>
        </table:table-row>
        <table:table-row table:style-name="ro1">
          <table:table-cell office:value-type="string">
            <text:p>2005-09-30</text:p>
          </table:table-cell>
          <table:table-cell office:value-type="float" office:value="593300">
            <text:p>593300</text:p>
          </table:table-cell>
          <table:table-cell office:value-type="float" office:value="533500">
            <text:p>533500</text:p>
          </table:table-cell>
          <table:table-cell office:value-type="float" office:value="318900">
            <text:p>318900</text:p>
          </table:table-cell>
          <table:table-cell office:value-type="float" office:value="251600">
            <text:p>251600</text:p>
          </table:table-cell>
          <table:table-cell office:value-type="float" office:value="133300">
            <text:p>133300</text:p>
          </table:table-cell>
          <table:table-cell office:value-type="float" office:value="707200">
            <text:p>707200</text:p>
          </table:table-cell>
        </table:table-row>
        <table:table-row table:style-name="ro1">
          <table:table-cell office:value-type="string">
            <text:p>2005-10-31</text:p>
          </table:table-cell>
          <table:table-cell office:value-type="float" office:value="603000">
            <text:p>603000</text:p>
          </table:table-cell>
          <table:table-cell office:value-type="float" office:value="536500">
            <text:p>536500</text:p>
          </table:table-cell>
          <table:table-cell office:value-type="float" office:value="323800">
            <text:p>323800</text:p>
          </table:table-cell>
          <table:table-cell office:value-type="float" office:value="256600">
            <text:p>256600</text:p>
          </table:table-cell>
          <table:table-cell office:value-type="float" office:value="133700">
            <text:p>133700</text:p>
          </table:table-cell>
          <table:table-cell office:value-type="float" office:value="707500">
            <text:p>707500</text:p>
          </table:table-cell>
        </table:table-row>
        <table:table-row table:style-name="ro1">
          <table:table-cell office:value-type="string">
            <text:p>2005-11-30</text:p>
          </table:table-cell>
          <table:table-cell office:value-type="float" office:value="609700">
            <text:p>609700</text:p>
          </table:table-cell>
          <table:table-cell office:value-type="float" office:value="535700">
            <text:p>535700</text:p>
          </table:table-cell>
          <table:table-cell office:value-type="float" office:value="328700">
            <text:p>328700</text:p>
          </table:table-cell>
          <table:table-cell office:value-type="float" office:value="260000">
            <text:p>260000</text:p>
          </table:table-cell>
          <table:table-cell office:value-type="float" office:value="134100">
            <text:p>134100</text:p>
          </table:table-cell>
          <table:table-cell office:value-type="float" office:value="707700">
            <text:p>707700</text:p>
          </table:table-cell>
        </table:table-row>
        <table:table-row table:style-name="ro1">
          <table:table-cell office:value-type="string">
            <text:p>2005-12-31</text:p>
          </table:table-cell>
          <table:table-cell office:value-type="float" office:value="614100">
            <text:p>614100</text:p>
          </table:table-cell>
          <table:table-cell office:value-type="float" office:value="533700">
            <text:p>533700</text:p>
          </table:table-cell>
          <table:table-cell office:value-type="float" office:value="333600">
            <text:p>333600</text:p>
          </table:table-cell>
          <table:table-cell office:value-type="float" office:value="263200">
            <text:p>263200</text:p>
          </table:table-cell>
          <table:table-cell office:value-type="float" office:value="135000">
            <text:p>135000</text:p>
          </table:table-cell>
          <table:table-cell office:value-type="float" office:value="708000">
            <text:p>708000</text:p>
          </table:table-cell>
        </table:table-row>
        <table:table-row table:style-name="ro1">
          <table:table-cell office:value-type="string">
            <text:p>2006-01-31</text:p>
          </table:table-cell>
          <table:table-cell office:value-type="float" office:value="616300">
            <text:p>616300</text:p>
          </table:table-cell>
          <table:table-cell office:value-type="float" office:value="532600">
            <text:p>532600</text:p>
          </table:table-cell>
          <table:table-cell office:value-type="float" office:value="337800">
            <text:p>337800</text:p>
          </table:table-cell>
          <table:table-cell office:value-type="float" office:value="267200">
            <text:p>267200</text:p>
          </table:table-cell>
          <table:table-cell office:value-type="float" office:value="136000">
            <text:p>136000</text:p>
          </table:table-cell>
          <table:table-cell office:value-type="float" office:value="708100">
            <text:p>708100</text:p>
          </table:table-cell>
        </table:table-row>
        <table:table-row table:style-name="ro1">
          <table:table-cell office:value-type="string">
            <text:p>2006-02-28</text:p>
          </table:table-cell>
          <table:table-cell office:value-type="float" office:value="617000">
            <text:p>617000</text:p>
          </table:table-cell>
          <table:table-cell office:value-type="float" office:value="530300">
            <text:p>530300</text:p>
          </table:table-cell>
          <table:table-cell office:value-type="float" office:value="341800">
            <text:p>341800</text:p>
          </table:table-cell>
          <table:table-cell office:value-type="float" office:value="271900">
            <text:p>271900</text:p>
          </table:table-cell>
          <table:table-cell office:value-type="float" office:value="137300">
            <text:p>137300</text:p>
          </table:table-cell>
          <table:table-cell office:value-type="float" office:value="706600">
            <text:p>706600</text:p>
          </table:table-cell>
        </table:table-row>
        <table:table-row table:style-name="ro1">
          <table:table-cell office:value-type="string">
            <text:p>2006-03-31</text:p>
          </table:table-cell>
          <table:table-cell office:value-type="float" office:value="616800">
            <text:p>616800</text:p>
          </table:table-cell>
          <table:table-cell office:value-type="float" office:value="526600">
            <text:p>526600</text:p>
          </table:table-cell>
          <table:table-cell office:value-type="float" office:value="346400">
            <text:p>346400</text:p>
          </table:table-cell>
          <table:table-cell office:value-type="float" office:value="275800">
            <text:p>275800</text:p>
          </table:table-cell>
          <table:table-cell office:value-type="float" office:value="138200">
            <text:p>138200</text:p>
          </table:table-cell>
          <table:table-cell office:value-type="float" office:value="703400">
            <text:p>703400</text:p>
          </table:table-cell>
        </table:table-row>
        <table:table-row table:style-name="ro1">
          <table:table-cell office:value-type="string">
            <text:p>2006-04-30</text:p>
          </table:table-cell>
          <table:table-cell office:value-type="float" office:value="615100">
            <text:p>615100</text:p>
          </table:table-cell>
          <table:table-cell office:value-type="float" office:value="523300">
            <text:p>523300</text:p>
          </table:table-cell>
          <table:table-cell office:value-type="float" office:value="350500">
            <text:p>350500</text:p>
          </table:table-cell>
          <table:table-cell office:value-type="float" office:value="279300">
            <text:p>279300</text:p>
          </table:table-cell>
          <table:table-cell office:value-type="float" office:value="138600">
            <text:p>138600</text:p>
          </table:table-cell>
          <table:table-cell office:value-type="float" office:value="699400">
            <text:p>699400</text:p>
          </table:table-cell>
        </table:table-row>
        <table:table-row table:style-name="ro1">
          <table:table-cell office:value-type="string">
            <text:p>2006-05-31</text:p>
          </table:table-cell>
          <table:table-cell office:value-type="float" office:value="612400">
            <text:p>612400</text:p>
          </table:table-cell>
          <table:table-cell office:value-type="float" office:value="520200">
            <text:p>520200</text:p>
          </table:table-cell>
          <table:table-cell office:value-type="float" office:value="353900">
            <text:p>353900</text:p>
          </table:table-cell>
          <table:table-cell office:value-type="float" office:value="283100">
            <text:p>283100</text:p>
          </table:table-cell>
          <table:table-cell office:value-type="float" office:value="138700">
            <text:p>138700</text:p>
          </table:table-cell>
          <table:table-cell office:value-type="float" office:value="697200">
            <text:p>697200</text:p>
          </table:table-cell>
        </table:table-row>
        <table:table-row table:style-name="ro1">
          <table:table-cell office:value-type="string">
            <text:p>2006-06-30</text:p>
          </table:table-cell>
          <table:table-cell office:value-type="float" office:value="610000">
            <text:p>610000</text:p>
          </table:table-cell>
          <table:table-cell office:value-type="float" office:value="515700">
            <text:p>515700</text:p>
          </table:table-cell>
          <table:table-cell office:value-type="float" office:value="357100">
            <text:p>357100</text:p>
          </table:table-cell>
          <table:table-cell office:value-type="float" office:value="285700">
            <text:p>285700</text:p>
          </table:table-cell>
          <table:table-cell office:value-type="float" office:value="138900">
            <text:p>138900</text:p>
          </table:table-cell>
          <table:table-cell office:value-type="float" office:value="692600">
            <text:p>692600</text:p>
          </table:table-cell>
        </table:table-row>
        <table:table-row table:style-name="ro1">
          <table:table-cell office:value-type="string">
            <text:p>2006-07-31</text:p>
          </table:table-cell>
          <table:table-cell office:value-type="float" office:value="607900">
            <text:p>607900</text:p>
          </table:table-cell>
          <table:table-cell office:value-type="float" office:value="511600">
            <text:p>511600</text:p>
          </table:table-cell>
          <table:table-cell office:value-type="float" office:value="360200">
            <text:p>360200</text:p>
          </table:table-cell>
          <table:table-cell office:value-type="float" office:value="286300">
            <text:p>286300</text:p>
          </table:table-cell>
          <table:table-cell office:value-type="float" office:value="139200">
            <text:p>139200</text:p>
          </table:table-cell>
          <table:table-cell office:value-type="float" office:value="686400">
            <text:p>686400</text:p>
          </table:table-cell>
        </table:table-row>
        <table:table-row table:style-name="ro1">
          <table:table-cell office:value-type="string">
            <text:p>2006-08-31</text:p>
          </table:table-cell>
          <table:table-cell office:value-type="float" office:value="605400">
            <text:p>605400</text:p>
          </table:table-cell>
          <table:table-cell office:value-type="float" office:value="507000">
            <text:p>507000</text:p>
          </table:table-cell>
          <table:table-cell office:value-type="float" office:value="363400">
            <text:p>363400</text:p>
          </table:table-cell>
          <table:table-cell office:value-type="float" office:value="286800">
            <text:p>286800</text:p>
          </table:table-cell>
          <table:table-cell office:value-type="float" office:value="139400">
            <text:p>139400</text:p>
          </table:table-cell>
          <table:table-cell office:value-type="float" office:value="680700">
            <text:p>680700</text:p>
          </table:table-cell>
        </table:table-row>
        <table:table-row table:style-name="ro1">
          <table:table-cell office:value-type="string">
            <text:p>2006-09-30</text:p>
          </table:table-cell>
          <table:table-cell office:value-type="float" office:value="603900">
            <text:p>603900</text:p>
          </table:table-cell>
          <table:table-cell office:value-type="float" office:value="503300">
            <text:p>503300</text:p>
          </table:table-cell>
          <table:table-cell office:value-type="float" office:value="365900">
            <text:p>365900</text:p>
          </table:table-cell>
          <table:table-cell office:value-type="float" office:value="288500">
            <text:p>288500</text:p>
          </table:table-cell>
          <table:table-cell office:value-type="float" office:value="139600">
            <text:p>139600</text:p>
          </table:table-cell>
          <table:table-cell office:value-type="float" office:value="676000">
            <text:p>676000</text:p>
          </table:table-cell>
        </table:table-row>
        <table:table-row table:style-name="ro1">
          <table:table-cell office:value-type="string">
            <text:p>2006-10-31</text:p>
          </table:table-cell>
          <table:table-cell office:value-type="float" office:value="603000">
            <text:p>603000</text:p>
          </table:table-cell>
          <table:table-cell office:value-type="float" office:value="500500">
            <text:p>500500</text:p>
          </table:table-cell>
          <table:table-cell office:value-type="float" office:value="367800">
            <text:p>367800</text:p>
          </table:table-cell>
          <table:table-cell office:value-type="float" office:value="289000">
            <text:p>289000</text:p>
          </table:table-cell>
          <table:table-cell office:value-type="float" office:value="140000">
            <text:p>140000</text:p>
          </table:table-cell>
          <table:table-cell office:value-type="float" office:value="672200">
            <text:p>672200</text:p>
          </table:table-cell>
        </table:table-row>
        <table:table-row table:style-name="ro1">
          <table:table-cell office:value-type="string">
            <text:p>2006-11-30</text:p>
          </table:table-cell>
          <table:table-cell office:value-type="float" office:value="602100">
            <text:p>602100</text:p>
          </table:table-cell>
          <table:table-cell office:value-type="float" office:value="498700">
            <text:p>498700</text:p>
          </table:table-cell>
          <table:table-cell office:value-type="float" office:value="369200">
            <text:p>369200</text:p>
          </table:table-cell>
          <table:table-cell office:value-type="float" office:value="288300">
            <text:p>288300</text:p>
          </table:table-cell>
          <table:table-cell office:value-type="float" office:value="140500">
            <text:p>140500</text:p>
          </table:table-cell>
          <table:table-cell office:value-type="float" office:value="670200">
            <text:p>670200</text:p>
          </table:table-cell>
        </table:table-row>
        <table:table-row table:style-name="ro1">
          <table:table-cell office:value-type="string">
            <text:p>2006-12-31</text:p>
          </table:table-cell>
          <table:table-cell office:value-type="float" office:value="601400">
            <text:p>601400</text:p>
          </table:table-cell>
          <table:table-cell office:value-type="float" office:value="498800">
            <text:p>498800</text:p>
          </table:table-cell>
          <table:table-cell office:value-type="float" office:value="370900">
            <text:p>370900</text:p>
          </table:table-cell>
          <table:table-cell office:value-type="float" office:value="288900">
            <text:p>288900</text:p>
          </table:table-cell>
          <table:table-cell office:value-type="float" office:value="141000">
            <text:p>141000</text:p>
          </table:table-cell>
          <table:table-cell office:value-type="float" office:value="671800">
            <text:p>671800</text:p>
          </table:table-cell>
        </table:table-row>
        <table:table-row table:style-name="ro1">
          <table:table-cell office:value-type="string">
            <text:p>2007-01-31</text:p>
          </table:table-cell>
          <table:table-cell office:value-type="float" office:value="601500">
            <text:p>601500</text:p>
          </table:table-cell>
          <table:table-cell office:value-type="float" office:value="501500">
            <text:p>501500</text:p>
          </table:table-cell>
          <table:table-cell office:value-type="float" office:value="373700">
            <text:p>373700</text:p>
          </table:table-cell>
          <table:table-cell office:value-type="float" office:value="290400">
            <text:p>290400</text:p>
          </table:table-cell>
          <table:table-cell office:value-type="float" office:value="141500">
            <text:p>141500</text:p>
          </table:table-cell>
          <table:table-cell office:value-type="float" office:value="676000">
            <text:p>676000</text:p>
          </table:table-cell>
        </table:table-row>
        <table:table-row table:style-name="ro1">
          <table:table-cell office:value-type="string">
            <text:p>2007-02-28</text:p>
          </table:table-cell>
          <table:table-cell office:value-type="float" office:value="599300">
            <text:p>599300</text:p>
          </table:table-cell>
          <table:table-cell office:value-type="float" office:value="504600">
            <text:p>504600</text:p>
          </table:table-cell>
          <table:table-cell office:value-type="float" office:value="376300">
            <text:p>376300</text:p>
          </table:table-cell>
          <table:table-cell office:value-type="float" office:value="291400">
            <text:p>291400</text:p>
          </table:table-cell>
          <table:table-cell office:value-type="float" office:value="141700">
            <text:p>141700</text:p>
          </table:table-cell>
          <table:table-cell office:value-type="float" office:value="678000">
            <text:p>678000</text:p>
          </table:table-cell>
        </table:table-row>
        <table:table-row table:style-name="ro1">
          <table:table-cell office:value-type="string">
            <text:p>2007-03-31</text:p>
          </table:table-cell>
          <table:table-cell office:value-type="float" office:value="596900">
            <text:p>596900</text:p>
          </table:table-cell>
          <table:table-cell office:value-type="float" office:value="503900">
            <text:p>503900</text:p>
          </table:table-cell>
          <table:table-cell office:value-type="float" office:value="377400">
            <text:p>377400</text:p>
          </table:table-cell>
          <table:table-cell office:value-type="float" office:value="292200">
            <text:p>292200</text:p>
          </table:table-cell>
          <table:table-cell office:value-type="float" office:value="141600">
            <text:p>141600</text:p>
          </table:table-cell>
          <table:table-cell office:value-type="float" office:value="677900">
            <text:p>677900</text:p>
          </table:table-cell>
        </table:table-row>
        <table:table-row table:style-name="ro1">
          <table:table-cell office:value-type="string">
            <text:p>2007-04-30</text:p>
          </table:table-cell>
          <table:table-cell office:value-type="float" office:value="593600">
            <text:p>593600</text:p>
          </table:table-cell>
          <table:table-cell office:value-type="float" office:value="500300">
            <text:p>500300</text:p>
          </table:table-cell>
          <table:table-cell office:value-type="float" office:value="378200">
            <text:p>378200</text:p>
          </table:table-cell>
          <table:table-cell office:value-type="float" office:value="292600">
            <text:p>292600</text:p>
          </table:table-cell>
          <table:table-cell office:value-type="float" office:value="141700">
            <text:p>141700</text:p>
          </table:table-cell>
          <table:table-cell office:value-type="float" office:value="677800">
            <text:p>677800</text:p>
          </table:table-cell>
        </table:table-row>
        <table:table-row table:style-name="ro1">
          <table:table-cell office:value-type="string">
            <text:p>2007-05-31</text:p>
          </table:table-cell>
          <table:table-cell office:value-type="float" office:value="588600">
            <text:p>588600</text:p>
          </table:table-cell>
          <table:table-cell office:value-type="float" office:value="495300">
            <text:p>495300</text:p>
          </table:table-cell>
          <table:table-cell office:value-type="float" office:value="379100">
            <text:p>379100</text:p>
          </table:table-cell>
          <table:table-cell office:value-type="float" office:value="292100">
            <text:p>292100</text:p>
          </table:table-cell>
          <table:table-cell office:value-type="float" office:value="142100">
            <text:p>142100</text:p>
          </table:table-cell>
          <table:table-cell office:value-type="float" office:value="675800">
            <text:p>675800</text:p>
          </table:table-cell>
        </table:table-row>
        <table:table-row table:style-name="ro1">
          <table:table-cell office:value-type="string">
            <text:p>2007-06-30</text:p>
          </table:table-cell>
          <table:table-cell office:value-type="float" office:value="581800">
            <text:p>581800</text:p>
          </table:table-cell>
          <table:table-cell office:value-type="float" office:value="490500">
            <text:p>490500</text:p>
          </table:table-cell>
          <table:table-cell office:value-type="float" office:value="379200">
            <text:p>379200</text:p>
          </table:table-cell>
          <table:table-cell office:value-type="float" office:value="291800">
            <text:p>291800</text:p>
          </table:table-cell>
          <table:table-cell office:value-type="float" office:value="143300">
            <text:p>143300</text:p>
          </table:table-cell>
          <table:table-cell office:value-type="float" office:value="671600">
            <text:p>671600</text:p>
          </table:table-cell>
        </table:table-row>
        <table:table-row table:style-name="ro1">
          <table:table-cell office:value-type="string">
            <text:p>2007-07-31</text:p>
          </table:table-cell>
          <table:table-cell office:value-type="float" office:value="576500">
            <text:p>576500</text:p>
          </table:table-cell>
          <table:table-cell office:value-type="float" office:value="486700">
            <text:p>486700</text:p>
          </table:table-cell>
          <table:table-cell office:value-type="float" office:value="378400">
            <text:p>378400</text:p>
          </table:table-cell>
          <table:table-cell office:value-type="float" office:value="291600">
            <text:p>291600</text:p>
          </table:table-cell>
          <table:table-cell office:value-type="float" office:value="144400">
            <text:p>144400</text:p>
          </table:table-cell>
          <table:table-cell office:value-type="float" office:value="667800">
            <text:p>667800</text:p>
          </table:table-cell>
        </table:table-row>
        <table:table-row table:style-name="ro1">
          <table:table-cell office:value-type="string">
            <text:p>2007-08-31</text:p>
          </table:table-cell>
          <table:table-cell office:value-type="float" office:value="570600">
            <text:p>570600</text:p>
          </table:table-cell>
          <table:table-cell office:value-type="float" office:value="482300">
            <text:p>482300</text:p>
          </table:table-cell>
          <table:table-cell office:value-type="float" office:value="376600">
            <text:p>376600</text:p>
          </table:table-cell>
          <table:table-cell office:value-type="float" office:value="289600">
            <text:p>289600</text:p>
          </table:table-cell>
          <table:table-cell office:value-type="float" office:value="145700">
            <text:p>145700</text:p>
          </table:table-cell>
          <table:table-cell office:value-type="float" office:value="662700">
            <text:p>662700</text:p>
          </table:table-cell>
        </table:table-row>
        <table:table-row table:style-name="ro1">
          <table:table-cell office:value-type="string">
            <text:p>2007-09-30</text:p>
          </table:table-cell>
          <table:table-cell office:value-type="float" office:value="559800">
            <text:p>559800</text:p>
          </table:table-cell>
          <table:table-cell office:value-type="float" office:value="475700">
            <text:p>475700</text:p>
          </table:table-cell>
          <table:table-cell office:value-type="float" office:value="373800">
            <text:p>373800</text:p>
          </table:table-cell>
          <table:table-cell office:value-type="float" office:value="288400">
            <text:p>288400</text:p>
          </table:table-cell>
          <table:table-cell office:value-type="float" office:value="146300">
            <text:p>146300</text:p>
          </table:table-cell>
          <table:table-cell office:value-type="float" office:value="656800">
            <text:p>656800</text:p>
          </table:table-cell>
        </table:table-row>
        <table:table-row table:style-name="ro1">
          <table:table-cell office:value-type="string">
            <text:p>2007-10-31</text:p>
          </table:table-cell>
          <table:table-cell office:value-type="float" office:value="545900">
            <text:p>545900</text:p>
          </table:table-cell>
          <table:table-cell office:value-type="float" office:value="469500">
            <text:p>469500</text:p>
          </table:table-cell>
          <table:table-cell office:value-type="float" office:value="370800">
            <text:p>370800</text:p>
          </table:table-cell>
          <table:table-cell office:value-type="float" office:value="287000">
            <text:p>287000</text:p>
          </table:table-cell>
          <table:table-cell office:value-type="float" office:value="147200">
            <text:p>147200</text:p>
          </table:table-cell>
          <table:table-cell office:value-type="float" office:value="648900">
            <text:p>648900</text:p>
          </table:table-cell>
        </table:table-row>
        <table:table-row table:style-name="ro1">
          <table:table-cell office:value-type="string">
            <text:p>2007-11-30</text:p>
          </table:table-cell>
          <table:table-cell office:value-type="float" office:value="535700">
            <text:p>535700</text:p>
          </table:table-cell>
          <table:table-cell office:value-type="float" office:value="465400">
            <text:p>465400</text:p>
          </table:table-cell>
          <table:table-cell office:value-type="float" office:value="367500">
            <text:p>367500</text:p>
          </table:table-cell>
          <table:table-cell office:value-type="float" office:value="285600">
            <text:p>285600</text:p>
          </table:table-cell>
          <table:table-cell office:value-type="float" office:value="147300">
            <text:p>147300</text:p>
          </table:table-cell>
          <table:table-cell office:value-type="float" office:value="638400">
            <text:p>638400</text:p>
          </table:table-cell>
        </table:table-row>
        <table:table-row table:style-name="ro1">
          <table:table-cell office:value-type="string">
            <text:p>2007-12-31</text:p>
          </table:table-cell>
          <table:table-cell office:value-type="float" office:value="525900">
            <text:p>525900</text:p>
          </table:table-cell>
          <table:table-cell office:value-type="float" office:value="456500">
            <text:p>456500</text:p>
          </table:table-cell>
          <table:table-cell office:value-type="float" office:value="366400">
            <text:p>366400</text:p>
          </table:table-cell>
          <table:table-cell office:value-type="float" office:value="284500">
            <text:p>284500</text:p>
          </table:table-cell>
          <table:table-cell office:value-type="float" office:value="147000">
            <text:p>147000</text:p>
          </table:table-cell>
          <table:table-cell office:value-type="float" office:value="628600">
            <text:p>628600</text:p>
          </table:table-cell>
        </table:table-row>
        <table:table-row table:style-name="ro1">
          <table:table-cell office:value-type="string">
            <text:p>2008-01-31</text:p>
          </table:table-cell>
          <table:table-cell office:value-type="float" office:value="513500">
            <text:p>513500</text:p>
          </table:table-cell>
          <table:table-cell office:value-type="float" office:value="443000">
            <text:p>443000</text:p>
          </table:table-cell>
          <table:table-cell office:value-type="float" office:value="365200">
            <text:p>365200</text:p>
          </table:table-cell>
          <table:table-cell office:value-type="float" office:value="284100">
            <text:p>284100</text:p>
          </table:table-cell>
          <table:table-cell office:value-type="float" office:value="143400">
            <text:p>143400</text:p>
          </table:table-cell>
          <table:table-cell office:value-type="float" office:value="622600">
            <text:p>622600</text:p>
          </table:table-cell>
        </table:table-row>
        <table:table-row table:style-name="ro1">
          <table:table-cell office:value-type="string">
            <text:p>2008-02-29</text:p>
          </table:table-cell>
          <table:table-cell office:value-type="float" office:value="503800">
            <text:p>503800</text:p>
          </table:table-cell>
          <table:table-cell office:value-type="float" office:value="430500">
            <text:p>430500</text:p>
          </table:table-cell>
          <table:table-cell office:value-type="float" office:value="362200">
            <text:p>362200</text:p>
          </table:table-cell>
          <table:table-cell office:value-type="float" office:value="282100">
            <text:p>282100</text:p>
          </table:table-cell>
          <table:table-cell office:value-type="float" office:value="139400">
            <text:p>139400</text:p>
          </table:table-cell>
          <table:table-cell office:value-type="float" office:value="615800">
            <text:p>615800</text:p>
          </table:table-cell>
        </table:table-row>
        <table:table-row table:style-name="ro1">
          <table:table-cell office:value-type="string">
            <text:p>2008-03-31</text:p>
          </table:table-cell>
          <table:table-cell office:value-type="float" office:value="496000">
            <text:p>496000</text:p>
          </table:table-cell>
          <table:table-cell office:value-type="float" office:value="423300">
            <text:p>423300</text:p>
          </table:table-cell>
          <table:table-cell office:value-type="float" office:value="358300">
            <text:p>358300</text:p>
          </table:table-cell>
          <table:table-cell office:value-type="float" office:value="279700">
            <text:p>279700</text:p>
          </table:table-cell>
          <table:table-cell office:value-type="float" office:value="136100">
            <text:p>136100</text:p>
          </table:table-cell>
          <table:table-cell office:value-type="float" office:value="605200">
            <text:p>605200</text:p>
          </table:table-cell>
        </table:table-row>
        <table:table-row table:style-name="ro1">
          <table:table-cell office:value-type="string">
            <text:p>2008-04-30</text:p>
          </table:table-cell>
          <table:table-cell office:value-type="float" office:value="486000">
            <text:p>486000</text:p>
          </table:table-cell>
          <table:table-cell office:value-type="float" office:value="416100">
            <text:p>416100</text:p>
          </table:table-cell>
          <table:table-cell office:value-type="float" office:value="355000">
            <text:p>355000</text:p>
          </table:table-cell>
          <table:table-cell office:value-type="float" office:value="277400">
            <text:p>277400</text:p>
          </table:table-cell>
          <table:table-cell office:value-type="float" office:value="135700">
            <text:p>135700</text:p>
          </table:table-cell>
          <table:table-cell office:value-type="float" office:value="594100">
            <text:p>594100</text:p>
          </table:table-cell>
        </table:table-row>
        <table:table-row table:style-name="ro1">
          <table:table-cell office:value-type="string">
            <text:p>2008-05-31</text:p>
          </table:table-cell>
          <table:table-cell office:value-type="float" office:value="476300">
            <text:p>476300</text:p>
          </table:table-cell>
          <table:table-cell office:value-type="float" office:value="410600">
            <text:p>410600</text:p>
          </table:table-cell>
          <table:table-cell office:value-type="float" office:value="351500">
            <text:p>351500</text:p>
          </table:table-cell>
          <table:table-cell office:value-type="float" office:value="275600">
            <text:p>275600</text:p>
          </table:table-cell>
          <table:table-cell office:value-type="float" office:value="136100">
            <text:p>136100</text:p>
          </table:table-cell>
          <table:table-cell office:value-type="float" office:value="582500">
            <text:p>582500</text:p>
          </table:table-cell>
        </table:table-row>
        <table:table-row table:style-name="ro1">
          <table:table-cell office:value-type="string">
            <text:p>2008-06-30</text:p>
          </table:table-cell>
          <table:table-cell office:value-type="float" office:value="467900">
            <text:p>467900</text:p>
          </table:table-cell>
          <table:table-cell office:value-type="float" office:value="405300">
            <text:p>405300</text:p>
          </table:table-cell>
          <table:table-cell office:value-type="float" office:value="347500">
            <text:p>347500</text:p>
          </table:table-cell>
          <table:table-cell office:value-type="float" office:value="273700">
            <text:p>273700</text:p>
          </table:table-cell>
          <table:table-cell office:value-type="float" office:value="136000">
            <text:p>136000</text:p>
          </table:table-cell>
          <table:table-cell office:value-type="float" office:value="572400">
            <text:p>572400</text:p>
          </table:table-cell>
        </table:table-row>
        <table:table-row table:style-name="ro1">
          <table:table-cell office:value-type="string">
            <text:p>2008-07-31</text:p>
          </table:table-cell>
          <table:table-cell office:value-type="float" office:value="458600">
            <text:p>458600</text:p>
          </table:table-cell>
          <table:table-cell office:value-type="float" office:value="398800">
            <text:p>398800</text:p>
          </table:table-cell>
          <table:table-cell office:value-type="float" office:value="343000">
            <text:p>343000</text:p>
          </table:table-cell>
          <table:table-cell office:value-type="float" office:value="270200">
            <text:p>270200</text:p>
          </table:table-cell>
          <table:table-cell office:value-type="float" office:value="135700">
            <text:p>135700</text:p>
          </table:table-cell>
          <table:table-cell office:value-type="float" office:value="562900">
            <text:p>562900</text:p>
          </table:table-cell>
        </table:table-row>
        <table:table-row table:style-name="ro1">
          <table:table-cell office:value-type="string">
            <text:p>2008-08-31</text:p>
          </table:table-cell>
          <table:table-cell office:value-type="float" office:value="450200">
            <text:p>450200</text:p>
          </table:table-cell>
          <table:table-cell office:value-type="float" office:value="390500">
            <text:p>390500</text:p>
          </table:table-cell>
          <table:table-cell office:value-type="float" office:value="339200">
            <text:p>339200</text:p>
          </table:table-cell>
          <table:table-cell office:value-type="float" office:value="267100">
            <text:p>267100</text:p>
          </table:table-cell>
          <table:table-cell office:value-type="float" office:value="135200">
            <text:p>135200</text:p>
          </table:table-cell>
          <table:table-cell office:value-type="float" office:value="553800">
            <text:p>553800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443200">
            <text:p>443200</text:p>
          </table:table-cell>
          <table:table-cell office:value-type="float" office:value="383100">
            <text:p>383100</text:p>
          </table:table-cell>
          <table:table-cell office:value-type="float" office:value="335600">
            <text:p>335600</text:p>
          </table:table-cell>
          <table:table-cell office:value-type="float" office:value="263400">
            <text:p>263400</text:p>
          </table:table-cell>
          <table:table-cell office:value-type="float" office:value="134900">
            <text:p>134900</text:p>
          </table:table-cell>
          <table:table-cell office:value-type="float" office:value="545300">
            <text:p>545300</text:p>
          </table:table-cell>
        </table:table-row>
        <table:table-row table:style-name="ro1">
          <table:table-cell office:value-type="string">
            <text:p>2008-10-31</text:p>
          </table:table-cell>
          <table:table-cell office:value-type="float" office:value="435300">
            <text:p>435300</text:p>
          </table:table-cell>
          <table:table-cell office:value-type="float" office:value="374000">
            <text:p>374000</text:p>
          </table:table-cell>
          <table:table-cell office:value-type="float" office:value="330300">
            <text:p>330300</text:p>
          </table:table-cell>
          <table:table-cell office:value-type="float" office:value="259500">
            <text:p>259500</text:p>
          </table:table-cell>
          <table:table-cell office:value-type="float" office:value="133700">
            <text:p>133700</text:p>
          </table:table-cell>
          <table:table-cell office:value-type="float" office:value="536200">
            <text:p>536200</text:p>
          </table:table-cell>
        </table:table-row>
        <table:table-row table:style-name="ro1">
          <table:table-cell office:value-type="string">
            <text:p>2008-11-30</text:p>
          </table:table-cell>
          <table:table-cell office:value-type="float" office:value="426600">
            <text:p>426600</text:p>
          </table:table-cell>
          <table:table-cell office:value-type="float" office:value="366700">
            <text:p>366700</text:p>
          </table:table-cell>
          <table:table-cell office:value-type="float" office:value="324500">
            <text:p>324500</text:p>
          </table:table-cell>
          <table:table-cell office:value-type="float" office:value="254400">
            <text:p>254400</text:p>
          </table:table-cell>
          <table:table-cell office:value-type="float" office:value="132100">
            <text:p>132100</text:p>
          </table:table-cell>
          <table:table-cell office:value-type="float" office:value="523900">
            <text:p>523900</text:p>
          </table:table-cell>
        </table:table-row>
        <table:table-row table:style-name="ro1">
          <table:table-cell office:value-type="string">
            <text:p>2008-12-31</text:p>
          </table:table-cell>
          <table:table-cell office:value-type="float" office:value="420600">
            <text:p>420600</text:p>
          </table:table-cell>
          <table:table-cell office:value-type="float" office:value="363000">
            <text:p>363000</text:p>
          </table:table-cell>
          <table:table-cell office:value-type="float" office:value="319300">
            <text:p>319300</text:p>
          </table:table-cell>
          <table:table-cell office:value-type="float" office:value="251300">
            <text:p>251300</text:p>
          </table:table-cell>
          <table:table-cell office:value-type="float" office:value="130900">
            <text:p>130900</text:p>
          </table:table-cell>
          <table:table-cell office:value-type="float" office:value="511600">
            <text:p>511600</text:p>
          </table:table-cell>
        </table:table-row>
        <table:table-row table:style-name="ro1">
          <table:table-cell office:value-type="string">
            <text:p>2009-01-31</text:p>
          </table:table-cell>
          <table:table-cell office:value-type="float" office:value="418000">
            <text:p>418000</text:p>
          </table:table-cell>
          <table:table-cell office:value-type="float" office:value="360100">
            <text:p>360100</text:p>
          </table:table-cell>
          <table:table-cell office:value-type="float" office:value="316000">
            <text:p>316000</text:p>
          </table:table-cell>
          <table:table-cell office:value-type="float" office:value="250800">
            <text:p>250800</text:p>
          </table:table-cell>
          <table:table-cell office:value-type="float" office:value="131100">
            <text:p>131100</text:p>
          </table:table-cell>
          <table:table-cell office:value-type="float" office:value="502300">
            <text:p>502300</text:p>
          </table:table-cell>
        </table:table-row>
        <table:table-row table:style-name="ro1">
          <table:table-cell office:value-type="string">
            <text:p>2009-02-28</text:p>
          </table:table-cell>
          <table:table-cell office:value-type="float" office:value="416200">
            <text:p>416200</text:p>
          </table:table-cell>
          <table:table-cell office:value-type="float" office:value="357300">
            <text:p>357300</text:p>
          </table:table-cell>
          <table:table-cell office:value-type="float" office:value="313700">
            <text:p>313700</text:p>
          </table:table-cell>
          <table:table-cell office:value-type="float" office:value="250700">
            <text:p>250700</text:p>
          </table:table-cell>
          <table:table-cell office:value-type="float" office:value="131700">
            <text:p>131700</text:p>
          </table:table-cell>
          <table:table-cell office:value-type="float" office:value="497700">
            <text:p>497700</text:p>
          </table:table-cell>
        </table:table-row>
        <table:table-row table:style-name="ro1">
          <table:table-cell office:value-type="string">
            <text:p>2009-03-31</text:p>
          </table:table-cell>
          <table:table-cell office:value-type="float" office:value="412700">
            <text:p>412700</text:p>
          </table:table-cell>
          <table:table-cell office:value-type="float" office:value="353400">
            <text:p>353400</text:p>
          </table:table-cell>
          <table:table-cell office:value-type="float" office:value="309200">
            <text:p>309200</text:p>
          </table:table-cell>
          <table:table-cell office:value-type="float" office:value="247800">
            <text:p>247800</text:p>
          </table:table-cell>
          <table:table-cell office:value-type="float" office:value="131200">
            <text:p>131200</text:p>
          </table:table-cell>
          <table:table-cell office:value-type="float" office:value="493900">
            <text:p>493900</text:p>
          </table:table-cell>
        </table:table-row>
        <table:table-row table:style-name="ro1">
          <table:table-cell office:value-type="string">
            <text:p>2009-04-30</text:p>
          </table:table-cell>
          <table:table-cell office:value-type="float" office:value="409500">
            <text:p>409500</text:p>
          </table:table-cell>
          <table:table-cell office:value-type="float" office:value="351800">
            <text:p>351800</text:p>
          </table:table-cell>
          <table:table-cell office:value-type="float" office:value="304500">
            <text:p>304500</text:p>
          </table:table-cell>
          <table:table-cell office:value-type="float" office:value="245100">
            <text:p>245100</text:p>
          </table:table-cell>
          <table:table-cell office:value-type="float" office:value="130100">
            <text:p>130100</text:p>
          </table:table-cell>
          <table:table-cell office:value-type="float" office:value="489500">
            <text:p>489500</text:p>
          </table:table-cell>
        </table:table-row>
        <table:table-row table:style-name="ro1">
          <table:table-cell office:value-type="string">
            <text:p>2009-05-31</text:p>
          </table:table-cell>
          <table:table-cell office:value-type="float" office:value="409500">
            <text:p>409500</text:p>
          </table:table-cell>
          <table:table-cell office:value-type="float" office:value="352300">
            <text:p>352300</text:p>
          </table:table-cell>
          <table:table-cell office:value-type="float" office:value="302700">
            <text:p>302700</text:p>
          </table:table-cell>
          <table:table-cell office:value-type="float" office:value="244000">
            <text:p>244000</text:p>
          </table:table-cell>
          <table:table-cell office:value-type="float" office:value="129300">
            <text:p>129300</text:p>
          </table:table-cell>
          <table:table-cell office:value-type="float" office:value="490000">
            <text:p>490000</text:p>
          </table:table-cell>
        </table:table-row>
        <table:table-row table:style-name="ro1">
          <table:table-cell office:value-type="string">
            <text:p>2009-06-30</text:p>
          </table:table-cell>
          <table:table-cell office:value-type="float" office:value="411200">
            <text:p>411200</text:p>
          </table:table-cell>
          <table:table-cell office:value-type="float" office:value="353400">
            <text:p>353400</text:p>
          </table:table-cell>
          <table:table-cell office:value-type="float" office:value="302000">
            <text:p>302000</text:p>
          </table:table-cell>
          <table:table-cell office:value-type="float" office:value="243000">
            <text:p>243000</text:p>
          </table:table-cell>
          <table:table-cell office:value-type="float" office:value="129000">
            <text:p>129000</text:p>
          </table:table-cell>
          <table:table-cell office:value-type="float" office:value="493900">
            <text:p>493900</text:p>
          </table:table-cell>
        </table:table-row>
        <table:table-row table:style-name="ro1">
          <table:table-cell office:value-type="string">
            <text:p>2009-07-31</text:p>
          </table:table-cell>
          <table:table-cell office:value-type="float" office:value="412600">
            <text:p>412600</text:p>
          </table:table-cell>
          <table:table-cell office:value-type="float" office:value="353900">
            <text:p>353900</text:p>
          </table:table-cell>
          <table:table-cell office:value-type="float" office:value="300800">
            <text:p>300800</text:p>
          </table:table-cell>
          <table:table-cell office:value-type="float" office:value="242800">
            <text:p>242800</text:p>
          </table:table-cell>
          <table:table-cell office:value-type="float" office:value="129200">
            <text:p>129200</text:p>
          </table:table-cell>
          <table:table-cell office:value-type="float" office:value="497300">
            <text:p>497300</text:p>
          </table:table-cell>
        </table:table-row>
        <table:table-row table:style-name="ro1">
          <table:table-cell office:value-type="string">
            <text:p>2009-08-31</text:p>
          </table:table-cell>
          <table:table-cell office:value-type="float" office:value="415600">
            <text:p>415600</text:p>
          </table:table-cell>
          <table:table-cell office:value-type="float" office:value="358200">
            <text:p>358200</text:p>
          </table:table-cell>
          <table:table-cell office:value-type="float" office:value="300500">
            <text:p>300500</text:p>
          </table:table-cell>
          <table:table-cell office:value-type="float" office:value="243000">
            <text:p>243000</text:p>
          </table:table-cell>
          <table:table-cell office:value-type="float" office:value="129800">
            <text:p>129800</text:p>
          </table:table-cell>
          <table:table-cell office:value-type="float" office:value="501500">
            <text:p>501500</text:p>
          </table:table-cell>
        </table:table-row>
        <table:table-row table:style-name="ro1">
          <table:table-cell office:value-type="string">
            <text:p>2009-09-30</text:p>
          </table:table-cell>
          <table:table-cell office:value-type="float" office:value="419300">
            <text:p>419300</text:p>
          </table:table-cell>
          <table:table-cell office:value-type="float" office:value="363500">
            <text:p>363500</text:p>
          </table:table-cell>
          <table:table-cell office:value-type="float" office:value="301000">
            <text:p>301000</text:p>
          </table:table-cell>
          <table:table-cell office:value-type="float" office:value="243400">
            <text:p>243400</text:p>
          </table:table-cell>
          <table:table-cell office:value-type="float" office:value="130600">
            <text:p>130600</text:p>
          </table:table-cell>
          <table:table-cell office:value-type="float" office:value="506400">
            <text:p>506400</text:p>
          </table:table-cell>
        </table:table-row>
        <table:table-row table:style-name="ro1">
          <table:table-cell office:value-type="string">
            <text:p>2009-10-31</text:p>
          </table:table-cell>
          <table:table-cell office:value-type="float" office:value="423400">
            <text:p>423400</text:p>
          </table:table-cell>
          <table:table-cell office:value-type="float" office:value="367800">
            <text:p>367800</text:p>
          </table:table-cell>
          <table:table-cell office:value-type="float" office:value="301900">
            <text:p>301900</text:p>
          </table:table-cell>
          <table:table-cell office:value-type="float" office:value="244400">
            <text:p>244400</text:p>
          </table:table-cell>
          <table:table-cell office:value-type="float" office:value="131500">
            <text:p>131500</text:p>
          </table:table-cell>
          <table:table-cell office:value-type="float" office:value="510900">
            <text:p>510900</text:p>
          </table:table-cell>
        </table:table-row>
        <table:table-row table:style-name="ro1">
          <table:table-cell office:value-type="string">
            <text:p>2009-11-30</text:p>
          </table:table-cell>
          <table:table-cell office:value-type="float" office:value="426700">
            <text:p>426700</text:p>
          </table:table-cell>
          <table:table-cell office:value-type="float" office:value="370300">
            <text:p>370300</text:p>
          </table:table-cell>
          <table:table-cell office:value-type="float" office:value="302800">
            <text:p>302800</text:p>
          </table:table-cell>
          <table:table-cell office:value-type="float" office:value="245300">
            <text:p>245300</text:p>
          </table:table-cell>
          <table:table-cell office:value-type="float" office:value="132400">
            <text:p>132400</text:p>
          </table:table-cell>
          <table:table-cell office:value-type="float" office:value="517600">
            <text:p>517600</text:p>
          </table:table-cell>
        </table:table-row>
        <table:table-row table:style-name="ro1">
          <table:table-cell office:value-type="string">
            <text:p>2009-12-31</text:p>
          </table:table-cell>
          <table:table-cell office:value-type="float" office:value="428400">
            <text:p>428400</text:p>
          </table:table-cell>
          <table:table-cell office:value-type="float" office:value="372500">
            <text:p>372500</text:p>
          </table:table-cell>
          <table:table-cell office:value-type="float" office:value="301000">
            <text:p>301000</text:p>
          </table:table-cell>
          <table:table-cell office:value-type="float" office:value="243300">
            <text:p>243300</text:p>
          </table:table-cell>
          <table:table-cell office:value-type="float" office:value="132700">
            <text:p>132700</text:p>
          </table:table-cell>
          <table:table-cell office:value-type="float" office:value="519600">
            <text:p>519600</text:p>
          </table:table-cell>
        </table:table-row>
        <table:table-row table:style-name="ro1">
          <table:table-cell office:value-type="string">
            <text:p>2010-01-31</text:p>
          </table:table-cell>
          <table:table-cell office:value-type="float" office:value="427900">
            <text:p>427900</text:p>
          </table:table-cell>
          <table:table-cell office:value-type="float" office:value="373900">
            <text:p>373900</text:p>
          </table:table-cell>
          <table:table-cell office:value-type="float" office:value="298300">
            <text:p>298300</text:p>
          </table:table-cell>
          <table:table-cell office:value-type="float" office:value="240400">
            <text:p>240400</text:p>
          </table:table-cell>
          <table:table-cell office:value-type="float" office:value="132200">
            <text:p>132200</text:p>
          </table:table-cell>
          <table:table-cell office:value-type="float" office:value="517800">
            <text:p>517800</text:p>
          </table:table-cell>
        </table:table-row>
        <table:table-row table:style-name="ro1">
          <table:table-cell office:value-type="string">
            <text:p>2010-02-28</text:p>
          </table:table-cell>
          <table:table-cell office:value-type="float" office:value="427800">
            <text:p>427800</text:p>
          </table:table-cell>
          <table:table-cell office:value-type="float" office:value="375000">
            <text:p>375000</text:p>
          </table:table-cell>
          <table:table-cell office:value-type="float" office:value="296500">
            <text:p>296500</text:p>
          </table:table-cell>
          <table:table-cell office:value-type="float" office:value="240000">
            <text:p>240000</text:p>
          </table:table-cell>
          <table:table-cell office:value-type="float" office:value="131600">
            <text:p>131600</text:p>
          </table:table-cell>
          <table:table-cell office:value-type="float" office:value="517700">
            <text:p>517700</text:p>
          </table:table-cell>
        </table:table-row>
        <table:table-row table:style-name="ro1">
          <table:table-cell office:value-type="string">
            <text:p>2010-03-31</text:p>
          </table:table-cell>
          <table:table-cell office:value-type="float" office:value="426900">
            <text:p>426900</text:p>
          </table:table-cell>
          <table:table-cell office:value-type="float" office:value="375200">
            <text:p>375200</text:p>
          </table:table-cell>
          <table:table-cell office:value-type="float" office:value="295400">
            <text:p>295400</text:p>
          </table:table-cell>
          <table:table-cell office:value-type="float" office:value="241500">
            <text:p>241500</text:p>
          </table:table-cell>
          <table:table-cell office:value-type="float" office:value="131700">
            <text:p>131700</text:p>
          </table:table-cell>
          <table:table-cell office:value-type="float" office:value="516500">
            <text:p>516500</text:p>
          </table:table-cell>
        </table:table-row>
        <table:table-row table:style-name="ro1">
          <table:table-cell office:value-type="string">
            <text:p>2010-04-30</text:p>
          </table:table-cell>
          <table:table-cell office:value-type="float" office:value="425700">
            <text:p>425700</text:p>
          </table:table-cell>
          <table:table-cell office:value-type="float" office:value="375200">
            <text:p>375200</text:p>
          </table:table-cell>
          <table:table-cell office:value-type="float" office:value="294400">
            <text:p>294400</text:p>
          </table:table-cell>
          <table:table-cell office:value-type="float" office:value="241300">
            <text:p>241300</text:p>
          </table:table-cell>
          <table:table-cell office:value-type="float" office:value="132300">
            <text:p>132300</text:p>
          </table:table-cell>
          <table:table-cell office:value-type="float" office:value="513900">
            <text:p>513900</text:p>
          </table:table-cell>
        </table:table-row>
        <table:table-row table:style-name="ro1">
          <table:table-cell office:value-type="string">
            <text:p>2010-05-31</text:p>
          </table:table-cell>
          <table:table-cell office:value-type="float" office:value="423800">
            <text:p>423800</text:p>
          </table:table-cell>
          <table:table-cell office:value-type="float" office:value="374000">
            <text:p>374000</text:p>
          </table:table-cell>
          <table:table-cell office:value-type="float" office:value="293400">
            <text:p>293400</text:p>
          </table:table-cell>
          <table:table-cell office:value-type="float" office:value="239000">
            <text:p>239000</text:p>
          </table:table-cell>
          <table:table-cell office:value-type="float" office:value="132600">
            <text:p>132600</text:p>
          </table:table-cell>
          <table:table-cell office:value-type="float" office:value="513100">
            <text:p>513100</text:p>
          </table:table-cell>
        </table:table-row>
        <table:table-row table:style-name="ro1">
          <table:table-cell office:value-type="string">
            <text:p>2010-06-30</text:p>
          </table:table-cell>
          <table:table-cell office:value-type="float" office:value="420300">
            <text:p>420300</text:p>
          </table:table-cell>
          <table:table-cell office:value-type="float" office:value="372400">
            <text:p>372400</text:p>
          </table:table-cell>
          <table:table-cell office:value-type="float" office:value="290500">
            <text:p>290500</text:p>
          </table:table-cell>
          <table:table-cell office:value-type="float" office:value="235300">
            <text:p>235300</text:p>
          </table:table-cell>
          <table:table-cell office:value-type="float" office:value="132100">
            <text:p>132100</text:p>
          </table:table-cell>
          <table:table-cell office:value-type="float" office:value="509900">
            <text:p>509900</text:p>
          </table:table-cell>
        </table:table-row>
        <table:table-row table:style-name="ro1">
          <table:table-cell office:value-type="string">
            <text:p>2010-07-31</text:p>
          </table:table-cell>
          <table:table-cell office:value-type="float" office:value="417100">
            <text:p>417100</text:p>
          </table:table-cell>
          <table:table-cell office:value-type="float" office:value="370400">
            <text:p>370400</text:p>
          </table:table-cell>
          <table:table-cell office:value-type="float" office:value="286500">
            <text:p>286500</text:p>
          </table:table-cell>
          <table:table-cell office:value-type="float" office:value="232000">
            <text:p>232000</text:p>
          </table:table-cell>
          <table:table-cell office:value-type="float" office:value="131100">
            <text:p>131100</text:p>
          </table:table-cell>
          <table:table-cell office:value-type="float" office:value="505000">
            <text:p>505000</text:p>
          </table:table-cell>
        </table:table-row>
        <table:table-row table:style-name="ro1">
          <table:table-cell office:value-type="string">
            <text:p>2010-08-31</text:p>
          </table:table-cell>
          <table:table-cell office:value-type="float" office:value="416100">
            <text:p>416100</text:p>
          </table:table-cell>
          <table:table-cell office:value-type="float" office:value="369400">
            <text:p>369400</text:p>
          </table:table-cell>
          <table:table-cell office:value-type="float" office:value="283000">
            <text:p>283000</text:p>
          </table:table-cell>
          <table:table-cell office:value-type="float" office:value="229700">
            <text:p>229700</text:p>
          </table:table-cell>
          <table:table-cell office:value-type="float" office:value="129700">
            <text:p>129700</text:p>
          </table:table-cell>
          <table:table-cell office:value-type="float" office:value="503400">
            <text:p>503400</text:p>
          </table:table-cell>
        </table:table-row>
        <table:table-row table:style-name="ro1">
          <table:table-cell office:value-type="string">
            <text:p>2010-09-30</text:p>
          </table:table-cell>
          <table:table-cell office:value-type="float" office:value="416200">
            <text:p>416200</text:p>
          </table:table-cell>
          <table:table-cell office:value-type="float" office:value="367700">
            <text:p>367700</text:p>
          </table:table-cell>
          <table:table-cell office:value-type="float" office:value="280500">
            <text:p>280500</text:p>
          </table:table-cell>
          <table:table-cell office:value-type="float" office:value="227800">
            <text:p>227800</text:p>
          </table:table-cell>
          <table:table-cell office:value-type="float" office:value="128600">
            <text:p>128600</text:p>
          </table:table-cell>
          <table:table-cell office:value-type="float" office:value="502200">
            <text:p>502200</text:p>
          </table:table-cell>
        </table:table-row>
        <table:table-row table:style-name="ro1">
          <table:table-cell office:value-type="string">
            <text:p>2010-10-31</text:p>
          </table:table-cell>
          <table:table-cell office:value-type="float" office:value="415600">
            <text:p>415600</text:p>
          </table:table-cell>
          <table:table-cell office:value-type="float" office:value="365400">
            <text:p>365400</text:p>
          </table:table-cell>
          <table:table-cell office:value-type="float" office:value="278900">
            <text:p>278900</text:p>
          </table:table-cell>
          <table:table-cell office:value-type="float" office:value="226400">
            <text:p>226400</text:p>
          </table:table-cell>
          <table:table-cell office:value-type="float" office:value="128000">
            <text:p>128000</text:p>
          </table:table-cell>
          <table:table-cell office:value-type="float" office:value="499700">
            <text:p>499700</text:p>
          </table:table-cell>
        </table:table-row>
        <table:table-row table:style-name="ro1">
          <table:table-cell office:value-type="string">
            <text:p>2010-11-30</text:p>
          </table:table-cell>
          <table:table-cell office:value-type="float" office:value="414700">
            <text:p>414700</text:p>
          </table:table-cell>
          <table:table-cell office:value-type="float" office:value="363600">
            <text:p>363600</text:p>
          </table:table-cell>
          <table:table-cell office:value-type="float" office:value="277200">
            <text:p>277200</text:p>
          </table:table-cell>
          <table:table-cell office:value-type="float" office:value="226400">
            <text:p>226400</text:p>
          </table:table-cell>
          <table:table-cell office:value-type="float" office:value="127400">
            <text:p>127400</text:p>
          </table:table-cell>
          <table:table-cell office:value-type="float" office:value="497700">
            <text:p>497700</text:p>
          </table:table-cell>
        </table:table-row>
        <table:table-row table:style-name="ro1">
          <table:table-cell office:value-type="string">
            <text:p>2010-12-31</text:p>
          </table:table-cell>
          <table:table-cell office:value-type="float" office:value="413700">
            <text:p>413700</text:p>
          </table:table-cell>
          <table:table-cell office:value-type="float" office:value="360600">
            <text:p>360600</text:p>
          </table:table-cell>
          <table:table-cell office:value-type="float" office:value="273900">
            <text:p>273900</text:p>
          </table:table-cell>
          <table:table-cell office:value-type="float" office:value="225100">
            <text:p>225100</text:p>
          </table:table-cell>
          <table:table-cell office:value-type="float" office:value="127000">
            <text:p>127000</text:p>
          </table:table-cell>
          <table:table-cell office:value-type="float" office:value="494200">
            <text:p>494200</text:p>
          </table:table-cell>
        </table:table-row>
        <table:table-row table:style-name="ro1">
          <table:table-cell office:value-type="string">
            <text:p>2011-01-31</text:p>
          </table:table-cell>
          <table:table-cell office:value-type="float" office:value="412200">
            <text:p>412200</text:p>
          </table:table-cell>
          <table:table-cell office:value-type="float" office:value="357900">
            <text:p>357900</text:p>
          </table:table-cell>
          <table:table-cell office:value-type="float" office:value="270800">
            <text:p>270800</text:p>
          </table:table-cell>
          <table:table-cell office:value-type="float" office:value="222100">
            <text:p>222100</text:p>
          </table:table-cell>
          <table:table-cell office:value-type="float" office:value="127200">
            <text:p>127200</text:p>
          </table:table-cell>
          <table:table-cell office:value-type="float" office:value="488800">
            <text:p>488800</text:p>
          </table:table-cell>
        </table:table-row>
        <table:table-row table:style-name="ro1">
          <table:table-cell office:value-type="string">
            <text:p>2011-02-28</text:p>
          </table:table-cell>
          <table:table-cell office:value-type="float" office:value="408800">
            <text:p>408800</text:p>
          </table:table-cell>
          <table:table-cell office:value-type="float" office:value="356200">
            <text:p>356200</text:p>
          </table:table-cell>
          <table:table-cell office:value-type="float" office:value="268800">
            <text:p>268800</text:p>
          </table:table-cell>
          <table:table-cell office:value-type="float" office:value="219400">
            <text:p>219400</text:p>
          </table:table-cell>
          <table:table-cell office:value-type="float" office:value="127400">
            <text:p>127400</text:p>
          </table:table-cell>
          <table:table-cell office:value-type="float" office:value="482800">
            <text:p>482800</text:p>
          </table:table-cell>
        </table:table-row>
        <table:table-row table:style-name="ro1">
          <table:table-cell office:value-type="string">
            <text:p>2011-03-31</text:p>
          </table:table-cell>
          <table:table-cell office:value-type="float" office:value="404600">
            <text:p>404600</text:p>
          </table:table-cell>
          <table:table-cell office:value-type="float" office:value="354000">
            <text:p>354000</text:p>
          </table:table-cell>
          <table:table-cell office:value-type="float" office:value="267400">
            <text:p>267400</text:p>
          </table:table-cell>
          <table:table-cell office:value-type="float" office:value="218100">
            <text:p>218100</text:p>
          </table:table-cell>
          <table:table-cell office:value-type="float" office:value="127600">
            <text:p>127600</text:p>
          </table:table-cell>
          <table:table-cell office:value-type="float" office:value="478100">
            <text:p>478100</text:p>
          </table:table-cell>
        </table:table-row>
        <table:table-row table:style-name="ro1">
          <table:table-cell office:value-type="string">
            <text:p>2011-04-30</text:p>
          </table:table-cell>
          <table:table-cell office:value-type="float" office:value="401300">
            <text:p>401300</text:p>
          </table:table-cell>
          <table:table-cell office:value-type="float" office:value="350300">
            <text:p>350300</text:p>
          </table:table-cell>
          <table:table-cell office:value-type="float" office:value="265300">
            <text:p>265300</text:p>
          </table:table-cell>
          <table:table-cell office:value-type="float" office:value="217200">
            <text:p>217200</text:p>
          </table:table-cell>
          <table:table-cell office:value-type="float" office:value="126900">
            <text:p>126900</text:p>
          </table:table-cell>
          <table:table-cell office:value-type="float" office:value="475300">
            <text:p>475300</text:p>
          </table:table-cell>
        </table:table-row>
        <table:table-row table:style-name="ro1">
          <table:table-cell office:value-type="string">
            <text:p>2011-05-31</text:p>
          </table:table-cell>
          <table:table-cell office:value-type="float" office:value="398400">
            <text:p>398400</text:p>
          </table:table-cell>
          <table:table-cell office:value-type="float" office:value="348600">
            <text:p>348600</text:p>
          </table:table-cell>
          <table:table-cell office:value-type="float" office:value="263000">
            <text:p>263000</text:p>
          </table:table-cell>
          <table:table-cell office:value-type="float" office:value="216700">
            <text:p>216700</text:p>
          </table:table-cell>
          <table:table-cell office:value-type="float" office:value="126200">
            <text:p>126200</text:p>
          </table:table-cell>
          <table:table-cell office:value-type="float" office:value="472900">
            <text:p>472900</text:p>
          </table:table-cell>
        </table:table-row>
        <table:table-row table:style-name="ro1">
          <table:table-cell office:value-type="string">
            <text:p>2011-06-30</text:p>
          </table:table-cell>
          <table:table-cell office:value-type="float" office:value="394500">
            <text:p>394500</text:p>
          </table:table-cell>
          <table:table-cell office:value-type="float" office:value="346300">
            <text:p>346300</text:p>
          </table:table-cell>
          <table:table-cell office:value-type="float" office:value="260800">
            <text:p>260800</text:p>
          </table:table-cell>
          <table:table-cell office:value-type="float" office:value="216200">
            <text:p>216200</text:p>
          </table:table-cell>
          <table:table-cell office:value-type="float" office:value="125700">
            <text:p>125700</text:p>
          </table:table-cell>
          <table:table-cell office:value-type="float" office:value="469100">
            <text:p>469100</text:p>
          </table:table-cell>
        </table:table-row>
        <table:table-row table:style-name="ro1">
          <table:table-cell office:value-type="string">
            <text:p>2011-07-31</text:p>
          </table:table-cell>
          <table:table-cell office:value-type="float" office:value="391400">
            <text:p>391400</text:p>
          </table:table-cell>
          <table:table-cell office:value-type="float" office:value="343900">
            <text:p>343900</text:p>
          </table:table-cell>
          <table:table-cell office:value-type="float" office:value="259200">
            <text:p>259200</text:p>
          </table:table-cell>
          <table:table-cell office:value-type="float" office:value="215400">
            <text:p>215400</text:p>
          </table:table-cell>
          <table:table-cell office:value-type="float" office:value="125300">
            <text:p>125300</text:p>
          </table:table-cell>
          <table:table-cell office:value-type="float" office:value="467100">
            <text:p>467100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389400">
            <text:p>389400</text:p>
          </table:table-cell>
          <table:table-cell office:value-type="float" office:value="342300">
            <text:p>342300</text:p>
          </table:table-cell>
          <table:table-cell office:value-type="float" office:value="258400">
            <text:p>258400</text:p>
          </table:table-cell>
          <table:table-cell office:value-type="float" office:value="214500">
            <text:p>214500</text:p>
          </table:table-cell>
          <table:table-cell office:value-type="float" office:value="125200">
            <text:p>125200</text:p>
          </table:table-cell>
          <table:table-cell office:value-type="float" office:value="466300">
            <text:p>466300</text:p>
          </table:table-cell>
        </table:table-row>
        <table:table-row table:style-name="ro1">
          <table:table-cell office:value-type="string">
            <text:p>2011-09-30</text:p>
          </table:table-cell>
          <table:table-cell office:value-type="float" office:value="388300">
            <text:p>388300</text:p>
          </table:table-cell>
          <table:table-cell office:value-type="float" office:value="341900">
            <text:p>341900</text:p>
          </table:table-cell>
          <table:table-cell office:value-type="float" office:value="257700">
            <text:p>257700</text:p>
          </table:table-cell>
          <table:table-cell office:value-type="float" office:value="214100">
            <text:p>214100</text:p>
          </table:table-cell>
          <table:table-cell office:value-type="float" office:value="124800">
            <text:p>124800</text:p>
          </table:table-cell>
          <table:table-cell office:value-type="float" office:value="465000">
            <text:p>465000</text:p>
          </table:table-cell>
        </table:table-row>
        <table:table-row table:style-name="ro1">
          <table:table-cell office:value-type="string">
            <text:p>2011-10-31</text:p>
          </table:table-cell>
          <table:table-cell office:value-type="float" office:value="387300">
            <text:p>387300</text:p>
          </table:table-cell>
          <table:table-cell office:value-type="float" office:value="341900">
            <text:p>341900</text:p>
          </table:table-cell>
          <table:table-cell office:value-type="float" office:value="256100">
            <text:p>256100</text:p>
          </table:table-cell>
          <table:table-cell office:value-type="float" office:value="214100">
            <text:p>214100</text:p>
          </table:table-cell>
          <table:table-cell office:value-type="float" office:value="124600">
            <text:p>124600</text:p>
          </table:table-cell>
          <table:table-cell office:value-type="float" office:value="464100">
            <text:p>464100</text:p>
          </table:table-cell>
        </table:table-row>
        <table:table-row table:style-name="ro1">
          <table:table-cell office:value-type="string">
            <text:p>2011-11-30</text:p>
          </table:table-cell>
          <table:table-cell office:value-type="float" office:value="386400">
            <text:p>386400</text:p>
          </table:table-cell>
          <table:table-cell office:value-type="float" office:value="341000">
            <text:p>341000</text:p>
          </table:table-cell>
          <table:table-cell office:value-type="float" office:value="255200">
            <text:p>255200</text:p>
          </table:table-cell>
          <table:table-cell office:value-type="float" office:value="214400">
            <text:p>214400</text:p>
          </table:table-cell>
          <table:table-cell office:value-type="float" office:value="123800">
            <text:p>123800</text:p>
          </table:table-cell>
          <table:table-cell office:value-type="float" office:value="463700">
            <text:p>463700</text:p>
          </table:table-cell>
        </table:table-row>
        <table:table-row table:style-name="ro1">
          <table:table-cell office:value-type="string">
            <text:p>2011-12-31</text:p>
          </table:table-cell>
          <table:table-cell office:value-type="float" office:value="385100">
            <text:p>385100</text:p>
          </table:table-cell>
          <table:table-cell office:value-type="float" office:value="338900">
            <text:p>338900</text:p>
          </table:table-cell>
          <table:table-cell office:value-type="float" office:value="254900">
            <text:p>254900</text:p>
          </table:table-cell>
          <table:table-cell office:value-type="float" office:value="214000">
            <text:p>214000</text:p>
          </table:table-cell>
          <table:table-cell office:value-type="float" office:value="124100">
            <text:p>124100</text:p>
          </table:table-cell>
          <table:table-cell office:value-type="float" office:value="462700">
            <text:p>462700</text:p>
          </table:table-cell>
        </table:table-row>
        <table:table-row table:style-name="ro1">
          <table:table-cell office:value-type="string">
            <text:p>2012-01-31</text:p>
          </table:table-cell>
          <table:table-cell office:value-type="float" office:value="385100">
            <text:p>385100</text:p>
          </table:table-cell>
          <table:table-cell office:value-type="float" office:value="337900">
            <text:p>337900</text:p>
          </table:table-cell>
          <table:table-cell office:value-type="float" office:value="254500">
            <text:p>254500</text:p>
          </table:table-cell>
          <table:table-cell office:value-type="float" office:value="213800">
            <text:p>213800</text:p>
          </table:table-cell>
          <table:table-cell office:value-type="float" office:value="124300">
            <text:p>124300</text:p>
          </table:table-cell>
          <table:table-cell office:value-type="float" office:value="461300">
            <text:p>461300</text:p>
          </table:table-cell>
        </table:table-row>
        <table:table-row table:style-name="ro1">
          <table:table-cell office:value-type="string">
            <text:p>2012-02-29</text:p>
          </table:table-cell>
          <table:table-cell office:value-type="float" office:value="384200">
            <text:p>384200</text:p>
          </table:table-cell>
          <table:table-cell office:value-type="float" office:value="338400">
            <text:p>338400</text:p>
          </table:table-cell>
          <table:table-cell office:value-type="float" office:value="254700">
            <text:p>254700</text:p>
          </table:table-cell>
          <table:table-cell office:value-type="float" office:value="214400">
            <text:p>214400</text:p>
          </table:table-cell>
          <table:table-cell office:value-type="float" office:value="124900">
            <text:p>124900</text:p>
          </table:table-cell>
          <table:table-cell office:value-type="float" office:value="461000">
            <text:p>461000</text:p>
          </table:table-cell>
        </table:table-row>
        <table:table-row table:style-name="ro1">
          <table:table-cell office:value-type="string">
            <text:p>2012-03-31</text:p>
          </table:table-cell>
          <table:table-cell office:value-type="float" office:value="383000">
            <text:p>383000</text:p>
          </table:table-cell>
          <table:table-cell office:value-type="float" office:value="339300">
            <text:p>339300</text:p>
          </table:table-cell>
          <table:table-cell office:value-type="float" office:value="256100">
            <text:p>256100</text:p>
          </table:table-cell>
          <table:table-cell office:value-type="float" office:value="215500">
            <text:p>215500</text:p>
          </table:table-cell>
          <table:table-cell office:value-type="float" office:value="125100">
            <text:p>125100</text:p>
          </table:table-cell>
          <table:table-cell office:value-type="float" office:value="464100">
            <text:p>464100</text:p>
          </table:table-cell>
        </table:table-row>
        <table:table-row table:style-name="ro1">
          <table:table-cell office:value-type="string">
            <text:p>2012-04-30</text:p>
          </table:table-cell>
          <table:table-cell office:value-type="float" office:value="383900">
            <text:p>383900</text:p>
          </table:table-cell>
          <table:table-cell office:value-type="float" office:value="341300">
            <text:p>341300</text:p>
          </table:table-cell>
          <table:table-cell office:value-type="float" office:value="258500">
            <text:p>258500</text:p>
          </table:table-cell>
          <table:table-cell office:value-type="float" office:value="216600">
            <text:p>216600</text:p>
          </table:table-cell>
          <table:table-cell office:value-type="float" office:value="125900">
            <text:p>125900</text:p>
          </table:table-cell>
          <table:table-cell office:value-type="float" office:value="470000">
            <text:p>470000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386800">
            <text:p>386800</text:p>
          </table:table-cell>
          <table:table-cell office:value-type="float" office:value="342600">
            <text:p>342600</text:p>
          </table:table-cell>
          <table:table-cell office:value-type="float" office:value="260700">
            <text:p>260700</text:p>
          </table:table-cell>
          <table:table-cell office:value-type="float" office:value="217700">
            <text:p>217700</text:p>
          </table:table-cell>
          <table:table-cell office:value-type="float" office:value="126800">
            <text:p>126800</text:p>
          </table:table-cell>
          <table:table-cell office:value-type="float" office:value="475700">
            <text:p>475700</text:p>
          </table:table-cell>
        </table:table-row>
        <table:table-row table:style-name="ro1">
          <table:table-cell office:value-type="string">
            <text:p>2012-06-30</text:p>
          </table:table-cell>
          <table:table-cell office:value-type="float" office:value="388200">
            <text:p>388200</text:p>
          </table:table-cell>
          <table:table-cell office:value-type="float" office:value="343400">
            <text:p>343400</text:p>
          </table:table-cell>
          <table:table-cell office:value-type="float" office:value="262100">
            <text:p>262100</text:p>
          </table:table-cell>
          <table:table-cell office:value-type="float" office:value="219000">
            <text:p>219000</text:p>
          </table:table-cell>
          <table:table-cell office:value-type="float" office:value="127300">
            <text:p>127300</text:p>
          </table:table-cell>
          <table:table-cell office:value-type="float" office:value="481500">
            <text:p>481500</text:p>
          </table:table-cell>
        </table:table-row>
        <table:table-row table:style-name="ro1">
          <table:table-cell office:value-type="string">
            <text:p>2012-07-31</text:p>
          </table:table-cell>
          <table:table-cell office:value-type="float" office:value="389700">
            <text:p>389700</text:p>
          </table:table-cell>
          <table:table-cell office:value-type="float" office:value="346500">
            <text:p>346500</text:p>
          </table:table-cell>
          <table:table-cell office:value-type="float" office:value="262700">
            <text:p>262700</text:p>
          </table:table-cell>
          <table:table-cell office:value-type="float" office:value="219800">
            <text:p>219800</text:p>
          </table:table-cell>
          <table:table-cell office:value-type="float" office:value="127600">
            <text:p>127600</text:p>
          </table:table-cell>
          <table:table-cell office:value-type="float" office:value="487800">
            <text:p>487800</text:p>
          </table:table-cell>
        </table:table-row>
        <table:table-row table:style-name="ro1">
          <table:table-cell office:value-type="string">
            <text:p>2012-08-31</text:p>
          </table:table-cell>
          <table:table-cell office:value-type="float" office:value="393700">
            <text:p>393700</text:p>
          </table:table-cell>
          <table:table-cell office:value-type="float" office:value="352300">
            <text:p>352300</text:p>
          </table:table-cell>
          <table:table-cell office:value-type="float" office:value="263500">
            <text:p>263500</text:p>
          </table:table-cell>
          <table:table-cell office:value-type="float" office:value="221500">
            <text:p>221500</text:p>
          </table:table-cell>
          <table:table-cell office:value-type="float" office:value="127100">
            <text:p>127100</text:p>
          </table:table-cell>
          <table:table-cell office:value-type="float" office:value="494700">
            <text:p>494700</text:p>
          </table:table-cell>
        </table:table-row>
        <table:table-row table:style-name="ro1">
          <table:table-cell office:value-type="string">
            <text:p>2012-09-30</text:p>
          </table:table-cell>
          <table:table-cell office:value-type="float" office:value="400200">
            <text:p>400200</text:p>
          </table:table-cell>
          <table:table-cell office:value-type="float" office:value="358300">
            <text:p>358300</text:p>
          </table:table-cell>
          <table:table-cell office:value-type="float" office:value="265900">
            <text:p>265900</text:p>
          </table:table-cell>
          <table:table-cell office:value-type="float" office:value="224300">
            <text:p>224300</text:p>
          </table:table-cell>
          <table:table-cell office:value-type="float" office:value="128100">
            <text:p>128100</text:p>
          </table:table-cell>
          <table:table-cell office:value-type="float" office:value="503400">
            <text:p>50340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406000">
            <text:p>406000</text:p>
          </table:table-cell>
          <table:table-cell office:value-type="float" office:value="363400">
            <text:p>363400</text:p>
          </table:table-cell>
          <table:table-cell office:value-type="float" office:value="268800">
            <text:p>268800</text:p>
          </table:table-cell>
          <table:table-cell office:value-type="float" office:value="227100">
            <text:p>227100</text:p>
          </table:table-cell>
          <table:table-cell office:value-type="float" office:value="129500">
            <text:p>129500</text:p>
          </table:table-cell>
          <table:table-cell office:value-type="float" office:value="513100">
            <text:p>513100</text:p>
          </table:table-cell>
        </table:table-row>
        <table:table-row table:style-name="ro1">
          <table:table-cell office:value-type="string">
            <text:p>2012-11-30</text:p>
          </table:table-cell>
          <table:table-cell office:value-type="float" office:value="410800">
            <text:p>410800</text:p>
          </table:table-cell>
          <table:table-cell office:value-type="float" office:value="368700">
            <text:p>368700</text:p>
          </table:table-cell>
          <table:table-cell office:value-type="float" office:value="270600">
            <text:p>270600</text:p>
          </table:table-cell>
          <table:table-cell office:value-type="float" office:value="229000">
            <text:p>229000</text:p>
          </table:table-cell>
          <table:table-cell office:value-type="float" office:value="131000">
            <text:p>131000</text:p>
          </table:table-cell>
          <table:table-cell office:value-type="float" office:value="520500">
            <text:p>520500</text:p>
          </table:table-cell>
        </table:table-row>
        <table:table-row table:style-name="ro1">
          <table:table-cell office:value-type="string">
            <text:p>2012-12-31</text:p>
          </table:table-cell>
          <table:table-cell office:value-type="float" office:value="416400">
            <text:p>416400</text:p>
          </table:table-cell>
          <table:table-cell office:value-type="float" office:value="376000">
            <text:p>376000</text:p>
          </table:table-cell>
          <table:table-cell office:value-type="float" office:value="272500">
            <text:p>272500</text:p>
          </table:table-cell>
          <table:table-cell office:value-type="float" office:value="231000">
            <text:p>231000</text:p>
          </table:table-cell>
          <table:table-cell office:value-type="float" office:value="131800">
            <text:p>131800</text:p>
          </table:table-cell>
          <table:table-cell office:value-type="float" office:value="529900">
            <text:p>529900</text:p>
          </table:table-cell>
        </table:table-row>
        <table:table-row table:style-name="ro1">
          <table:table-cell office:value-type="string">
            <text:p>2013-01-31</text:p>
          </table:table-cell>
          <table:table-cell office:value-type="float" office:value="423500">
            <text:p>423500</text:p>
          </table:table-cell>
          <table:table-cell office:value-type="float" office:value="383100">
            <text:p>383100</text:p>
          </table:table-cell>
          <table:table-cell office:value-type="float" office:value="274200">
            <text:p>274200</text:p>
          </table:table-cell>
          <table:table-cell office:value-type="float" office:value="232500">
            <text:p>232500</text:p>
          </table:table-cell>
          <table:table-cell office:value-type="float" office:value="132200">
            <text:p>132200</text:p>
          </table:table-cell>
          <table:table-cell office:value-type="float" office:value="541000">
            <text:p>541000</text:p>
          </table:table-cell>
        </table:table-row>
        <table:table-row table:style-name="ro1">
          <table:table-cell office:value-type="string">
            <text:p>2013-02-28</text:p>
          </table:table-cell>
          <table:table-cell office:value-type="float" office:value="431800">
            <text:p>431800</text:p>
          </table:table-cell>
          <table:table-cell office:value-type="float" office:value="390300">
            <text:p>390300</text:p>
          </table:table-cell>
          <table:table-cell office:value-type="float" office:value="276500">
            <text:p>276500</text:p>
          </table:table-cell>
          <table:table-cell office:value-type="float" office:value="234600">
            <text:p>234600</text:p>
          </table:table-cell>
          <table:table-cell office:value-type="float" office:value="133000">
            <text:p>133000</text:p>
          </table:table-cell>
          <table:table-cell office:value-type="float" office:value="553900">
            <text:p>553900</text:p>
          </table:table-cell>
        </table:table-row>
        <table:table-row table:style-name="ro1">
          <table:table-cell office:value-type="string">
            <text:p>2013-03-31</text:p>
          </table:table-cell>
          <table:table-cell office:value-type="float" office:value="442800">
            <text:p>442800</text:p>
          </table:table-cell>
          <table:table-cell office:value-type="float" office:value="399600">
            <text:p>399600</text:p>
          </table:table-cell>
          <table:table-cell office:value-type="float" office:value="282200">
            <text:p>282200</text:p>
          </table:table-cell>
          <table:table-cell office:value-type="float" office:value="238900">
            <text:p>238900</text:p>
          </table:table-cell>
          <table:table-cell office:value-type="float" office:value="134300">
            <text:p>134300</text:p>
          </table:table-cell>
          <table:table-cell office:value-type="float" office:value="570800">
            <text:p>570800</text:p>
          </table:table-cell>
        </table:table-row>
        <table:table-row table:style-name="ro1">
          <table:table-cell office:value-type="string">
            <text:p>2013-04-30</text:p>
          </table:table-cell>
          <table:table-cell office:value-type="float" office:value="451800">
            <text:p>451800</text:p>
          </table:table-cell>
          <table:table-cell office:value-type="float" office:value="407200">
            <text:p>407200</text:p>
          </table:table-cell>
          <table:table-cell office:value-type="float" office:value="287200">
            <text:p>287200</text:p>
          </table:table-cell>
          <table:table-cell office:value-type="float" office:value="242100">
            <text:p>242100</text:p>
          </table:table-cell>
          <table:table-cell office:value-type="float" office:value="136800">
            <text:p>136800</text:p>
          </table:table-cell>
          <table:table-cell office:value-type="float" office:value="585600">
            <text:p>585600</text:p>
          </table:table-cell>
        </table:table-row>
        <table:table-row table:style-name="ro1">
          <table:table-cell office:value-type="string">
            <text:p>2013-05-31</text:p>
          </table:table-cell>
          <table:table-cell office:value-type="float" office:value="456000">
            <text:p>456000</text:p>
          </table:table-cell>
          <table:table-cell office:value-type="float" office:value="410300">
            <text:p>410300</text:p>
          </table:table-cell>
          <table:table-cell office:value-type="float" office:value="289500">
            <text:p>289500</text:p>
          </table:table-cell>
          <table:table-cell office:value-type="float" office:value="244500">
            <text:p>244500</text:p>
          </table:table-cell>
          <table:table-cell office:value-type="float" office:value="139000">
            <text:p>139000</text:p>
          </table:table-cell>
          <table:table-cell office:value-type="float" office:value="594200">
            <text:p>594200</text:p>
          </table:table-cell>
        </table:table-row>
        <table:table-row table:style-name="ro1">
          <table:table-cell office:value-type="string">
            <text:p>2013-06-30</text:p>
          </table:table-cell>
          <table:table-cell office:value-type="float" office:value="470500">
            <text:p>470500</text:p>
          </table:table-cell>
          <table:table-cell office:value-type="float" office:value="423300">
            <text:p>423300</text:p>
          </table:table-cell>
          <table:table-cell office:value-type="float" office:value="294700">
            <text:p>294700</text:p>
          </table:table-cell>
          <table:table-cell office:value-type="float" office:value="248700">
            <text:p>248700</text:p>
          </table:table-cell>
          <table:table-cell office:value-type="float" office:value="141100">
            <text:p>141100</text:p>
          </table:table-cell>
          <table:table-cell office:value-type="float" office:value="611800">
            <text:p>611800</text:p>
          </table:table-cell>
        </table:table-row>
        <table:table-row table:style-name="ro1">
          <table:table-cell office:value-type="string">
            <text:p>2013-07-31</text:p>
          </table:table-cell>
          <table:table-cell office:value-type="float" office:value="484500">
            <text:p>484500</text:p>
          </table:table-cell>
          <table:table-cell office:value-type="float" office:value="436900">
            <text:p>436900</text:p>
          </table:table-cell>
          <table:table-cell office:value-type="float" office:value="302800">
            <text:p>302800</text:p>
          </table:table-cell>
          <table:table-cell office:value-type="float" office:value="254700">
            <text:p>254700</text:p>
          </table:table-cell>
          <table:table-cell office:value-type="float" office:value="142600">
            <text:p>142600</text:p>
          </table:table-cell>
          <table:table-cell office:value-type="float" office:value="626800">
            <text:p>626800</text:p>
          </table:table-cell>
        </table:table-row>
        <table:table-row table:style-name="ro1">
          <table:table-cell office:value-type="string">
            <text:p>2013-08-31</text:p>
          </table:table-cell>
          <table:table-cell office:value-type="float" office:value="484100">
            <text:p>484100</text:p>
          </table:table-cell>
          <table:table-cell office:value-type="float" office:value="436700">
            <text:p>436700</text:p>
          </table:table-cell>
          <table:table-cell office:value-type="float" office:value="306300">
            <text:p>306300</text:p>
          </table:table-cell>
          <table:table-cell office:value-type="float" office:value="258200">
            <text:p>258200</text:p>
          </table:table-cell>
          <table:table-cell office:value-type="float" office:value="144100">
            <text:p>144100</text:p>
          </table:table-cell>
          <table:table-cell office:value-type="float" office:value="629100">
            <text:p>629100</text:p>
          </table:table-cell>
        </table:table-row>
        <table:table-row table:style-name="ro1">
          <table:table-cell office:value-type="string">
            <text:p>2013-09-30</text:p>
          </table:table-cell>
          <table:table-cell office:value-type="float" office:value="481700">
            <text:p>481700</text:p>
          </table:table-cell>
          <table:table-cell office:value-type="float" office:value="433600">
            <text:p>433600</text:p>
          </table:table-cell>
          <table:table-cell office:value-type="float" office:value="306000">
            <text:p>306000</text:p>
          </table:table-cell>
          <table:table-cell office:value-type="float" office:value="258600">
            <text:p>258600</text:p>
          </table:table-cell>
          <table:table-cell office:value-type="float" office:value="143900">
            <text:p>143900</text:p>
          </table:table-cell>
          <table:table-cell office:value-type="float" office:value="630700">
            <text:p>630700</text:p>
          </table:table-cell>
        </table:table-row>
        <table:table-row table:style-name="ro1">
          <table:table-cell office:value-type="string">
            <text:p>2013-10-31</text:p>
          </table:table-cell>
          <table:table-cell office:value-type="float" office:value="487600">
            <text:p>487600</text:p>
          </table:table-cell>
          <table:table-cell office:value-type="float" office:value="437500">
            <text:p>437500</text:p>
          </table:table-cell>
          <table:table-cell office:value-type="float" office:value="306000">
            <text:p>306000</text:p>
          </table:table-cell>
          <table:table-cell office:value-type="float" office:value="258000">
            <text:p>258000</text:p>
          </table:table-cell>
          <table:table-cell office:value-type="float" office:value="142900">
            <text:p>142900</text:p>
          </table:table-cell>
          <table:table-cell office:value-type="float" office:value="636900">
            <text:p>636900</text:p>
          </table:table-cell>
        </table:table-row>
        <table:table-row table:style-name="ro1">
          <table:table-cell office:value-type="string">
            <text:p>2013-11-30</text:p>
          </table:table-cell>
          <table:table-cell office:value-type="float" office:value="493500">
            <text:p>493500</text:p>
          </table:table-cell>
          <table:table-cell office:value-type="float" office:value="439100">
            <text:p>439100</text:p>
          </table:table-cell>
          <table:table-cell office:value-type="float" office:value="308800">
            <text:p>308800</text:p>
          </table:table-cell>
          <table:table-cell office:value-type="float" office:value="258300">
            <text:p>258300</text:p>
          </table:table-cell>
          <table:table-cell office:value-type="float" office:value="143100">
            <text:p>143100</text:p>
          </table:table-cell>
          <table:table-cell office:value-type="float" office:value="637100">
            <text:p>637100</text:p>
          </table:table-cell>
        </table:table-row>
      </table:table>
      <table:table table:name="FRED Graph" table:style-name="ta1">
        <table:table-column table:style-name="co9" table:number-columns-repeated="256" table:default-cell-style-name="Default"/>
        <table:table-column table:style-name="co10" table:number-columns-repeated="768" table:default-cell-style-name="Default"/>
        <table:table-row table:style-name="ro2">
          <table:table-cell table:style-name="ce2" office:value-type="string">
            <text:p>date</text:p>
          </table:table-cell>
          <table:table-cell table:style-name="ce2" office:value-type="string">
            <text:p>San Francisco</text:p>
          </table:table-cell>
          <table:table-cell table:style-name="ce2" office:value-type="string">
            <text:p>Houston</text:p>
          </table:table-cell>
          <table:table-cell table:style-name="ce2" office:value-type="string">
            <text:p>Seattle</text:p>
          </table:table-cell>
          <table:table-cell table:style-name="ce2" office:value-type="string">
            <text:p>Portland</text:p>
          </table:table-cell>
          <table:table-cell table:style-name="ce2" office:value-type="string">
            <text:p>Los Angeles</text:p>
          </table:table-cell>
          <table:table-cell table:style-name="ce2" office:value-type="string">
            <text:p>San Diego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88-01-01">
            <text:p>1988-01-01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2010">
            <text:p>2010</text:p>
          </table:table-cell>
          <table:table-cell table:style-name="ce4" office:value-type="float" office:value="728">
            <text:p>728</text:p>
          </table:table-cell>
          <table:table-cell table:style-name="ce4" office:value-type="float" office:value="4996">
            <text:p>4996</text:p>
          </table:table-cell>
          <table:table-cell table:style-name="ce4" office:value-type="float" office:value="1648">
            <text:p>1648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88-04-01">
            <text:p>1988-04-01</text:p>
          </table:table-cell>
          <table:table-cell table:style-name="ce4" office:value-type="float" office:value="1676">
            <text:p>1676</text:p>
          </table:table-cell>
          <table:table-cell table:style-name="ce4" office:value-type="float" office:value="735">
            <text:p>735</text:p>
          </table:table-cell>
          <table:table-cell table:style-name="ce4" office:value-type="float" office:value="2186">
            <text:p>218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7416">
            <text:p>7416</text:p>
          </table:table-cell>
          <table:table-cell table:style-name="ce4" office:value-type="float" office:value="2456">
            <text:p>2456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88-07-01">
            <text:p>1988-07-01</text:p>
          </table:table-cell>
          <table:table-cell table:style-name="ce4" office:value-type="float" office:value="1759">
            <text:p>1759</text:p>
          </table:table-cell>
          <table:table-cell table:style-name="ce4" office:value-type="float" office:value="808">
            <text:p>808</text:p>
          </table:table-cell>
          <table:table-cell table:style-name="ce4" office:value-type="float" office:value="3698">
            <text:p>3698</text:p>
          </table:table-cell>
          <table:table-cell table:style-name="ce4" office:value-type="float" office:value="1160">
            <text:p>1160</text:p>
          </table:table-cell>
          <table:table-cell table:style-name="ce4" office:value-type="float" office:value="5225">
            <text:p>5225</text:p>
          </table:table-cell>
          <table:table-cell table:style-name="ce4" office:value-type="float" office:value="2565">
            <text:p>2565</text:p>
          </table:table-cell>
          <table:table-cell table:number-columns-repeated="1017"/>
        </table:table-row>
        <table:table-row table:style-name="ro2">
          <table:table-cell table:style-name="ce3" office:value-type="date" office:date-value="1988-10-01">
            <text:p>1988-10-01</text:p>
          </table:table-cell>
          <table:table-cell table:style-name="ce4" office:value-type="float" office:value="2433">
            <text:p>2433</text:p>
          </table:table-cell>
          <table:table-cell table:style-name="ce4" office:value-type="float" office:value="769">
            <text:p>769</text:p>
          </table:table-cell>
          <table:table-cell table:style-name="ce4" office:value-type="float" office:value="2337">
            <text:p>2337</text:p>
          </table:table-cell>
          <table:table-cell table:style-name="ce4" office:value-type="float" office:value="1105">
            <text:p>1105</text:p>
          </table:table-cell>
          <table:table-cell table:style-name="ce4" office:value-type="float" office:value="6413">
            <text:p>6413</text:p>
          </table:table-cell>
          <table:table-cell table:style-name="ce4" office:value-type="float" office:value="2954">
            <text:p>295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89-01-01">
            <text:p>1989-01-01</text:p>
          </table:table-cell>
          <table:table-cell table:style-name="ce4" office:value-type="float" office:value="1959">
            <text:p>1959</text:p>
          </table:table-cell>
          <table:table-cell table:style-name="ce4" office:value-type="float" office:value="997">
            <text:p>997</text:p>
          </table:table-cell>
          <table:table-cell table:style-name="ce4" office:value-type="float" office:value="2064">
            <text:p>2064</text:p>
          </table:table-cell>
          <table:table-cell table:style-name="ce4" office:value-type="float" office:value="1346">
            <text:p>1346</text:p>
          </table:table-cell>
          <table:table-cell table:style-name="ce4" office:value-type="float" office:value="4922">
            <text:p>4922</text:p>
          </table:table-cell>
          <table:table-cell table:style-name="ce4" office:value-type="float" office:value="1567">
            <text:p>1567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89-04-01">
            <text:p>1989-04-0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846">
            <text:p>846</text:p>
          </table:table-cell>
          <table:table-cell table:style-name="ce4" office:value-type="float" office:value="2689">
            <text:p>2689</text:p>
          </table:table-cell>
          <table:table-cell table:style-name="ce4" office:value-type="float" office:value="1652">
            <text:p>1652</text:p>
          </table:table-cell>
          <table:table-cell table:style-name="ce4" office:value-type="float" office:value="5867">
            <text:p>5867</text:p>
          </table:table-cell>
          <table:table-cell table:style-name="ce4" office:value-type="float" office:value="1569">
            <text:p>1569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89-07-01">
            <text:p>1989-07-01</text:p>
          </table:table-cell>
          <table:table-cell table:style-name="ce4" office:value-type="float" office:value="1223">
            <text:p>1223</text:p>
          </table:table-cell>
          <table:table-cell table:style-name="ce4" office:value-type="float" office:value="937">
            <text:p>937</text:p>
          </table:table-cell>
          <table:table-cell table:style-name="ce4" office:value-type="float" office:value="3121">
            <text:p>3121</text:p>
          </table:table-cell>
          <table:table-cell table:style-name="ce4" office:value-type="float" office:value="1258">
            <text:p>1258</text:p>
          </table:table-cell>
          <table:table-cell table:style-name="ce4" office:value-type="float" office:value="5554">
            <text:p>5554</text:p>
          </table:table-cell>
          <table:table-cell table:style-name="ce4" office:value-type="float" office:value="1343">
            <text:p>1343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89-10-01">
            <text:p>1989-10-01</text:p>
          </table:table-cell>
          <table:table-cell table:style-name="ce4" office:value-type="float" office:value="1397">
            <text:p>1397</text:p>
          </table:table-cell>
          <table:table-cell table:style-name="ce4" office:value-type="float" office:value="1317">
            <text:p>1317</text:p>
          </table:table-cell>
          <table:table-cell table:style-name="ce4" office:value-type="float" office:value="2781">
            <text:p>2781</text:p>
          </table:table-cell>
          <table:table-cell table:style-name="ce4" office:value-type="float" office:value="1505">
            <text:p>1505</text:p>
          </table:table-cell>
          <table:table-cell table:style-name="ce4" office:value-type="float" office:value="5598">
            <text:p>5598</text:p>
          </table:table-cell>
          <table:table-cell table:style-name="ce4" office:value-type="float" office:value="1728">
            <text:p>1728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0-01-01">
            <text:p>1990-01-01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1510">
            <text:p>1510</text:p>
          </table:table-cell>
          <table:table-cell table:style-name="ce4" office:value-type="float" office:value="3044">
            <text:p>3044</text:p>
          </table:table-cell>
          <table:table-cell table:style-name="ce4" office:value-type="float" office:value="1389">
            <text:p>1389</text:p>
          </table:table-cell>
          <table:table-cell table:style-name="ce4" office:value-type="float" office:value="3809">
            <text:p>3809</text:p>
          </table:table-cell>
          <table:table-cell table:style-name="ce4" office:value-type="float" office:value="2207">
            <text:p>2207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0-04-01">
            <text:p>1990-04-01</text:p>
          </table:table-cell>
          <table:table-cell table:style-name="ce4" office:value-type="float" office:value="759">
            <text:p>759</text:p>
          </table:table-cell>
          <table:table-cell table:style-name="ce4" office:value-type="float" office:value="937">
            <text:p>937</text:p>
          </table:table-cell>
          <table:table-cell table:style-name="ce4" office:value-type="float" office:value="2693">
            <text:p>2693</text:p>
          </table:table-cell>
          <table:table-cell table:style-name="ce4" office:value-type="float" office:value="1356">
            <text:p>1356</text:p>
          </table:table-cell>
          <table:table-cell table:style-name="ce4" office:value-type="float" office:value="4288">
            <text:p>4288</text:p>
          </table:table-cell>
          <table:table-cell table:style-name="ce4" office:value-type="float" office:value="1249">
            <text:p>1249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0-07-01">
            <text:p>1990-07-01</text:p>
          </table:table-cell>
          <table:table-cell table:style-name="ce4" office:value-type="float" office:value="744">
            <text:p>744</text:p>
          </table:table-cell>
          <table:table-cell table:style-name="ce4" office:value-type="float" office:value="1040">
            <text:p>1040</text:p>
          </table:table-cell>
          <table:table-cell table:style-name="ce4" office:value-type="float" office:value="2272">
            <text:p>2272</text:p>
          </table:table-cell>
          <table:table-cell table:style-name="ce4" office:value-type="float" office:value="1277">
            <text:p>1277</text:p>
          </table:table-cell>
          <table:table-cell table:style-name="ce4" office:value-type="float" office:value="2372">
            <text:p>2372</text:p>
          </table:table-cell>
          <table:table-cell table:style-name="ce4" office:value-type="float" office:value="993">
            <text:p>993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0-10-01">
            <text:p>1990-10-01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960">
            <text:p>960</text:p>
          </table:table-cell>
          <table:table-cell table:style-name="ce4" office:value-type="float" office:value="1522">
            <text:p>1522</text:p>
          </table:table-cell>
          <table:table-cell table:style-name="ce4" office:value-type="float" office:value="940">
            <text:p>940</text:p>
          </table:table-cell>
          <table:table-cell table:style-name="ce4" office:value-type="float" office:value="1919">
            <text:p>1919</text:p>
          </table:table-cell>
          <table:table-cell table:style-name="ce4" office:value-type="float" office:value="863">
            <text:p>863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1-01-01">
            <text:p>1991-01-01</text:p>
          </table:table-cell>
          <table:table-cell table:style-name="ce4" office:value-type="float" office:value="1107">
            <text:p>1107</text:p>
          </table:table-cell>
          <table:table-cell table:style-name="ce4" office:value-type="float" office:value="1049">
            <text:p>1049</text:p>
          </table:table-cell>
          <table:table-cell table:style-name="ce4" office:value-type="float" office:value="1083">
            <text:p>1083</text:p>
          </table:table-cell>
          <table:table-cell table:style-name="ce4" office:value-type="float" office:value="704">
            <text:p>704</text:p>
          </table:table-cell>
          <table:table-cell table:style-name="ce4" office:value-type="float" office:value="1786">
            <text:p>1786</text:p>
          </table:table-cell>
          <table:table-cell table:style-name="ce4" office:value-type="float" office:value="1284">
            <text:p>128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1-04-01">
            <text:p>1991-04-01</text:p>
          </table:table-cell>
          <table:table-cell table:style-name="ce4" office:value-type="float" office:value="687">
            <text:p>687</text:p>
          </table:table-cell>
          <table:table-cell table:style-name="ce4" office:value-type="float" office:value="1550">
            <text:p>1550</text:p>
          </table:table-cell>
          <table:table-cell table:style-name="ce4" office:value-type="float" office:value="1508">
            <text:p>1508</text:p>
          </table:table-cell>
          <table:table-cell table:style-name="ce4" office:value-type="float" office:value="884">
            <text:p>884</text:p>
          </table:table-cell>
          <table:table-cell table:style-name="ce4" office:value-type="float" office:value="2528">
            <text:p>2528</text:p>
          </table:table-cell>
          <table:table-cell table:style-name="ce4" office:value-type="float" office:value="569">
            <text:p>569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1-07-01">
            <text:p>1991-07-01</text:p>
          </table:table-cell>
          <table:table-cell table:style-name="ce4" office:value-type="float" office:value="755">
            <text:p>755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480">
            <text:p>1480</text:p>
          </table:table-cell>
          <table:table-cell table:style-name="ce4" office:value-type="float" office:value="734">
            <text:p>734</text:p>
          </table:table-cell>
          <table:table-cell table:style-name="ce4" office:value-type="float" office:value="1728">
            <text:p>1728</text:p>
          </table:table-cell>
          <table:table-cell table:style-name="ce4" office:value-type="float" office:value="434">
            <text:p>43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1-10-01">
            <text:p>1991-10-01</text:p>
          </table:table-cell>
          <table:table-cell table:style-name="ce4" office:value-type="float" office:value="682">
            <text:p>682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1045">
            <text:p>1045</text:p>
          </table:table-cell>
          <table:table-cell table:style-name="ce4" office:value-type="float" office:value="1085">
            <text:p>1085</text:p>
          </table:table-cell>
          <table:table-cell table:style-name="ce4" office:value-type="float" office:value="1607">
            <text:p>1607</text:p>
          </table:table-cell>
          <table:table-cell table:style-name="ce4" office:value-type="float" office:value="364">
            <text:p>36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2-01-01">
            <text:p>1992-01-01</text:p>
          </table:table-cell>
          <table:table-cell table:style-name="ce4" office:value-type="float" office:value="669">
            <text:p>669</text:p>
          </table:table-cell>
          <table:table-cell table:style-name="ce4" office:value-type="float" office:value="1432">
            <text:p>1432</text:p>
          </table:table-cell>
          <table:table-cell table:style-name="ce4" office:value-type="float" office:value="1490">
            <text:p>1490</text:p>
          </table:table-cell>
          <table:table-cell table:style-name="ce4" office:value-type="float" office:value="1044">
            <text:p>1044</text:p>
          </table:table-cell>
          <table:table-cell table:style-name="ce4" office:value-type="float" office:value="1541">
            <text:p>1541</text:p>
          </table:table-cell>
          <table:table-cell table:style-name="ce4" office:value-type="float" office:value="779">
            <text:p>779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2-04-01">
            <text:p>1992-04-01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1511">
            <text:p>1511</text:p>
          </table:table-cell>
          <table:table-cell table:style-name="ce4" office:value-type="float" office:value="1812">
            <text:p>1812</text:p>
          </table:table-cell>
          <table:table-cell table:style-name="ce4" office:value-type="float" office:value="942">
            <text:p>942</text:p>
          </table:table-cell>
          <table:table-cell table:style-name="ce4" office:value-type="float" office:value="1693">
            <text:p>1693</text:p>
          </table:table-cell>
          <table:table-cell table:style-name="ce4" office:value-type="float" office:value="601">
            <text:p>6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2-07-01">
            <text:p>1992-07-01</text:p>
          </table:table-cell>
          <table:table-cell table:style-name="ce4" office:value-type="float" office:value="704">
            <text:p>704</text:p>
          </table:table-cell>
          <table:table-cell table:style-name="ce4" office:value-type="float" office:value="1356">
            <text:p>1356</text:p>
          </table:table-cell>
          <table:table-cell table:style-name="ce4" office:value-type="float" office:value="1525">
            <text:p>1525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1412">
            <text:p>1412</text:p>
          </table:table-cell>
          <table:table-cell table:style-name="ce4" office:value-type="float" office:value="433">
            <text:p>433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2-10-01">
            <text:p>1992-10-01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1267">
            <text:p>1267</text:p>
          </table:table-cell>
          <table:table-cell table:style-name="ce4" office:value-type="float" office:value="1423">
            <text:p>1423</text:p>
          </table:table-cell>
          <table:table-cell table:style-name="ce4" office:value-type="float" office:value="958">
            <text:p>958</text:p>
          </table:table-cell>
          <table:table-cell table:style-name="ce4" office:value-type="float" office:value="1360">
            <text:p>1360</text:p>
          </table:table-cell>
          <table:table-cell table:style-name="ce4" office:value-type="float" office:value="233">
            <text:p>233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3-01-01">
            <text:p>1993-01-01</text:p>
          </table:table-cell>
          <table:table-cell table:style-name="ce4" office:value-type="float" office:value="768">
            <text:p>768</text:p>
          </table:table-cell>
          <table:table-cell table:style-name="ce4" office:value-type="float" office:value="1242">
            <text:p>1242</text:p>
          </table:table-cell>
          <table:table-cell table:style-name="ce4" office:value-type="float" office:value="1187">
            <text:p>1187</text:p>
          </table:table-cell>
          <table:table-cell table:style-name="ce4" office:value-type="float" office:value="913">
            <text:p>913</text:p>
          </table:table-cell>
          <table:table-cell table:style-name="ce4" office:value-type="float" office:value="1433">
            <text:p>1433</text:p>
          </table:table-cell>
          <table:table-cell table:style-name="ce4" office:value-type="float" office:value="395">
            <text:p>39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3-04-01">
            <text:p>1993-04-01</text:p>
          </table:table-cell>
          <table:table-cell table:style-name="ce4" office:value-type="float" office:value="655">
            <text:p>655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1645">
            <text:p>1645</text:p>
          </table:table-cell>
          <table:table-cell table:style-name="ce4" office:value-type="float" office:value="1093">
            <text:p>1093</text:p>
          </table:table-cell>
          <table:table-cell table:style-name="ce4" office:value-type="float" office:value="1235">
            <text:p>1235</text:p>
          </table:table-cell>
          <table:table-cell table:style-name="ce4" office:value-type="float" office:value="538">
            <text:p>538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3-07-01">
            <text:p>1993-07-01</text:p>
          </table:table-cell>
          <table:table-cell table:style-name="ce4" office:value-type="float" office:value="593">
            <text:p>593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1673">
            <text:p>1673</text:p>
          </table:table-cell>
          <table:table-cell table:style-name="ce4" office:value-type="float" office:value="1241">
            <text:p>1241</text:p>
          </table:table-cell>
          <table:table-cell table:style-name="ce4" office:value-type="float" office:value="1154">
            <text:p>1154</text:p>
          </table:table-cell>
          <table:table-cell table:style-name="ce4" office:value-type="float" office:value="471">
            <text:p>471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3-10-01">
            <text:p>1993-10-01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1811">
            <text:p>1811</text:p>
          </table:table-cell>
          <table:table-cell table:style-name="ce4" office:value-type="float" office:value="1701">
            <text:p>1701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1030">
            <text:p>1030</text:p>
          </table:table-cell>
          <table:table-cell table:style-name="ce4" office:value-type="float" office:value="557">
            <text:p>557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4-01-01">
            <text:p>1994-01-01</text:p>
          </table:table-cell>
          <table:table-cell table:style-name="ce4" office:value-type="float" office:value="695">
            <text:p>695</text:p>
          </table:table-cell>
          <table:table-cell table:style-name="ce4" office:value-type="float" office:value="2028">
            <text:p>2028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431">
            <text:p>1431</text:p>
          </table:table-cell>
          <table:table-cell table:style-name="ce4" office:value-type="float" office:value="1176">
            <text:p>1176</text:p>
          </table:table-cell>
          <table:table-cell table:style-name="ce4" office:value-type="float" office:value="535">
            <text:p>53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4-04-01">
            <text:p>1994-04-0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1747">
            <text:p>1747</text:p>
          </table:table-cell>
          <table:table-cell table:style-name="ce4" office:value-type="float" office:value="1673">
            <text:p>1673</text:p>
          </table:table-cell>
          <table:table-cell table:style-name="ce4" office:value-type="float" office:value="1396">
            <text:p>1396</text:p>
          </table:table-cell>
          <table:table-cell table:style-name="ce4" office:value-type="float" office:value="2575">
            <text:p>2575</text:p>
          </table:table-cell>
          <table:table-cell table:style-name="ce4" office:value-type="float" office:value="710">
            <text:p>710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4-07-01">
            <text:p>1994-07-01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2128">
            <text:p>2128</text:p>
          </table:table-cell>
          <table:table-cell table:style-name="ce4" office:value-type="float" office:value="2016">
            <text:p>201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54">
            <text:p>1554</text:p>
          </table:table-cell>
          <table:table-cell table:style-name="ce4" office:value-type="float" office:value="525">
            <text:p>52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4-10-01">
            <text:p>1994-10-01</text:p>
          </table:table-cell>
          <table:table-cell table:style-name="ce4" office:value-type="float" office:value="740">
            <text:p>740</text:p>
          </table:table-cell>
          <table:table-cell table:style-name="ce4" office:value-type="float" office:value="1465">
            <text:p>1465</text:p>
          </table:table-cell>
          <table:table-cell table:style-name="ce4" office:value-type="float" office:value="1365">
            <text:p>1365</text:p>
          </table:table-cell>
          <table:table-cell table:style-name="ce4" office:value-type="float" office:value="1240">
            <text:p>1240</text:p>
          </table:table-cell>
          <table:table-cell table:style-name="ce4" office:value-type="float" office:value="1593">
            <text:p>1593</text:p>
          </table:table-cell>
          <table:table-cell table:style-name="ce4" office:value-type="float" office:value="545">
            <text:p>54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5-01-01">
            <text:p>1995-01-01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827">
            <text:p>1827</text:p>
          </table:table-cell>
          <table:table-cell table:style-name="ce4" office:value-type="float" office:value="1380">
            <text:p>1380</text:p>
          </table:table-cell>
          <table:table-cell table:style-name="ce4" office:value-type="float" office:value="1224">
            <text:p>1224</text:p>
          </table:table-cell>
          <table:table-cell table:style-name="ce4" office:value-type="float" office:value="1151">
            <text:p>1151</text:p>
          </table:table-cell>
          <table:table-cell table:style-name="ce4" office:value-type="float" office:value="390">
            <text:p>3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5-04-01">
            <text:p>1995-04-01</text:p>
          </table:table-cell>
          <table:table-cell table:style-name="ce4" office:value-type="float" office:value="630">
            <text:p>630</text:p>
          </table:table-cell>
          <table:table-cell table:style-name="ce4" office:value-type="float" office:value="1567">
            <text:p>1567</text:p>
          </table:table-cell>
          <table:table-cell table:style-name="ce4" office:value-type="float" office:value="1923">
            <text:p>1923</text:p>
          </table:table-cell>
          <table:table-cell table:style-name="ce4" office:value-type="float" office:value="1636">
            <text:p>1636</text:p>
          </table:table-cell>
          <table:table-cell table:style-name="ce4" office:value-type="float" office:value="1568">
            <text:p>1568</text:p>
          </table:table-cell>
          <table:table-cell table:style-name="ce4" office:value-type="float" office:value="800">
            <text:p>800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5-07-01">
            <text:p>1995-07-01</text:p>
          </table:table-cell>
          <table:table-cell table:style-name="ce4" office:value-type="float" office:value="773">
            <text:p>773</text:p>
          </table:table-cell>
          <table:table-cell table:style-name="ce4" office:value-type="float" office:value="1812">
            <text:p>1812</text:p>
          </table:table-cell>
          <table:table-cell table:style-name="ce4" office:value-type="float" office:value="1458">
            <text:p>1458</text:p>
          </table:table-cell>
          <table:table-cell table:style-name="ce4" office:value-type="float" office:value="1366">
            <text:p>1366</text:p>
          </table:table-cell>
          <table:table-cell table:style-name="ce4" office:value-type="float" office:value="1406">
            <text:p>1406</text:p>
          </table:table-cell>
          <table:table-cell table:style-name="ce4" office:value-type="float" office:value="595">
            <text:p>59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5-10-01">
            <text:p>1995-10-01</text:p>
          </table:table-cell>
          <table:table-cell table:style-name="ce4" office:value-type="float" office:value="904">
            <text:p>904</text:p>
          </table:table-cell>
          <table:table-cell table:style-name="ce4" office:value-type="float" office:value="2127">
            <text:p>2127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595">
            <text:p>1595</text:p>
          </table:table-cell>
          <table:table-cell table:style-name="ce4" office:value-type="float" office:value="1379">
            <text:p>1379</text:p>
          </table:table-cell>
          <table:table-cell table:style-name="ce4" office:value-type="float" office:value="485">
            <text:p>48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6-01-01">
            <text:p>1996-01-01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2043">
            <text:p>2043</text:p>
          </table:table-cell>
          <table:table-cell table:style-name="ce4" office:value-type="float" office:value="1554">
            <text:p>1554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1332">
            <text:p>1332</text:p>
          </table:table-cell>
          <table:table-cell table:style-name="ce4" office:value-type="float" office:value="499">
            <text:p>499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6-04-01">
            <text:p>1996-04-01</text:p>
          </table:table-cell>
          <table:table-cell table:style-name="ce4" office:value-type="float" office:value="897">
            <text:p>897</text:p>
          </table:table-cell>
          <table:table-cell table:style-name="ce4" office:value-type="float" office:value="2057">
            <text:p>2057</text:p>
          </table:table-cell>
          <table:table-cell table:style-name="ce4" office:value-type="float" office:value="1837">
            <text:p>1837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613">
            <text:p>1613</text:p>
          </table:table-cell>
          <table:table-cell table:style-name="ce4" office:value-type="float" office:value="594">
            <text:p>59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6-07-01">
            <text:p>1996-07-01</text:p>
          </table:table-cell>
          <table:table-cell table:style-name="ce4" office:value-type="float" office:value="865">
            <text:p>865</text:p>
          </table:table-cell>
          <table:table-cell table:style-name="ce4" office:value-type="float" office:value="1883">
            <text:p>1883</text:p>
          </table:table-cell>
          <table:table-cell table:style-name="ce4" office:value-type="float" office:value="1814">
            <text:p>1814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481">
            <text:p>1481</text:p>
          </table:table-cell>
          <table:table-cell table:style-name="ce4" office:value-type="float" office:value="606">
            <text:p>606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6-10-01">
            <text:p>1996-10-0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2099">
            <text:p>2099</text:p>
          </table:table-cell>
          <table:table-cell table:style-name="ce4" office:value-type="float" office:value="1712">
            <text:p>1712</text:p>
          </table:table-cell>
          <table:table-cell table:style-name="ce4" office:value-type="float" office:value="1519">
            <text:p>1519</text:p>
          </table:table-cell>
          <table:table-cell table:style-name="ce4" office:value-type="float" office:value="1623">
            <text:p>1623</text:p>
          </table:table-cell>
          <table:table-cell table:style-name="ce4" office:value-type="float" office:value="574">
            <text:p>57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7-01-01">
            <text:p>1997-01-01</text:p>
          </table:table-cell>
          <table:table-cell table:style-name="ce4" office:value-type="float" office:value="1070">
            <text:p>1070</text:p>
          </table:table-cell>
          <table:table-cell table:style-name="ce4" office:value-type="float" office:value="2179">
            <text:p>2179</text:p>
          </table:table-cell>
          <table:table-cell table:style-name="ce4" office:value-type="float" office:value="1696">
            <text:p>1696</text:p>
          </table:table-cell>
          <table:table-cell table:style-name="ce4" office:value-type="float" office:value="1637">
            <text:p>1637</text:p>
          </table:table-cell>
          <table:table-cell table:style-name="ce4" office:value-type="float" office:value="1291">
            <text:p>1291</text:p>
          </table:table-cell>
          <table:table-cell table:style-name="ce4" office:value-type="float" office:value="614">
            <text:p>61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7-04-01">
            <text:p>1997-04-01</text:p>
          </table:table-cell>
          <table:table-cell table:style-name="ce4" office:value-type="float" office:value="1071">
            <text:p>1071</text:p>
          </table:table-cell>
          <table:table-cell table:style-name="ce4" office:value-type="float" office:value="2791">
            <text:p>2791</text:p>
          </table:table-cell>
          <table:table-cell table:style-name="ce4" office:value-type="float" office:value="1776">
            <text:p>1776</text:p>
          </table:table-cell>
          <table:table-cell table:style-name="ce4" office:value-type="float" office:value="1293">
            <text:p>1293</text:p>
          </table:table-cell>
          <table:table-cell table:style-name="ce4" office:value-type="float" office:value="2230">
            <text:p>2230</text:p>
          </table:table-cell>
          <table:table-cell table:style-name="ce4" office:value-type="float" office:value="903">
            <text:p>903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7-07-01">
            <text:p>1997-07-01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3364">
            <text:p>3364</text:p>
          </table:table-cell>
          <table:table-cell table:style-name="ce4" office:value-type="float" office:value="2432">
            <text:p>2432</text:p>
          </table:table-cell>
          <table:table-cell table:style-name="ce4" office:value-type="float" office:value="1719">
            <text:p>1719</text:p>
          </table:table-cell>
          <table:table-cell table:style-name="ce4" office:value-type="float" office:value="1921">
            <text:p>1921</text:p>
          </table:table-cell>
          <table:table-cell table:style-name="ce4" office:value-type="float" office:value="998">
            <text:p>998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7-10-01">
            <text:p>1997-10-01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2322">
            <text:p>2322</text:p>
          </table:table-cell>
          <table:table-cell table:style-name="ce4" office:value-type="float" office:value="1701">
            <text:p>1701</text:p>
          </table:table-cell>
          <table:table-cell table:style-name="ce4" office:value-type="float" office:value="1913">
            <text:p>1913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1131">
            <text:p>1131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01-01">
            <text:p>1998-01-01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3641">
            <text:p>3641</text:p>
          </table:table-cell>
          <table:table-cell table:style-name="ce4" office:value-type="float" office:value="1970">
            <text:p>1970</text:p>
          </table:table-cell>
          <table:table-cell table:style-name="ce4" office:value-type="float" office:value="1311">
            <text:p>1311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844">
            <text:p>84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04-01">
            <text:p>1998-04-01</text:p>
          </table:table-cell>
          <table:table-cell table:style-name="ce4" office:value-type="float" office:value="1199">
            <text:p>1199</text:p>
          </table:table-cell>
          <table:table-cell table:style-name="ce4" office:value-type="float" office:value="3907">
            <text:p>3907</text:p>
          </table:table-cell>
          <table:table-cell table:style-name="ce4" office:value-type="float" office:value="2168">
            <text:p>2168</text:p>
          </table:table-cell>
          <table:table-cell table:style-name="ce4" office:value-type="float" office:value="1457">
            <text:p>1457</text:p>
          </table:table-cell>
          <table:table-cell table:style-name="ce4" office:value-type="float" office:value="2299">
            <text:p>2299</text:p>
          </table:table-cell>
          <table:table-cell table:style-name="ce4" office:value-type="float" office:value="1184">
            <text:p>118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07-01">
            <text:p>1998-07-01</text:p>
          </table:table-cell>
          <table:table-cell table:style-name="ce4" office:value-type="float" office:value="1416">
            <text:p>1416</text:p>
          </table:table-cell>
          <table:table-cell table:style-name="ce4" office:value-type="float" office:value="3852">
            <text:p>3852</text:p>
          </table:table-cell>
          <table:table-cell table:style-name="ce4" office:value-type="float" office:value="2509">
            <text:p>2509</text:p>
          </table:table-cell>
          <table:table-cell table:style-name="ce4" office:value-type="float" office:value="1642">
            <text:p>1642</text:p>
          </table:table-cell>
          <table:table-cell table:style-name="ce4" office:value-type="float" office:value="1808">
            <text:p>1808</text:p>
          </table:table-cell>
          <table:table-cell table:style-name="ce4" office:value-type="float" office:value="1170">
            <text:p>1170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10-01">
            <text:p>1998-10-01</text:p>
          </table:table-cell>
          <table:table-cell table:style-name="ce4" office:value-type="float" office:value="1518">
            <text:p>1518</text:p>
          </table:table-cell>
          <table:table-cell table:style-name="ce4" office:value-type="float" office:value="4134">
            <text:p>4134</text:p>
          </table:table-cell>
          <table:table-cell table:style-name="ce4" office:value-type="float" office:value="2271">
            <text:p>2271</text:p>
          </table:table-cell>
          <table:table-cell table:style-name="ce4" office:value-type="float" office:value="1511">
            <text:p>1511</text:p>
          </table:table-cell>
          <table:table-cell table:style-name="ce4" office:value-type="float" office:value="1758">
            <text:p>1758</text:p>
          </table:table-cell>
          <table:table-cell table:style-name="ce4" office:value-type="float" office:value="757">
            <text:p>757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01-01">
            <text:p>1999-01-01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3385">
            <text:p>3385</text:p>
          </table:table-cell>
          <table:table-cell table:style-name="ce4" office:value-type="float" office:value="1660">
            <text:p>1660</text:p>
          </table:table-cell>
          <table:table-cell table:style-name="ce4" office:value-type="float" office:value="1384">
            <text:p>1384</text:p>
          </table:table-cell>
          <table:table-cell table:style-name="ce4" office:value-type="float" office:value="1969">
            <text:p>1969</text:p>
          </table:table-cell>
          <table:table-cell table:style-name="ce4" office:value-type="float" office:value="1325">
            <text:p>132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04-01">
            <text:p>1999-04-01</text:p>
          </table:table-cell>
          <table:table-cell table:style-name="ce4" office:value-type="float" office:value="1140">
            <text:p>1140</text:p>
          </table:table-cell>
          <table:table-cell table:style-name="ce4" office:value-type="float" office:value="2679">
            <text:p>2679</text:p>
          </table:table-cell>
          <table:table-cell table:style-name="ce4" office:value-type="float" office:value="2649">
            <text:p>2649</text:p>
          </table:table-cell>
          <table:table-cell table:style-name="ce4" office:value-type="float" office:value="1388">
            <text:p>1388</text:p>
          </table:table-cell>
          <table:table-cell table:style-name="ce4" office:value-type="float" office:value="2247">
            <text:p>2247</text:p>
          </table:table-cell>
          <table:table-cell table:style-name="ce4" office:value-type="float" office:value="1526">
            <text:p>1526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07-01">
            <text:p>1999-07-01</text:p>
          </table:table-cell>
          <table:table-cell table:style-name="ce4" office:value-type="float" office:value="1174">
            <text:p>1174</text:p>
          </table:table-cell>
          <table:table-cell table:style-name="ce4" office:value-type="float" office:value="3003">
            <text:p>3003</text:p>
          </table:table-cell>
          <table:table-cell table:style-name="ce4" office:value-type="float" office:value="2172">
            <text:p>2172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1999">
            <text:p>1999</text:p>
          </table:table-cell>
          <table:table-cell table:style-name="ce4" office:value-type="float" office:value="1481">
            <text:p>1481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10-01">
            <text:p>1999-10-01</text:p>
          </table:table-cell>
          <table:table-cell table:style-name="ce4" office:value-type="float" office:value="991">
            <text:p>991</text:p>
          </table:table-cell>
          <table:table-cell table:style-name="ce4" office:value-type="float" office:value="3258">
            <text:p>3258</text:p>
          </table:table-cell>
          <table:table-cell table:style-name="ce4" office:value-type="float" office:value="1899">
            <text:p>1899</text:p>
          </table:table-cell>
          <table:table-cell table:style-name="ce4" office:value-type="float" office:value="995">
            <text:p>995</text:p>
          </table:table-cell>
          <table:table-cell table:style-name="ce4" office:value-type="float" office:value="2269">
            <text:p>2269</text:p>
          </table:table-cell>
          <table:table-cell table:style-name="ce4" office:value-type="float" office:value="915">
            <text:p>91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01-01">
            <text:p>2000-01-01</text:p>
          </table:table-cell>
          <table:table-cell table:style-name="ce4" office:value-type="float" office:value="1205">
            <text:p>1205</text:p>
          </table:table-cell>
          <table:table-cell table:style-name="ce4" office:value-type="float" office:value="2825">
            <text:p>2825</text:p>
          </table:table-cell>
          <table:table-cell table:style-name="ce4" office:value-type="float" office:value="1966">
            <text:p>1966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2504">
            <text:p>2504</text:p>
          </table:table-cell>
          <table:table-cell table:style-name="ce4" office:value-type="float" office:value="1210">
            <text:p>121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04-01">
            <text:p>2000-04-01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2816">
            <text:p>2816</text:p>
          </table:table-cell>
          <table:table-cell table:style-name="ce4" office:value-type="float" office:value="2085">
            <text:p>2085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111">
            <text:p>3111</text:p>
          </table:table-cell>
          <table:table-cell table:style-name="ce4" office:value-type="float" office:value="1786">
            <text:p>178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07-01">
            <text:p>2000-07-01</text:p>
          </table:table-cell>
          <table:table-cell table:style-name="ce4" office:value-type="float" office:value="1097">
            <text:p>1097</text:p>
          </table:table-cell>
          <table:table-cell table:style-name="ce4" office:value-type="float" office:value="2825">
            <text:p>2825</text:p>
          </table:table-cell>
          <table:table-cell table:style-name="ce4" office:value-type="float" office:value="2152">
            <text:p>2152</text:p>
          </table:table-cell>
          <table:table-cell table:style-name="ce4" office:value-type="float" office:value="1049">
            <text:p>104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1041">
            <text:p>104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10-01">
            <text:p>2000-10-01</text:p>
          </table:table-cell>
          <table:table-cell table:style-name="ce4" office:value-type="float" office:value="1297">
            <text:p>1297</text:p>
          </table:table-cell>
          <table:table-cell table:style-name="ce4" office:value-type="float" office:value="3062">
            <text:p>3062</text:p>
          </table:table-cell>
          <table:table-cell table:style-name="ce4" office:value-type="float" office:value="1784">
            <text:p>1784</text:p>
          </table:table-cell>
          <table:table-cell table:style-name="ce4" office:value-type="float" office:value="1193">
            <text:p>1193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1101">
            <text:p>11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01-01">
            <text:p>2001-01-01</text:p>
          </table:table-cell>
          <table:table-cell table:style-name="ce4" office:value-type="float" office:value="1142">
            <text:p>1142</text:p>
          </table:table-cell>
          <table:table-cell table:style-name="ce4" office:value-type="float" office:value="3064">
            <text:p>3064</text:p>
          </table:table-cell>
          <table:table-cell table:style-name="ce4" office:value-type="float" office:value="1876">
            <text:p>1876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2635">
            <text:p>2635</text:p>
          </table:table-cell>
          <table:table-cell table:style-name="ce4" office:value-type="float" office:value="1393">
            <text:p>139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04-01">
            <text:p>2001-04-01</text:p>
          </table:table-cell>
          <table:table-cell table:style-name="ce4" office:value-type="float" office:value="1030">
            <text:p>1030</text:p>
          </table:table-cell>
          <table:table-cell table:style-name="ce4" office:value-type="float" office:value="2939">
            <text:p>2939</text:p>
          </table:table-cell>
          <table:table-cell table:style-name="ce4" office:value-type="float" office:value="2102">
            <text:p>2102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2298">
            <text:p>2298</text:p>
          </table:table-cell>
          <table:table-cell table:style-name="ce4" office:value-type="float" office:value="1619">
            <text:p>161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07-01">
            <text:p>2001-07-01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3085">
            <text:p>3085</text:p>
          </table:table-cell>
          <table:table-cell table:style-name="ce4" office:value-type="float" office:value="1843">
            <text:p>1843</text:p>
          </table:table-cell>
          <table:table-cell table:style-name="ce4" office:value-type="float" office:value="1283">
            <text:p>1283</text:p>
          </table:table-cell>
          <table:table-cell table:style-name="ce4" office:value-type="float" office:value="1819">
            <text:p>1819</text:p>
          </table:table-cell>
          <table:table-cell table:style-name="ce4" office:value-type="float" office:value="1284">
            <text:p>1284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10-01">
            <text:p>2001-10-01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3335">
            <text:p>3335</text:p>
          </table:table-cell>
          <table:table-cell table:style-name="ce4" office:value-type="float" office:value="1389">
            <text:p>1389</text:p>
          </table:table-cell>
          <table:table-cell table:style-name="ce4" office:value-type="float" office:value="1046">
            <text:p>1046</text:p>
          </table:table-cell>
          <table:table-cell table:style-name="ce4" office:value-type="float" office:value="2121">
            <text:p>2121</text:p>
          </table:table-cell>
          <table:table-cell table:style-name="ce4" office:value-type="float" office:value="1165">
            <text:p>116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01-01">
            <text:p>2002-01-01</text:p>
          </table:table-cell>
          <table:table-cell table:style-name="ce4" office:value-type="float" office:value="1153">
            <text:p>1153</text:p>
          </table:table-cell>
          <table:table-cell table:style-name="ce4" office:value-type="float" office:value="3738">
            <text:p>3738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173">
            <text:p>1173</text:p>
          </table:table-cell>
          <table:table-cell table:style-name="ce4" office:value-type="float" office:value="1754">
            <text:p>1754</text:p>
          </table:table-cell>
          <table:table-cell table:style-name="ce4" office:value-type="float" office:value="1290">
            <text:p>12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04-01">
            <text:p>2002-04-01</text:p>
          </table:table-cell>
          <table:table-cell table:style-name="ce4" office:value-type="float" office:value="943">
            <text:p>943</text:p>
          </table:table-cell>
          <table:table-cell table:style-name="ce4" office:value-type="float" office:value="3460">
            <text:p>3460</text:p>
          </table:table-cell>
          <table:table-cell table:style-name="ce4" office:value-type="float" office:value="2176">
            <text:p>2176</text:p>
          </table:table-cell>
          <table:table-cell table:style-name="ce4" office:value-type="float" office:value="1211">
            <text:p>1211</text:p>
          </table:table-cell>
          <table:table-cell table:style-name="ce4" office:value-type="float" office:value="2303">
            <text:p>2303</text:p>
          </table:table-cell>
          <table:table-cell table:style-name="ce4" office:value-type="float" office:value="1170">
            <text:p>117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07-01">
            <text:p>2002-07-01</text:p>
          </table:table-cell>
          <table:table-cell table:style-name="ce4" office:value-type="float" office:value="967">
            <text:p>967</text:p>
          </table:table-cell>
          <table:table-cell table:style-name="ce4" office:value-type="float" office:value="3937">
            <text:p>3937</text:p>
          </table:table-cell>
          <table:table-cell table:style-name="ce4" office:value-type="float" office:value="1674">
            <text:p>1674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2439">
            <text:p>2439</text:p>
          </table:table-cell>
          <table:table-cell table:style-name="ce4" office:value-type="float" office:value="1090">
            <text:p>10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10-01">
            <text:p>2002-10-01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4531">
            <text:p>4531</text:p>
          </table:table-cell>
          <table:table-cell table:style-name="ce4" office:value-type="float" office:value="1655">
            <text:p>1655</text:p>
          </table:table-cell>
          <table:table-cell table:style-name="ce4" office:value-type="float" office:value="1189">
            <text:p>1189</text:p>
          </table:table-cell>
          <table:table-cell table:style-name="ce4" office:value-type="float" office:value="2896">
            <text:p>2896</text:p>
          </table:table-cell>
          <table:table-cell table:style-name="ce4" office:value-type="float" office:value="1112">
            <text:p>111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01-01">
            <text:p>2003-01-01</text:p>
          </table:table-cell>
          <table:table-cell table:style-name="ce4" office:value-type="float" office:value="1068">
            <text:p>1068</text:p>
          </table:table-cell>
          <table:table-cell table:style-name="ce4" office:value-type="float" office:value="5030">
            <text:p>5030</text:p>
          </table:table-cell>
          <table:table-cell table:style-name="ce4" office:value-type="float" office:value="1606">
            <text:p>1606</text:p>
          </table:table-cell>
          <table:table-cell table:style-name="ce4" office:value-type="float" office:value="1436">
            <text:p>1436</text:p>
          </table:table-cell>
          <table:table-cell table:style-name="ce4" office:value-type="float" office:value="2529">
            <text:p>2529</text:p>
          </table:table-cell>
          <table:table-cell table:style-name="ce4" office:value-type="float" office:value="1682">
            <text:p>168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04-01">
            <text:p>2003-04-01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4640">
            <text:p>4640</text:p>
          </table:table-cell>
          <table:table-cell table:style-name="ce4" office:value-type="float" office:value="1995">
            <text:p>1995</text:p>
          </table:table-cell>
          <table:table-cell table:style-name="ce4" office:value-type="float" office:value="1315">
            <text:p>1315</text:p>
          </table:table-cell>
          <table:table-cell table:style-name="ce4" office:value-type="float" office:value="2653">
            <text:p>2653</text:p>
          </table:table-cell>
          <table:table-cell table:style-name="ce4" office:value-type="float" office:value="1289">
            <text:p>128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07-01">
            <text:p>2003-07-01</text:p>
          </table:table-cell>
          <table:table-cell table:style-name="ce4" office:value-type="float" office:value="1346">
            <text:p>1346</text:p>
          </table:table-cell>
          <table:table-cell table:style-name="ce4" office:value-type="float" office:value="4447">
            <text:p>4447</text:p>
          </table:table-cell>
          <table:table-cell table:style-name="ce4" office:value-type="float" office:value="2129">
            <text:p>2129</text:p>
          </table:table-cell>
          <table:table-cell table:style-name="ce4" office:value-type="float" office:value="1219">
            <text:p>1219</text:p>
          </table:table-cell>
          <table:table-cell table:style-name="ce4" office:value-type="float" office:value="2148">
            <text:p>2148</text:p>
          </table:table-cell>
          <table:table-cell table:style-name="ce4" office:value-type="float" office:value="1473">
            <text:p>147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10-01">
            <text:p>2003-10-01</text:p>
          </table:table-cell>
          <table:table-cell table:style-name="ce4" office:value-type="float" office:value="1309">
            <text:p>1309</text:p>
          </table:table-cell>
          <table:table-cell table:style-name="ce4" office:value-type="float" office:value="4567">
            <text:p>4567</text:p>
          </table:table-cell>
          <table:table-cell table:style-name="ce4" office:value-type="float" office:value="1385">
            <text:p>1385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2731">
            <text:p>2731</text:p>
          </table:table-cell>
          <table:table-cell table:style-name="ce4" office:value-type="float" office:value="1203">
            <text:p>120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01-01">
            <text:p>2004-01-01</text:p>
          </table:table-cell>
          <table:table-cell table:style-name="ce4" office:value-type="float" office:value="1119">
            <text:p>1119</text:p>
          </table:table-cell>
          <table:table-cell table:style-name="ce4" office:value-type="float" office:value="4523">
            <text:p>4523</text:p>
          </table:table-cell>
          <table:table-cell table:style-name="ce4" office:value-type="float" office:value="1614">
            <text:p>1614</text:p>
          </table:table-cell>
          <table:table-cell table:style-name="ce4" office:value-type="float" office:value="1022">
            <text:p>1022</text:p>
          </table:table-cell>
          <table:table-cell table:style-name="ce4" office:value-type="float" office:value="2780">
            <text:p>2780</text:p>
          </table:table-cell>
          <table:table-cell table:style-name="ce4" office:value-type="float" office:value="1203">
            <text:p>120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04-01">
            <text:p>2004-04-01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4545">
            <text:p>4545</text:p>
          </table:table-cell>
          <table:table-cell table:style-name="ce4" office:value-type="float" office:value="2115">
            <text:p>2115</text:p>
          </table:table-cell>
          <table:table-cell table:style-name="ce4" office:value-type="float" office:value="1281">
            <text:p>1281</text:p>
          </table:table-cell>
          <table:table-cell table:style-name="ce4" office:value-type="float" office:value="3293">
            <text:p>3293</text:p>
          </table:table-cell>
          <table:table-cell table:style-name="ce4" office:value-type="float" office:value="1590">
            <text:p>15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07-01">
            <text:p>2004-07-01</text:p>
          </table:table-cell>
          <table:table-cell table:style-name="ce4" office:value-type="float" office:value="1370">
            <text:p>1370</text:p>
          </table:table-cell>
          <table:table-cell table:style-name="ce4" office:value-type="float" office:value="4531">
            <text:p>4531</text:p>
          </table:table-cell>
          <table:table-cell table:style-name="ce4" office:value-type="float" office:value="2251">
            <text:p>2251</text:p>
          </table:table-cell>
          <table:table-cell table:style-name="ce4" office:value-type="float" office:value="1538">
            <text:p>1538</text:p>
          </table:table-cell>
          <table:table-cell table:style-name="ce4" office:value-type="float" office:value="2613">
            <text:p>2613</text:p>
          </table:table-cell>
          <table:table-cell table:style-name="ce4" office:value-type="float" office:value="1360">
            <text:p>136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10-01">
            <text:p>2004-10-01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4119">
            <text:p>4119</text:p>
          </table:table-cell>
          <table:table-cell table:style-name="ce4" office:value-type="float" office:value="1876">
            <text:p>1876</text:p>
          </table:table-cell>
          <table:table-cell table:style-name="ce4" office:value-type="float" office:value="1387">
            <text:p>1387</text:p>
          </table:table-cell>
          <table:table-cell table:style-name="ce4" office:value-type="float" office:value="3451">
            <text:p>3451</text:p>
          </table:table-cell>
          <table:table-cell table:style-name="ce4" office:value-type="float" office:value="1145">
            <text:p>114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01-01">
            <text:p>2005-01-01</text:p>
          </table:table-cell>
          <table:table-cell table:style-name="ce4" office:value-type="float" office:value="965">
            <text:p>965</text:p>
          </table:table-cell>
          <table:table-cell table:style-name="ce4" office:value-type="float" office:value="5467">
            <text:p>5467</text:p>
          </table:table-cell>
          <table:table-cell table:style-name="ce4" office:value-type="float" office:value="1829">
            <text:p>1829</text:p>
          </table:table-cell>
          <table:table-cell table:style-name="ce4" office:value-type="float" office:value="1366">
            <text:p>1366</text:p>
          </table:table-cell>
          <table:table-cell table:style-name="ce4" office:value-type="float" office:value="2482">
            <text:p>2482</text:p>
          </table:table-cell>
          <table:table-cell table:style-name="ce4" office:value-type="float" office:value="1745">
            <text:p>174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04-01">
            <text:p>2005-04-01</text:p>
          </table:table-cell>
          <table:table-cell table:style-name="ce4" office:value-type="float" office:value="1262">
            <text:p>1262</text:p>
          </table:table-cell>
          <table:table-cell table:style-name="ce4" office:value-type="float" office:value="4960">
            <text:p>4960</text:p>
          </table:table-cell>
          <table:table-cell table:style-name="ce4" office:value-type="float" office:value="2205">
            <text:p>2205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2990">
            <text:p>2990</text:p>
          </table:table-cell>
          <table:table-cell table:style-name="ce4" office:value-type="float" office:value="1232">
            <text:p>123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07-01">
            <text:p>2005-07-01</text:p>
          </table:table-cell>
          <table:table-cell table:style-name="ce4" office:value-type="float" office:value="1426">
            <text:p>1426</text:p>
          </table:table-cell>
          <table:table-cell table:style-name="ce4" office:value-type="float" office:value="5252">
            <text:p>5252</text:p>
          </table:table-cell>
          <table:table-cell table:style-name="ce4" office:value-type="float" office:value="2309">
            <text:p>2309</text:p>
          </table:table-cell>
          <table:table-cell table:style-name="ce4" office:value-type="float" office:value="1447">
            <text:p>1447</text:p>
          </table:table-cell>
          <table:table-cell table:style-name="ce4" office:value-type="float" office:value="2860">
            <text:p>2860</text:p>
          </table:table-cell>
          <table:table-cell table:style-name="ce4" office:value-type="float" office:value="1071">
            <text:p>107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10-01">
            <text:p>2005-10-01</text:p>
          </table:table-cell>
          <table:table-cell table:style-name="ce4" office:value-type="float" office:value="1289">
            <text:p>1289</text:p>
          </table:table-cell>
          <table:table-cell table:style-name="ce4" office:value-type="float" office:value="4691">
            <text:p>4691</text:p>
          </table:table-cell>
          <table:table-cell table:style-name="ce4" office:value-type="float" office:value="2170">
            <text:p>2170</text:p>
          </table:table-cell>
          <table:table-cell table:style-name="ce4" office:value-type="float" office:value="1566">
            <text:p>1566</text:p>
          </table:table-cell>
          <table:table-cell table:style-name="ce4" office:value-type="float" office:value="2381">
            <text:p>2381</text:p>
          </table:table-cell>
          <table:table-cell table:style-name="ce4" office:value-type="float" office:value="626">
            <text:p>62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01-01">
            <text:p>2006-01-01</text:p>
          </table:table-cell>
          <table:table-cell table:style-name="ce4" office:value-type="float" office:value="1474">
            <text:p>1474</text:p>
          </table:table-cell>
          <table:table-cell table:style-name="ce4" office:value-type="float" office:value="6002">
            <text:p>6002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1396">
            <text:p>1396</text:p>
          </table:table-cell>
          <table:table-cell table:style-name="ce4" office:value-type="float" office:value="3070">
            <text:p>3070</text:p>
          </table:table-cell>
          <table:table-cell table:style-name="ce4" office:value-type="float" office:value="1060">
            <text:p>106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04-01">
            <text:p>2006-04-01</text:p>
          </table:table-cell>
          <table:table-cell table:style-name="ce4" office:value-type="float" office:value="1336">
            <text:p>1336</text:p>
          </table:table-cell>
          <table:table-cell table:style-name="ce4" office:value-type="float" office:value="5864">
            <text:p>5864</text:p>
          </table:table-cell>
          <table:table-cell table:style-name="ce4" office:value-type="float" office:value="2539">
            <text:p>2539</text:p>
          </table:table-cell>
          <table:table-cell table:style-name="ce4" office:value-type="float" office:value="1528">
            <text:p>1528</text:p>
          </table:table-cell>
          <table:table-cell table:style-name="ce4" office:value-type="float" office:value="3122">
            <text:p>3122</text:p>
          </table:table-cell>
          <table:table-cell table:style-name="ce4" office:value-type="float" office:value="879">
            <text:p>87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07-01">
            <text:p>2006-07-01</text:p>
          </table:table-cell>
          <table:table-cell table:style-name="ce4" office:value-type="float" office:value="845">
            <text:p>845</text:p>
          </table:table-cell>
          <table:table-cell table:style-name="ce4" office:value-type="float" office:value="5402">
            <text:p>5402</text:p>
          </table:table-cell>
          <table:table-cell table:style-name="ce4" office:value-type="float" office:value="2666">
            <text:p>2666</text:p>
          </table:table-cell>
          <table:table-cell table:style-name="ce4" office:value-type="float" office:value="1084">
            <text:p>1084</text:p>
          </table:table-cell>
          <table:table-cell table:style-name="ce4" office:value-type="float" office:value="2337">
            <text:p>2337</text:p>
          </table:table-cell>
          <table:table-cell table:style-name="ce4" office:value-type="float" office:value="539">
            <text:p>53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10-01">
            <text:p>2006-10-01</text:p>
          </table:table-cell>
          <table:table-cell table:style-name="ce4" office:value-type="float" office:value="871">
            <text:p>871</text:p>
          </table:table-cell>
          <table:table-cell table:style-name="ce4" office:value-type="float" office:value="5666">
            <text:p>5666</text:p>
          </table:table-cell>
          <table:table-cell table:style-name="ce4" office:value-type="float" office:value="1587">
            <text:p>1587</text:p>
          </table:table-cell>
          <table:table-cell table:style-name="ce4" office:value-type="float" office:value="1078">
            <text:p>1078</text:p>
          </table:table-cell>
          <table:table-cell table:style-name="ce4" office:value-type="float" office:value="2551">
            <text:p>2551</text:p>
          </table:table-cell>
          <table:table-cell table:style-name="ce4" office:value-type="float" office:value="589">
            <text:p>58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01-01">
            <text:p>2007-01-01</text:p>
          </table:table-cell>
          <table:table-cell table:style-name="ce4" office:value-type="float" office:value="880">
            <text:p>880</text:p>
          </table:table-cell>
          <table:table-cell table:style-name="ce4" office:value-type="float" office:value="5734">
            <text:p>5734</text:p>
          </table:table-cell>
          <table:table-cell table:style-name="ce4" office:value-type="float" office:value="2604">
            <text:p>2604</text:p>
          </table:table-cell>
          <table:table-cell table:style-name="ce4" office:value-type="float" office:value="1561">
            <text:p>1561</text:p>
          </table:table-cell>
          <table:table-cell table:style-name="ce4" office:value-type="float" office:value="2362">
            <text:p>2362</text:p>
          </table:table-cell>
          <table:table-cell table:style-name="ce4" office:value-type="float" office:value="882">
            <text:p>88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04-01">
            <text:p>2007-04-01</text:p>
          </table:table-cell>
          <table:table-cell table:style-name="ce4" office:value-type="float" office:value="833">
            <text:p>833</text:p>
          </table:table-cell>
          <table:table-cell table:style-name="ce4" office:value-type="float" office:value="5055">
            <text:p>5055</text:p>
          </table:table-cell>
          <table:table-cell table:style-name="ce4" office:value-type="float" office:value="2223">
            <text:p>2223</text:p>
          </table:table-cell>
          <table:table-cell table:style-name="ce4" office:value-type="float" office:value="959">
            <text:p>959</text:p>
          </table:table-cell>
          <table:table-cell table:style-name="ce4" office:value-type="float" office:value="2409">
            <text:p>2409</text:p>
          </table:table-cell>
          <table:table-cell table:style-name="ce4" office:value-type="float" office:value="584">
            <text:p>584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07-01">
            <text:p>2007-07-01</text:p>
          </table:table-cell>
          <table:table-cell table:style-name="ce4" office:value-type="float" office:value="870">
            <text:p>870</text:p>
          </table:table-cell>
          <table:table-cell table:style-name="ce4" office:value-type="float" office:value="4774">
            <text:p>4774</text:p>
          </table:table-cell>
          <table:table-cell table:style-name="ce4" office:value-type="float" office:value="2263">
            <text:p>2263</text:p>
          </table:table-cell>
          <table:table-cell table:style-name="ce4" office:value-type="float" office:value="942">
            <text:p>942</text:p>
          </table:table-cell>
          <table:table-cell table:style-name="ce4" office:value-type="float" office:value="2138">
            <text:p>2138</text:p>
          </table:table-cell>
          <table:table-cell table:style-name="ce4" office:value-type="float" office:value="501">
            <text:p>5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10-01">
            <text:p>2007-10-01</text:p>
          </table:table-cell>
          <table:table-cell table:style-name="ce4" office:value-type="float" office:value="686">
            <text:p>686</text:p>
          </table:table-cell>
          <table:table-cell table:style-name="ce4" office:value-type="float" office:value="4895">
            <text:p>4895</text:p>
          </table:table-cell>
          <table:table-cell table:style-name="ce4" office:value-type="float" office:value="1655">
            <text:p>1655</text:p>
          </table:table-cell>
          <table:table-cell table:style-name="ce4" office:value-type="float" office:value="874">
            <text:p>874</text:p>
          </table:table-cell>
          <table:table-cell table:style-name="ce4" office:value-type="float" office:value="1738">
            <text:p>1738</text:p>
          </table:table-cell>
          <table:table-cell table:style-name="ce4" office:value-type="float" office:value="509">
            <text:p>50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01-01">
            <text:p>2008-01-01</text:p>
          </table:table-cell>
          <table:table-cell table:style-name="ce4" office:value-type="float" office:value="904">
            <text:p>904</text:p>
          </table:table-cell>
          <table:table-cell table:style-name="ce4" office:value-type="float" office:value="3881">
            <text:p>3881</text:p>
          </table:table-cell>
          <table:table-cell table:style-name="ce4" office:value-type="float" office:value="1405">
            <text:p>1405</text:p>
          </table:table-cell>
          <table:table-cell table:style-name="ce4" office:value-type="float" office:value="746">
            <text:p>746</text:p>
          </table:table-cell>
          <table:table-cell table:style-name="ce4" office:value-type="float" office:value="1398">
            <text:p>1398</text:p>
          </table:table-cell>
          <table:table-cell table:style-name="ce4" office:value-type="float" office:value="405">
            <text:p>40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04-01">
            <text:p>2008-04-01</text:p>
          </table:table-cell>
          <table:table-cell table:style-name="ce4" office:value-type="float" office:value="695">
            <text:p>695</text:p>
          </table:table-cell>
          <table:table-cell table:style-name="ce4" office:value-type="float" office:value="3744">
            <text:p>3744</text:p>
          </table:table-cell>
          <table:table-cell table:style-name="ce4" office:value-type="float" office:value="1666">
            <text:p>1666</text:p>
          </table:table-cell>
          <table:table-cell table:style-name="ce4" office:value-type="float" office:value="653">
            <text:p>653</text:p>
          </table:table-cell>
          <table:table-cell table:style-name="ce4" office:value-type="float" office:value="1725">
            <text:p>1725</text:p>
          </table:table-cell>
          <table:table-cell table:style-name="ce4" office:value-type="float" office:value="686">
            <text:p>68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07-01">
            <text:p>2008-07-01</text:p>
          </table:table-cell>
          <table:table-cell table:style-name="ce4" office:value-type="float" office:value="451">
            <text:p>451</text:p>
          </table:table-cell>
          <table:table-cell table:style-name="ce4" office:value-type="float" office:value="3523">
            <text:p>3523</text:p>
          </table:table-cell>
          <table:table-cell table:style-name="ce4" office:value-type="float" office:value="1263">
            <text:p>1263</text:p>
          </table:table-cell>
          <table:table-cell table:style-name="ce4" office:value-type="float" office:value="754">
            <text:p>754</text:p>
          </table:table-cell>
          <table:table-cell table:style-name="ce4" office:value-type="float" office:value="1004">
            <text:p>1004</text:p>
          </table:table-cell>
          <table:table-cell table:style-name="ce4" office:value-type="float" office:value="360">
            <text:p>36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10-01">
            <text:p>2008-10-01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2767">
            <text:p>2767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970">
            <text:p>970</text:p>
          </table:table-cell>
          <table:table-cell table:style-name="ce4" office:value-type="float" office:value="187">
            <text:p>187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01-01">
            <text:p>2009-01-01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288">
            <text:p>2288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691">
            <text:p>691</text:p>
          </table:table-cell>
          <table:table-cell table:style-name="ce4" office:value-type="float" office:value="230">
            <text:p>23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04-01">
            <text:p>2009-04-01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1990">
            <text:p>1990</text:p>
          </table:table-cell>
          <table:table-cell table:style-name="ce4" office:value-type="float" office:value="575">
            <text:p>575</text:p>
          </table:table-cell>
          <table:table-cell table:style-name="ce4" office:value-type="float" office:value="338">
            <text:p>338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301">
            <text:p>3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07-01">
            <text:p>2009-07-01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2388">
            <text:p>2388</text:p>
          </table:table-cell>
          <table:table-cell table:style-name="ce4" office:value-type="float" office:value="614">
            <text:p>614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225">
            <text:p>22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10-01">
            <text:p>2009-10-01</text:p>
          </table:table-cell>
          <table:table-cell table:style-name="ce4" office:value-type="float" office:value="352">
            <text:p>352</text:p>
          </table:table-cell>
          <table:table-cell table:style-name="ce4" office:value-type="float" office:value="2398">
            <text:p>2398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407">
            <text:p>407</text:p>
          </table:table-cell>
          <table:table-cell table:style-name="ce4" office:value-type="float" office:value="477">
            <text:p>477</text:p>
          </table:table-cell>
          <table:table-cell table:style-name="ce4" office:value-type="float" office:value="207">
            <text:p>207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01-01">
            <text:p>2010-01-01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2540">
            <text:p>2540</text:p>
          </table:table-cell>
          <table:table-cell table:style-name="ce4" office:value-type="float" office:value="852">
            <text:p>852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757">
            <text:p>757</text:p>
          </table:table-cell>
          <table:table-cell table:style-name="ce4" office:value-type="float" office:value="333">
            <text:p>33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04-01">
            <text:p>2010-04-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841">
            <text:p>841</text:p>
          </table:table-cell>
          <table:table-cell table:style-name="ce4" office:value-type="float" office:value="407">
            <text:p>407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07-01">
            <text:p>2010-07-01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930">
            <text:p>930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107">
            <text:p>1107</text:p>
          </table:table-cell>
          <table:table-cell table:style-name="ce4" office:value-type="float" office:value="224">
            <text:p>224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10-01">
            <text:p>2010-10-01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854">
            <text:p>1854</text:p>
          </table:table-cell>
          <table:table-cell table:style-name="ce4" office:value-type="float" office:value="809">
            <text:p>809</text:p>
          </table:table-cell>
          <table:table-cell table:style-name="ce4" office:value-type="float" office:value="429">
            <text:p>42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190">
            <text:p>1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01-01">
            <text:p>2011-01-01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579">
            <text:p>579</text:p>
          </table:table-cell>
          <table:table-cell table:style-name="ce4" office:value-type="float" office:value="367">
            <text:p>367</text:p>
          </table:table-cell>
          <table:table-cell table:style-name="ce4" office:value-type="float" office:value="1021">
            <text:p>1021</text:p>
          </table:table-cell>
          <table:table-cell table:style-name="ce4"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04-01">
            <text:p>2011-04-01</text:p>
          </table:table-cell>
          <table:table-cell table:style-name="ce4" office:value-type="float" office:value="564">
            <text:p>564</text:p>
          </table:table-cell>
          <table:table-cell table:style-name="ce4" office:value-type="float" office:value="2761">
            <text:p>2761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1582">
            <text:p>1582</text:p>
          </table:table-cell>
          <table:table-cell table:style-name="ce4" office:value-type="float" office:value="468">
            <text:p>468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07-01">
            <text:p>2011-07-01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2683">
            <text:p>2683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857">
            <text:p>857</text:p>
          </table:table-cell>
          <table:table-cell table:style-name="ce4" office:value-type="float" office:value="406">
            <text:p>40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10-01">
            <text:p>2011-10-01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2795">
            <text:p>2795</text:p>
          </table:table-cell>
          <table:table-cell table:style-name="ce4" office:value-type="float" office:value="849">
            <text:p>849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1112">
            <text:p>1112</text:p>
          </table:table-cell>
          <table:table-cell table:style-name="ce4" office:value-type="float" office:value="375">
            <text:p>37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01-01">
            <text:p>2012-01-01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3283">
            <text:p>3283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493">
            <text:p>493</text:p>
          </table:table-cell>
          <table:table-cell table:style-name="ce4" office:value-type="float" office:value="1418">
            <text:p>1418</text:p>
          </table:table-cell>
          <table:table-cell table:style-name="ce4" office:value-type="float" office:value="401">
            <text:p>4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04-01">
            <text:p>2012-04-01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3085">
            <text:p>3085</text:p>
          </table:table-cell>
          <table:table-cell table:style-name="ce4" office:value-type="float" office:value="1607">
            <text:p>1607</text:p>
          </table:table-cell>
          <table:table-cell table:style-name="ce4" office:value-type="float" office:value="654">
            <text:p>654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07-01">
            <text:p>2012-07-01</text:p>
          </table:table-cell>
          <table:table-cell table:style-name="ce4" office:value-type="float" office:value="1221">
            <text:p>1221</text:p>
          </table:table-cell>
          <table:table-cell table:style-name="ce4" office:value-type="float" office:value="3870">
            <text:p>3870</text:p>
          </table:table-cell>
          <table:table-cell table:style-name="ce4" office:value-type="float" office:value="1643">
            <text:p>1643</text:p>
          </table:table-cell>
          <table:table-cell table:style-name="ce4" office:value-type="float" office:value="778">
            <text:p>778</text:p>
          </table:table-cell>
          <table:table-cell table:style-name="ce4" office:value-type="float" office:value="1215">
            <text:p>1215</text:p>
          </table:table-cell>
          <table:table-cell table:style-name="ce4"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10-01">
            <text:p>2012-10-01</text:p>
          </table:table-cell>
          <table:table-cell table:style-name="ce4" office:value-type="float" office:value="693">
            <text:p>693</text:p>
          </table:table-cell>
          <table:table-cell table:style-name="ce4" office:value-type="float" office:value="4370">
            <text:p>4370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692">
            <text:p>692</text:p>
          </table:table-cell>
          <table:table-cell table:style-name="ce4" office:value-type="float" office:value="1409">
            <text:p>1409</text:p>
          </table:table-cell>
          <table:table-cell table:style-name="ce4" office:value-type="float" office:value="383">
            <text:p>38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3-01-01">
            <text:p>2013-01-01</text:p>
          </table:table-cell>
          <table:table-cell table:style-name="ce4" office:value-type="float" office:value="845">
            <text:p>845</text:p>
          </table:table-cell>
          <table:table-cell table:style-name="ce4" office:value-type="float" office:value="4173">
            <text:p>4173</text:p>
          </table:table-cell>
          <table:table-cell table:style-name="ce4" office:value-type="float" office:value="1329">
            <text:p>1329</text:p>
          </table:table-cell>
          <table:table-cell table:style-name="ce4" office:value-type="float" office:value="1042">
            <text:p>1042</text:p>
          </table:table-cell>
          <table:table-cell table:style-name="ce4" office:value-type="float" office:value="1787">
            <text:p>1787</text:p>
          </table:table-cell>
          <table:table-cell table:style-name="ce4" office:value-type="float" office:value="569">
            <text:p>56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3-04-01">
            <text:p>2013-04-01</text:p>
          </table:table-cell>
          <table:table-cell table:style-name="ce4" office:value-type="float" office:value="1143">
            <text:p>1143</text:p>
          </table:table-cell>
          <table:table-cell table:style-name="ce4" office:value-type="float" office:value="3897">
            <text:p>3897</text:p>
          </table:table-cell>
          <table:table-cell table:style-name="ce4" office:value-type="float" office:value="1497">
            <text:p>1497</text:p>
          </table:table-cell>
          <table:table-cell table:style-name="ce4" office:value-type="float" office:value="879">
            <text:p>879</text:p>
          </table:table-cell>
          <table:table-cell table:style-name="ce4" office:value-type="float" office:value="2004">
            <text:p>2004</text:p>
          </table:table-cell>
          <table:table-cell table:style-name="ce4" office:value-type="float" office:value="738">
            <text:p>738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3-07-01">
            <text:p>2013-07-01</text:p>
          </table:table-cell>
          <table:table-cell table:style-name="ce4" office:value-type="float" office:value="699">
            <text:p>699</text:p>
          </table:table-cell>
          <table:table-cell table:style-name="ce4" office:value-type="float" office:value="4075">
            <text:p>4075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863">
            <text:p>863</text:p>
          </table:table-cell>
          <table:table-cell table:style-name="ce4" office:value-type="float" office:value="1909">
            <text:p>1909</text:p>
          </table:table-cell>
          <table:table-cell table:style-name="ce4" office:value-type="float" office:value="520">
            <text:p>520</text:p>
          </table:table-cell>
          <table:table-cell table:number-columns-repeated="1017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f uni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default-cell-style-name="ce5"/>
        <table:table-column table:style-name="co8" table:number-columns-repeated="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2" svg:width="1.1413in" svg:height="0.2346in" svg:x="9.7992in" svg:y="0.0079in" draw:caption-point-x="-0.2402in" draw:caption-point-y="0.3398in">
              <dc:date>2014-01-24T00:00:00</dc:date>
              <text:p text:style-name="P1"><text:span text:style-name="T1">SF Planning p. 6</text:span></text:p>
            </office:annotation>
            <text:p>346643</text:p>
          </table:table-cell>
          <table:table-cell table:number-columns-repeated="4"/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prices.A1:prices.G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5" number:min-integer-digits="1"/>
    </number:number-style>
    <number:number-style style:name="N126">
      <number:number number:decimal-places="1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1-24T06:47:24</meta:creation-date>
    <dc:date>2014-01-27T17:10:01</dc:date>
    <dc:creator>Lewis </dc:creator>
    <meta:editing-duration>PT4H44M43S</meta:editing-duration>
    <meta:editing-cycles>12</meta:editing-cycles>
    <meta:generator>LibreOffice/3.5$Linux_X86_64 LibreOffice_project/350m1$Build-2</meta:generator>
    <meta:document-statistic meta:table-count="3" meta:cell-count="2268" meta:object-count="0"/>
  </office:meta>
</office:document-meta>
</file>